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063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7638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fo:border-left="none" fo:border-right="none" fo:border-top="none"/>
    </style:style>
  </office:automatic-styles>
  <office:body>
    <office:spreadsheet>
      <table:table table:name="nix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ix</text:p>
          </table:table-cell>
        </table:table-row>
        <table:table-row table:style-name="ro1">
          <table:table-cell office:value-type="string" calcext:value-type="string">
            <text:p><text:s/>&lt;http://dbpedia.org/ontology/AcademicJournal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Activity&gt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&lt;http://dbpedia.org/ontology/Acto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AdministrativeRegion&gt;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s/>&lt;http://dbpedia.org/ontology/AdultActo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Agent&gt;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<text:s/>&lt;http://dbpedia.org/ontology/Aircraft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&lt;http://dbpedia.org/ontology/Airlin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Airpor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dbpedia.org/ontology/Album&gt;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s/>&lt;http://dbpedia.org/ontology/AmateurBox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Ambassado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AmericanFootballLeagu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AmericanFootballPlayer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AmericanFootballTea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Amphibian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AnatomicalStructure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&lt;http://dbpedia.org/ontology/Animal&gt;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/>&lt;http://dbpedia.org/ontology/AnimangaCharact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Anim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Arachnid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Archaea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Architec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ArchitecturalStructure&gt;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<text:s/>&lt;http://dbpedia.org/ontology/Artery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Artist&gt;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s/>&lt;http://dbpedia.org/ontology/ArtistDiscography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Artwork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Astronaut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&lt;http://dbpedia.org/ontology/Athlete&gt;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<text:s/>&lt;http://dbpedia.org/ontology/AustralianFootballLeagu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AustralianRulesFootball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Automobile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&lt;http://dbpedia.org/ontology/AutomobileEngine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AutoRacingLeagu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Award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Bacteria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Badminton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Band&gt;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s/>&lt;http://dbpedia.org/ontology/BaseballLeagu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BaseballPlay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BasketballLeagu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BasketballPlaye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BasketballTeam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BeachVolleyballPlay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BeautyQueen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Beverag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BiologicalDatabase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Biomolecul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Bird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Bodybuild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BodyOfWater&gt;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<text:s/>&lt;http://dbpedia.org/ontology/Bone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Book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Box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Brain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Bridge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BritishRoyalty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Broadcaster&gt;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s/>&lt;http://dbpedia.org/ontology/BroadcastNetwork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Building&gt;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s/>&lt;http://dbpedia.org/ontology/CanadianFootballLeagu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anadianFootballTea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anal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&lt;http://dbpedia.org/ontology/Cardinal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areerStation&gt;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&lt;http://dbpedia.org/ontology/Cartoon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as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Castl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av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CelestialBody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hancello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hef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hemicalCompound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ChemicalSubstanc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Chess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hristianBishop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/>&lt;http://dbpedia.org/ontology/City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&lt;http://dbpedia.org/ontology/Cleric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&lt;http://dbpedia.org/ontology/ClericalAdministrativeRegion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dbpedia.org/ontology/ClubMoss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College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CollegeCoach&gt;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s/>&lt;http://dbpedia.org/ontology/Colour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/>&lt;http://dbpedia.org/ontology/Comedian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ComedyGroup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omics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omicsCharacte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ComicsCreato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Company&gt;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s/>&lt;http://dbpedia.org/ontology/Congressman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Conifer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Continen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Convention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Country&gt;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<text:s/>&lt;http://dbpedia.org/ontology/Cricket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CricketLeagu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Criminal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Crustacean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ultivatedVariety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Curl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urrency&gt;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&lt;http://dbpedia.org/ontology/Cycad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CyclingTea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Cyclis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Darts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Database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Device&gt;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s/>&lt;http://dbpedia.org/ontology/Diocese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dbpedia.org/ontology/Disease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&lt;http://dbpedia.org/ontology/Drug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Economi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EducationalInstitution&gt;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s/>&lt;http://dbpedia.org/ontology/Election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Embryology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Engine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Enzyme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EthnicGroup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Eukaryote&gt;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s/>&lt;http://dbpedia.org/ontology/EurovisionSongContestEntry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Event&gt;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&lt;http://dbpedia.org/ontology/FashionDesign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Fern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FictionalCharacter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dbpedia.org/ontology/FieldHockeyLeagu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FigureSkater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dbpedia.org/ontology/Film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FilmFestival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Fish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FloweringPlant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Food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FootballLeagueSeason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FootballMatch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dbpedia.org/ontology/FormulaOneRac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Fungus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GaelicGames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Galaxy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Game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Gene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GeneLocation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Genre&gt;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&lt;http://dbpedia.org/ontology/Ginkgo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GivenName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Gnetophytes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GolfLeagu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GolfPlay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GovernmentAgency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Governo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GrandPrix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Grap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GreenAlga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GridironFootballPlayer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Gymna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HandballLeagu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Handball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HistoricBuilding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HistoricPlac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HockeyTeam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Holiday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HollywoodCartoon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HorseTrainer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Hospital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Hotel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HumanGene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HumanGeneLocation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IceHockeyLeagu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IceHockey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InformationAppliance&gt;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s/>&lt;http://dbpedia.org/ontology/Infrastructure&gt;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s/>&lt;http://dbpedia.org/ontology/InlineHockeyLeagu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Insec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Island&gt;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&lt;http://dbpedia.org/ontology/Jockey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Journalist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Judg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LacrosseLeagu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Lacrosse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Lake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Language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&lt;http://dbpedia.org/ontology/LaunchPad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LawFirm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LegalCas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Legislature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&lt;http://dbpedia.org/ontology/Library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/>&lt;http://dbpedia.org/ontology/Ligament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Lighthous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Locomotiv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LunarCrater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Lymph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Magazine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dbpedia.org/ontology/Mammal&gt;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s/>&lt;http://dbpedia.org/ontology/Manga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MartialArtis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Mayo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MeanOfTransportation&gt;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s/>&lt;http://dbpedia.org/ontology/Medician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MemberOfParliament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MilitaryConflict&gt;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s/>&lt;http://dbpedia.org/ontology/MilitaryPerson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&lt;http://dbpedia.org/ontology/MilitaryStructur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MilitaryUnit&gt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&lt;http://dbpedia.org/ontology/Mineral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MixedMartialArtsEven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MixedMartialArtsLeagu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Model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Mollusca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Monarch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Monument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Moss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MotorcycleRacingLeagu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MotorcycleRid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MotorsportSeason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Mountain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dbpedia.org/ontology/MountainRang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MouseGene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MouseGeneLocation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Murdere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Muscle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Museum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&lt;http://dbpedia.org/ontology/Musical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MusicalArtist&gt;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s/>&lt;http://dbpedia.org/ontology/MusicalWork&gt;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s/>&lt;http://dbpedia.org/ontology/MusicFestival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MusicGenre&gt;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&lt;http://dbpedia.org/ontology/Name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NascarDriv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NationalCollegiateAthleticAssociationAthlet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NationalFootballLeagueSeason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NaturalPlace&gt;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s/>&lt;http://dbpedia.org/ontology/NCAATeamSeason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Nerve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Netball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Newspap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Nobl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Non-ProfitOrganisation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OfficeHolder&gt;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s/>&lt;http://dbpedia.org/ontology/OlympicEvent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OlympicResult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Olympics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Organisation&gt;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<text:s/>&lt;http://dbpedia.org/ontology/OrganisationMembe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Park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PeriodicalLiterature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Person&gt;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<text:s/>&lt;http://dbpedia.org/ontology/PersonFunction&gt;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&lt;http://dbpedia.org/ontology/Philosoph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Place&gt;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<text:s/>&lt;http://dbpedia.org/ontology/Planet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Plant&gt;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&lt;http://dbpedia.org/ontology/Play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PlayboyPlaymat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Poker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PoliticalParty&gt;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s/>&lt;http://dbpedia.org/ontology/Politician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&lt;http://dbpedia.org/ontology/PoloLeagu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PopulatedPlace&gt;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<text:s/>&lt;http://dbpedia.org/ontology/PowerStation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Present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President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PrimeMiniste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Prison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ProgrammingLanguage&gt;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&lt;http://dbpedia.org/ontology/Project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ProtectedArea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Protein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PublicTransitSystem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Publishe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Rac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Racecours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RaceHorse&gt;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s/>&lt;http://dbpedia.org/ontology/RaceTrack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RacingDrive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RadioHo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RadioProgram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RadioStation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&lt;http://dbpedia.org/ontology/RailwayLine&gt;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&lt;http://dbpedia.org/ontology/RailwayStation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RailwayTunnel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RecordLabel&gt;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s/>&lt;http://dbpedia.org/ontology/Region&gt;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s/>&lt;http://dbpedia.org/ontology/Religious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ReligiousBuilding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Reptil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ResearchProject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Restauran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River&gt;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/>&lt;http://dbpedia.org/ontology/Road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dbpedia.org/ontology/RoadJunction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RoadTunnel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Rocket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RouteOfTransportation&gt;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s/>&lt;http://dbpedia.org/ontology/Royalty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RugbyClub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RugbyLeagu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RugbyPlay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Saint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Sales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&lt;http://dbpedia.org/ontology/School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&lt;http://dbpedia.org/ontology/Scientist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&lt;http://dbpedia.org/ontology/Senato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Settlement&gt;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<text:s/>&lt;http://dbpedia.org/ontology/Ship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ShoppingMall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Singl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SiteOfSpecialScientificInterest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Skat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SkiArea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Ski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Skyscrap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SnookerChamp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SnookerPlay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SnookerWorldRanking&gt;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&lt;http://dbpedia.org/ontology/SoapCharact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SoccerClub&gt;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s/>&lt;http://dbpedia.org/ontology/SoccerClubSeason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SoccerLeagu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SoccerManager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&lt;http://dbpedia.org/ontology/SoccerPlayer&gt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&lt;http://dbpedia.org/ontology/SoftballLeagu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Software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&lt;http://dbpedia.org/ontology/Song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Spacecraft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SpaceMission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SpaceShuttle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SpaceStation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Species&gt;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<text:s/>&lt;http://dbpedia.org/ontology/SpeedwayLeagu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SpeedwayRid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SpeedwayTeam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Sport&gt;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s/>&lt;http://dbpedia.org/ontology/SportCompetitionResult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SportFacility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dbpedia.org/ontology/SportsEvent&gt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&lt;http://dbpedia.org/ontology/SportsLeague&gt;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s/>&lt;http://dbpedia.org/ontology/SportsManager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&lt;http://dbpedia.org/ontology/SportsSeason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SportsTeam&gt;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s/>&lt;http://dbpedia.org/ontology/SportsTeamMembe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SportsTeamSeason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Squash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Stadium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Star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Station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Stream&gt;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s/>&lt;http://dbpedia.org/ontology/SumoWrestl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SupremeCourtOfTheUnitedStatesCas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Swimm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TableTennisPlayer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TelevisionEpisod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TelevisionHos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TelevisionSeason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TelevisionShow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TelevisionStation&gt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&lt;http://dbpedia.org/ontology/TennisLeagu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TennisPlay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TennisTournamen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Theatre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TimePeriod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&lt;http://dbpedia.org/ontology/TopicalConcept&gt;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&lt;http://dbpedia.org/ontology/Town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TradeUnion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Train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&lt;http://dbpedia.org/ontology/Tunnel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dbpedia.org/ontology/UnitOfWork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University&gt;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s/>&lt;http://dbpedia.org/ontology/Valley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Vein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dbpedia.org/ontology/Venue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VideoGam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VideogamesLeagu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Village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Volcano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VolleyballCoach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VolleyballLeagu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VolleyballPlayer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WaterwayTunnel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Weapon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Websit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WineRegion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dbpedia.org/ontology/WomensTennisAssociationTournamen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dbpedia.org/ontology/Work&gt;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s/>&lt;http://dbpedia.org/ontology/WorldHeritageSit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dbpedia.org/ontology/Wrestle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WrestlingEvent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dbpedia.org/ontology/Write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dbpedia.org/ontology/WrittenWork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&lt;http://dbpedia.org/ontology/Year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&lt;http://dbpedia.org/ontology/YearInSpaceflight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&lt;http://purl.org/ontology/bibo/Book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schema.org/AdministrativeArea&gt;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s/>&lt;http://schema.org/Airport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schema.org/BodyOfWater&gt;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<text:s/>&lt;http://schema.org/Book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schema.org/Canal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&lt;http://schema.org/City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&lt;http://schema.org/CollegeOrUniversity&gt;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s/>&lt;http://schema.org/Continen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schema.org/Country&gt;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<text:s/>&lt;http://schema.org/CreativeWork&gt;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s/>&lt;http://schema.org/EducationalOrganization&gt;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s/>&lt;http://schema.org/Event&gt;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&lt;http://schema.org/Festival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schema.org/GovernmentOrganization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schema.org/Hospital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schema.org/Hotel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schema.org/LakeBodyOfWater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schema.org/LandmarksOrHistoricalBuildings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schema.org/Language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&lt;http://schema.org/Library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/>&lt;http://schema.org/Mountain&g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&lt;http://schema.org/Movi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schema.org/Museum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&lt;http://schema.org/MusicAlbum&gt;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s/>&lt;http://schema.org/MusicGroup&gt;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s/>&lt;http://schema.org/MusicRecording&gt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&lt;http://schema.org/Organization&gt;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<text:s/>&lt;http://schema.org/Park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schema.org/Person&gt;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<text:s/>&lt;http://schema.org/Place&gt;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<text:s/>&lt;http://schema.org/Product&gt;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s/>&lt;http://schema.org/RadioStation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&lt;http://schema.org/Restaurant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schema.org/RiverBodyOfWater&gt;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/>&lt;http://schema.org/School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&lt;http://schema.org/ShoppingCenter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schema.org/SkiResort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&lt;http://schema.org/SportsEvent&gt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&lt;http://schema.org/SportsTeam&gt;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s/>&lt;http://schema.org/StadiumOrArena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&lt;http://schema.org/TelevisionStation&gt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&lt;http://schema.org/TVEpisod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&lt;http://schema.org/WebPage&gt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&lt;http://www.opengis.net/gml/_Feature&gt;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<text:s/>&lt;http://www.w3.org/1999/02/22-rdf-syntax-ns#Property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&lt;http://www.w3.org/2004/02/skos/core#Concept&gt;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<text:s/>&lt;http://xmlns.com/foaf/0.1/Person&gt;</text:p>
          </table:table-cell>
          <table:table-cell office:value-type="float" office:value="236" calcext:value-type="float">
            <text:p>236</text:p>
          </table:table-cell>
        </table:table-row>
      </table:table>
      <table:table table:name="Cardinality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ard</text:p>
          </table:table-cell>
        </table:table-row>
        <table:table-row table:style-name="ro1">
          <table:table-cell office:value-type="string" calcext:value-type="string">
            <text:p>&lt;http://dbpedia.org/ontology/AcademicJournal&gt;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string" calcext:value-type="string">
            <text:p>&lt;http://dbpedia.org/ontology/Activity&gt;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&lt;http://dbpedia.org/ontology/Actor&gt;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&lt;http://dbpedia.org/ontology/AdministrativeRegion&gt;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1">
          <table:table-cell office:value-type="string" calcext:value-type="string">
            <text:p>&lt;http://dbpedia.org/ontology/AdultActor&gt;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&lt;http://dbpedia.org/ontology/Agent&gt;</text:p>
          </table:table-cell>
          <table:table-cell office:value-type="float" office:value="1472369" calcext:value-type="float">
            <text:p>1472369</text:p>
          </table:table-cell>
        </table:table-row>
        <table:table-row table:style-name="ro1">
          <table:table-cell office:value-type="string" calcext:value-type="string">
            <text:p>&lt;http://dbpedia.org/ontology/Aircraft&gt;</text:p>
          </table:table-cell>
          <table:table-cell office:value-type="float" office:value="9592" calcext:value-type="float">
            <text:p>9592</text:p>
          </table:table-cell>
        </table:table-row>
        <table:table-row table:style-name="ro1">
          <table:table-cell office:value-type="string" calcext:value-type="string">
            <text:p>&lt;http://dbpedia.org/ontology/Airline&gt;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string" calcext:value-type="string">
            <text:p>&lt;http://dbpedia.org/ontology/Airport&gt;</text:p>
          </table:table-cell>
          <table:table-cell office:value-type="float" office:value="12688" calcext:value-type="float">
            <text:p>12688</text:p>
          </table:table-cell>
        </table:table-row>
        <table:table-row table:style-name="ro1">
          <table:table-cell office:value-type="string" calcext:value-type="string">
            <text:p>&lt;http://dbpedia.org/ontology/Album&gt;</text:p>
          </table:table-cell>
          <table:table-cell office:value-type="float" office:value="148240" calcext:value-type="float">
            <text:p>148240</text:p>
          </table:table-cell>
        </table:table-row>
        <table:table-row table:style-name="ro1">
          <table:table-cell office:value-type="string" calcext:value-type="string">
            <text:p>&lt;http://dbpedia.org/ontology/AmateurBoxer&gt;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&lt;http://dbpedia.org/ontology/Ambassador&gt;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&lt;http://dbpedia.org/ontology/AmericanFootballLeague&gt;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&lt;http://dbpedia.org/ontology/AmericanFootballPlayer&gt;</text:p>
          </table:table-cell>
          <table:table-cell office:value-type="float" office:value="11884" calcext:value-type="float">
            <text:p>11884</text:p>
          </table:table-cell>
        </table:table-row>
        <table:table-row table:style-name="ro1">
          <table:table-cell office:value-type="string" calcext:value-type="string">
            <text:p>&lt;http://dbpedia.org/ontology/AmericanFootballTeam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lt;http://dbpedia.org/ontology/Amphibian&gt;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string" calcext:value-type="string">
            <text:p>&lt;http://dbpedia.org/ontology/AnatomicalStructure&gt;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string" calcext:value-type="string">
            <text:p>&lt;http://dbpedia.org/ontology/Animal&gt;</text:p>
          </table:table-cell>
          <table:table-cell office:value-type="float" office:value="178289" calcext:value-type="float">
            <text:p>178289</text:p>
          </table:table-cell>
        </table:table-row>
        <table:table-row table:style-name="ro1">
          <table:table-cell office:value-type="string" calcext:value-type="string">
            <text:p>&lt;http://dbpedia.org/ontology/AnimangaCharacter&gt;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&lt;http://dbpedia.org/ontology/Anime&gt;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&lt;http://dbpedia.org/ontology/Arachnid&gt;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&lt;http://dbpedia.org/ontology/Archaea&gt;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&lt;http://dbpedia.org/ontology/Architect&gt;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&lt;http://dbpedia.org/ontology/ArchitecturalStructure&gt;</text:p>
          </table:table-cell>
          <table:table-cell office:value-type="float" office:value="134983" calcext:value-type="float">
            <text:p>134983</text:p>
          </table:table-cell>
        </table:table-row>
        <table:table-row table:style-name="ro1">
          <table:table-cell office:value-type="string" calcext:value-type="string">
            <text:p>&lt;http://dbpedia.org/ontology/Artery&gt;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&lt;http://dbpedia.org/ontology/Artist&gt;</text:p>
          </table:table-cell>
          <table:table-cell office:value-type="float" office:value="93532" calcext:value-type="float">
            <text:p>93532</text:p>
          </table:table-cell>
        </table:table-row>
        <table:table-row table:style-name="ro1">
          <table:table-cell office:value-type="string" calcext:value-type="string">
            <text:p>&lt;http://dbpedia.org/ontology/ArtistDiscography&gt;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&lt;http://dbpedia.org/ontology/Artwork&gt;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&lt;http://dbpedia.org/ontology/Astronaut&gt;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&lt;http://dbpedia.org/ontology/Athlete&gt;</text:p>
          </table:table-cell>
          <table:table-cell office:value-type="float" office:value="313730" calcext:value-type="float">
            <text:p>313730</text:p>
          </table:table-cell>
        </table:table-row>
        <table:table-row table:style-name="ro1">
          <table:table-cell office:value-type="string" calcext:value-type="string">
            <text:p>&lt;http://dbpedia.org/ontology/AustralianFootballLeague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lt;http://dbpedia.org/ontology/AustralianRulesFootballPlayer&gt;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&lt;http://dbpedia.org/ontology/Automobile&gt;</text:p>
          </table:table-cell>
          <table:table-cell office:value-type="float" office:value="8661" calcext:value-type="float">
            <text:p>8661</text:p>
          </table:table-cell>
        </table:table-row>
        <table:table-row table:style-name="ro1">
          <table:table-cell office:value-type="string" calcext:value-type="string">
            <text:p>&lt;http://dbpedia.org/ontology/AutomobileEngine&gt;</text:p>
          </table:table-cell>
          <table:table-cell office:value-type="float" office:value="22197" calcext:value-type="float">
            <text:p>22197</text:p>
          </table:table-cell>
        </table:table-row>
        <table:table-row table:style-name="ro1">
          <table:table-cell office:value-type="string" calcext:value-type="string">
            <text:p>&lt;http://dbpedia.org/ontology/AutoRacingLeague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&lt;http://dbpedia.org/ontology/Award&gt;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&lt;http://dbpedia.org/ontology/Bacteria&gt;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&lt;http://dbpedia.org/ontology/BadmintonPlayer&gt;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&lt;http://dbpedia.org/ontology/Band&gt;</text:p>
          </table:table-cell>
          <table:table-cell office:value-type="float" office:value="47243" calcext:value-type="float">
            <text:p>47243</text:p>
          </table:table-cell>
        </table:table-row>
        <table:table-row table:style-name="ro1">
          <table:table-cell office:value-type="string" calcext:value-type="string">
            <text:p>&lt;http://dbpedia.org/ontology/BaseballLeague&gt;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&lt;http://dbpedia.org/ontology/BaseballPlayer&gt;</text:p>
          </table:table-cell>
          <table:table-cell office:value-type="float" office:value="19807" calcext:value-type="float">
            <text:p>19807</text:p>
          </table:table-cell>
        </table:table-row>
        <table:table-row table:style-name="ro1">
          <table:table-cell office:value-type="string" calcext:value-type="string">
            <text:p>&lt;http://dbpedia.org/ontology/BasketballLeague&gt;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&lt;http://dbpedia.org/ontology/BasketballPlayer&gt;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string" calcext:value-type="string">
            <text:p>&lt;http://dbpedia.org/ontology/BasketballTeam&gt;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&lt;http://dbpedia.org/ontology/BeachVolleyballPlayer&gt;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&lt;http://dbpedia.org/ontology/BeautyQueen&gt;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&lt;http://dbpedia.org/ontology/Beverage&gt;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&lt;http://dbpedia.org/ontology/BiologicalDatabase&gt;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&lt;http://dbpedia.org/ontology/Biomolecule&gt;</text:p>
          </table:table-cell>
          <table:table-cell office:value-type="float" office:value="17249" calcext:value-type="float">
            <text:p>17249</text:p>
          </table:table-cell>
        </table:table-row>
        <table:table-row table:style-name="ro1">
          <table:table-cell office:value-type="string" calcext:value-type="string">
            <text:p>&lt;http://dbpedia.org/ontology/Bird&gt;</text:p>
          </table:table-cell>
          <table:table-cell office:value-type="float" office:value="12520" calcext:value-type="float">
            <text:p>12520</text:p>
          </table:table-cell>
        </table:table-row>
        <table:table-row table:style-name="ro1">
          <table:table-cell office:value-type="string" calcext:value-type="string">
            <text:p>&lt;http://dbpedia.org/ontology/Bodybuilder&gt;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&lt;http://dbpedia.org/ontology/BodyOfWater&gt;</text:p>
          </table:table-cell>
          <table:table-cell office:value-type="float" office:value="39970" calcext:value-type="float">
            <text:p>39970</text:p>
          </table:table-cell>
        </table:table-row>
        <table:table-row table:style-name="ro1">
          <table:table-cell office:value-type="string" calcext:value-type="string">
            <text:p>&lt;http://dbpedia.org/ontology/Bone&gt;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&lt;http://dbpedia.org/ontology/Book&gt;</text:p>
          </table:table-cell>
          <table:table-cell office:value-type="float" office:value="28128" calcext:value-type="float">
            <text:p>28128</text:p>
          </table:table-cell>
        </table:table-row>
        <table:table-row table:style-name="ro1">
          <table:table-cell office:value-type="string" calcext:value-type="string">
            <text:p>&lt;http://dbpedia.org/ontology/Boxer&gt;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&lt;http://dbpedia.org/ontology/Brain&gt;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&lt;http://dbpedia.org/ontology/Bridge&gt;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string" calcext:value-type="string">
            <text:p>&lt;http://dbpedia.org/ontology/BritishRoyalty&gt;</text:p>
          </table:table-cell>
          <table:table-cell office:value-type="float" office:value="7338" calcext:value-type="float">
            <text:p>7338</text:p>
          </table:table-cell>
        </table:table-row>
        <table:table-row table:style-name="ro1">
          <table:table-cell office:value-type="string" calcext:value-type="string">
            <text:p>&lt;http://dbpedia.org/ontology/Broadcaster&gt;</text:p>
          </table:table-cell>
          <table:table-cell office:value-type="float" office:value="29628" calcext:value-type="float">
            <text:p>29628</text:p>
          </table:table-cell>
        </table:table-row>
        <table:table-row table:style-name="ro1">
          <table:table-cell office:value-type="string" calcext:value-type="string">
            <text:p>&lt;http://dbpedia.org/ontology/BroadcastNetwork&gt;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&lt;http://dbpedia.org/ontology/Building&gt;</text:p>
          </table:table-cell>
          <table:table-cell office:value-type="float" office:value="67620" calcext:value-type="float">
            <text:p>67620</text:p>
          </table:table-cell>
        </table:table-row>
        <table:table-row table:style-name="ro1">
          <table:table-cell office:value-type="string" calcext:value-type="string">
            <text:p>&lt;http://dbpedia.org/ontology/CanadianFootballLeagu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&lt;http://dbpedia.org/ontology/CanadianFootballTeam&gt;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&lt;http://dbpedia.org/ontology/Canal&gt;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&lt;http://dbpedia.org/ontology/Cardinal&gt;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&lt;http://dbpedia.org/ontology/CareerStation&gt;</text:p>
          </table:table-cell>
          <table:table-cell office:value-type="float" office:value="577196" calcext:value-type="float">
            <text:p>577196</text:p>
          </table:table-cell>
        </table:table-row>
        <table:table-row table:style-name="ro1">
          <table:table-cell office:value-type="string" calcext:value-type="string">
            <text:p>&lt;http://dbpedia.org/ontology/Cartoon&gt;</text:p>
          </table:table-cell>
          <table:table-cell office:value-type="float" office:value="5283" calcext:value-type="float">
            <text:p>5283</text:p>
          </table:table-cell>
        </table:table-row>
        <table:table-row table:style-name="ro1">
          <table:table-cell office:value-type="string" calcext:value-type="string">
            <text:p>&lt;http://dbpedia.org/ontology/Case&gt;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&lt;http://dbpedia.org/ontology/Castle&gt;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&lt;http://dbpedia.org/ontology/Cave&gt;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&lt;http://dbpedia.org/ontology/CelestialBody&gt;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office:value-type="string" calcext:value-type="string">
            <text:p>&lt;http://dbpedia.org/ontology/Chancellor&gt;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&lt;http://dbpedia.org/ontology/Chef&gt;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&lt;http://dbpedia.org/ontology/ChemicalCompound&gt;</text:p>
          </table:table-cell>
          <table:table-cell office:value-type="float" office:value="8404" calcext:value-type="float">
            <text:p>8404</text:p>
          </table:table-cell>
        </table:table-row>
        <table:table-row table:style-name="ro1">
          <table:table-cell office:value-type="string" calcext:value-type="string">
            <text:p>&lt;http://dbpedia.org/ontology/ChemicalSubstance&gt;</text:p>
          </table:table-cell>
          <table:table-cell office:value-type="float" office:value="9544" calcext:value-type="float">
            <text:p>9544</text:p>
          </table:table-cell>
        </table:table-row>
        <table:table-row table:style-name="ro1">
          <table:table-cell office:value-type="string" calcext:value-type="string">
            <text:p>&lt;http://dbpedia.org/ontology/ChessPlayer&gt;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&lt;http://dbpedia.org/ontology/ChristianBishop&gt;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&lt;http://dbpedia.org/ontology/City&gt;</text:p>
          </table:table-cell>
          <table:table-cell office:value-type="float" office:value="20354" calcext:value-type="float">
            <text:p>20354</text:p>
          </table:table-cell>
        </table:table-row>
        <table:table-row table:style-name="ro1">
          <table:table-cell office:value-type="string" calcext:value-type="string">
            <text:p>&lt;http://dbpedia.org/ontology/Cleric&gt;</text:p>
          </table:table-cell>
          <table:table-cell office:value-type="float" office:value="8053" calcext:value-type="float">
            <text:p>8053</text:p>
          </table:table-cell>
        </table:table-row>
        <table:table-row table:style-name="ro1">
          <table:table-cell office:value-type="string" calcext:value-type="string">
            <text:p>&lt;http://dbpedia.org/ontology/ClericalAdministrativeRegion&gt;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&lt;http://dbpedia.org/ontology/ClubMoss&gt;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&lt;http://dbpedia.org/ontology/College&gt;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&lt;http://dbpedia.org/ontology/CollegeCoach&gt;</text:p>
          </table:table-cell>
          <table:table-cell office:value-type="float" office:value="7711" calcext:value-type="float">
            <text:p>7711</text:p>
          </table:table-cell>
        </table:table-row>
        <table:table-row table:style-name="ro1">
          <table:table-cell office:value-type="string" calcext:value-type="string">
            <text:p>&lt;http://dbpedia.org/ontology/Colour&gt;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&lt;http://dbpedia.org/ontology/Comedian&gt;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&lt;http://dbpedia.org/ontology/ComedyGroup&gt;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&lt;http://dbpedia.org/ontology/Comics&gt;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&lt;http://dbpedia.org/ontology/ComicsCharacter&gt;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&lt;http://dbpedia.org/ontology/ComicsCreator&gt;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&lt;http://dbpedia.org/ontology/Company&gt;</text:p>
          </table:table-cell>
          <table:table-cell office:value-type="float" office:value="88049" calcext:value-type="float">
            <text:p>88049</text:p>
          </table:table-cell>
        </table:table-row>
        <table:table-row table:style-name="ro1">
          <table:table-cell office:value-type="string" calcext:value-type="string">
            <text:p>&lt;http://dbpedia.org/ontology/Congressman&gt;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&lt;http://dbpedia.org/ontology/Conifer&gt;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&lt;http://dbpedia.org/ontology/Continent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&lt;http://dbpedia.org/ontology/Convention&gt;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&lt;http://dbpedia.org/ontology/Country&gt;</text:p>
          </table:table-cell>
          <table:table-cell office:value-type="float" office:value="7175" calcext:value-type="float">
            <text:p>7175</text:p>
          </table:table-cell>
        </table:table-row>
        <table:table-row table:style-name="ro1">
          <table:table-cell office:value-type="string" calcext:value-type="string">
            <text:p>&lt;http://dbpedia.org/ontology/Cricketer&gt;</text:p>
          </table:table-cell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string" calcext:value-type="string">
            <text:p>&lt;http://dbpedia.org/ontology/CricketLeague&gt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&lt;http://dbpedia.org/ontology/Criminal&gt;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&lt;http://dbpedia.org/ontology/Crustacean&gt;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string" calcext:value-type="string">
            <text:p>&lt;http://dbpedia.org/ontology/CultivatedVariety&gt;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&lt;http://dbpedia.org/ontology/Curler&gt;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&lt;http://dbpedia.org/ontology/Currency&gt;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&lt;http://dbpedia.org/ontology/Cycad&gt;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&lt;http://dbpedia.org/ontology/CyclingTeam&gt;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&lt;http://dbpedia.org/ontology/Cyclist&gt;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string" calcext:value-type="string">
            <text:p>&lt;http://dbpedia.org/ontology/DartsPlayer&gt;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&lt;http://dbpedia.org/ontology/Database&gt;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&lt;http://dbpedia.org/ontology/Device&gt;</text:p>
          </table:table-cell>
          <table:table-cell office:value-type="float" office:value="29219" calcext:value-type="float">
            <text:p>29219</text:p>
          </table:table-cell>
        </table:table-row>
        <table:table-row table:style-name="ro1">
          <table:table-cell office:value-type="string" calcext:value-type="string">
            <text:p>&lt;http://dbpedia.org/ontology/Diocese&gt;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&lt;http://dbpedia.org/ontology/Disease&gt;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string" calcext:value-type="string">
            <text:p>&lt;http://dbpedia.org/ontology/Drug&gt;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string" calcext:value-type="string">
            <text:p>&lt;http://dbpedia.org/ontology/Economist&gt;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&lt;http://dbpedia.org/ontology/EducationalInstitution&gt;</text:p>
          </table:table-cell>
          <table:table-cell office:value-type="float" office:value="52241" calcext:value-type="float">
            <text:p>52241</text:p>
          </table:table-cell>
        </table:table-row>
        <table:table-row table:style-name="ro1">
          <table:table-cell office:value-type="string" calcext:value-type="string">
            <text:p>&lt;http://dbpedia.org/ontology/Election&gt;</text:p>
          </table:table-cell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string" calcext:value-type="string">
            <text:p>&lt;http://dbpedia.org/ontology/Embryology&gt;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&lt;http://dbpedia.org/ontology/Engineer&gt;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&lt;http://dbpedia.org/ontology/Enzyme&gt;</text:p>
          </table:table-cell>
          <table:table-cell office:value-type="float" office:value="4124" calcext:value-type="float">
            <text:p>4124</text:p>
          </table:table-cell>
        </table:table-row>
        <table:table-row table:style-name="ro1">
          <table:table-cell office:value-type="string" calcext:value-type="string">
            <text:p>&lt;http://dbpedia.org/ontology/EthnicGroup&gt;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string" calcext:value-type="string">
            <text:p>&lt;http://dbpedia.org/ontology/Eukaryote&gt;</text:p>
          </table:table-cell>
          <table:table-cell office:value-type="float" office:value="235699" calcext:value-type="float">
            <text:p>235699</text:p>
          </table:table-cell>
        </table:table-row>
        <table:table-row table:style-name="ro1">
          <table:table-cell office:value-type="string" calcext:value-type="string">
            <text:p>&lt;http://dbpedia.org/ontology/EurovisionSongContestEntry&gt;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&lt;http://dbpedia.org/ontology/Event&gt;</text:p>
          </table:table-cell>
          <table:table-cell office:value-type="float" office:value="38464" calcext:value-type="float">
            <text:p>38464</text:p>
          </table:table-cell>
        </table:table-row>
        <table:table-row table:style-name="ro1">
          <table:table-cell office:value-type="string" calcext:value-type="string">
            <text:p>&lt;http://dbpedia.org/ontology/FashionDesigner&gt;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&lt;http://dbpedia.org/ontology/Fern&gt;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&lt;http://dbpedia.org/ontology/FictionalCharacter&gt;</text:p>
          </table:table-cell>
          <table:table-cell office:value-type="float" office:value="10916" calcext:value-type="float">
            <text:p>10916</text:p>
          </table:table-cell>
        </table:table-row>
        <table:table-row table:style-name="ro1">
          <table:table-cell office:value-type="string" calcext:value-type="string">
            <text:p>&lt;http://dbpedia.org/ontology/FieldHockeyLeague&gt;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&lt;http://dbpedia.org/ontology/FigureSkater&gt;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string" calcext:value-type="string">
            <text:p>&lt;http://dbpedia.org/ontology/Film&gt;</text:p>
          </table:table-cell>
          <table:table-cell office:value-type="float" office:value="77794" calcext:value-type="float">
            <text:p>77794</text:p>
          </table:table-cell>
        </table:table-row>
        <table:table-row table:style-name="ro1">
          <table:table-cell office:value-type="string" calcext:value-type="string">
            <text:p>&lt;http://dbpedia.org/ontology/FilmFestival&gt;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&lt;http://dbpedia.org/ontology/Fish&gt;</text:p>
          </table:table-cell>
          <table:table-cell office:value-type="float" office:value="16033" calcext:value-type="float">
            <text:p>16033</text:p>
          </table:table-cell>
        </table:table-row>
        <table:table-row table:style-name="ro1">
          <table:table-cell office:value-type="string" calcext:value-type="string">
            <text:p>&lt;http://dbpedia.org/ontology/FloweringPlant&gt;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&lt;http://dbpedia.org/ontology/Food&gt;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string" calcext:value-type="string">
            <text:p>&lt;http://dbpedia.org/ontology/FootballLeagueSeason&gt;</text:p>
          </table:table-cell>
          <table:table-cell office:value-type="float" office:value="8976" calcext:value-type="float">
            <text:p>8976</text:p>
          </table:table-cell>
        </table:table-row>
        <table:table-row table:style-name="ro1">
          <table:table-cell office:value-type="string" calcext:value-type="string">
            <text:p>&lt;http://dbpedia.org/ontology/FootballMatch&gt;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string" calcext:value-type="string">
            <text:p>&lt;http://dbpedia.org/ontology/FormulaOneRacer&gt;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&lt;http://dbpedia.org/ontology/Fungus&gt;</text:p>
          </table:table-cell>
          <table:table-cell office:value-type="float" office:value="8739" calcext:value-type="float">
            <text:p>8739</text:p>
          </table:table-cell>
        </table:table-row>
        <table:table-row table:style-name="ro1">
          <table:table-cell office:value-type="string" calcext:value-type="string">
            <text:p>&lt;http://dbpedia.org/ontology/GaelicGamesPlayer&gt;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&lt;http://dbpedia.org/ontology/Galaxy&gt;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&lt;http://dbpedia.org/ontology/Game&gt;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&lt;http://dbpedia.org/ontology/Gene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http://dbpedia.org/ontology/GeneLocation&gt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lt;http://dbpedia.org/ontology/Genre&gt;</text:p>
          </table:table-cell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string" calcext:value-type="string">
            <text:p>&lt;http://dbpedia.org/ontology/Ginkgo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http://dbpedia.org/ontology/GivenName&gt;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&lt;http://dbpedia.org/ontology/Gnetophytes&gt;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&lt;http://dbpedia.org/ontology/GolfLeague&gt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&lt;http://dbpedia.org/ontology/GolfPlayer&gt;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&lt;http://dbpedia.org/ontology/GovernmentAgency&gt;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string" calcext:value-type="string">
            <text:p>&lt;http://dbpedia.org/ontology/Governor&gt;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string" calcext:value-type="string">
            <text:p>&lt;http://dbpedia.org/ontology/GrandPrix&gt;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&lt;http://dbpedia.org/ontology/Grape&gt;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&lt;http://dbpedia.org/ontology/GreenAlga&gt;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&lt;http://dbpedia.org/ontology/GridironFootballPlayer&gt;</text:p>
          </table:table-cell>
          <table:table-cell office:value-type="float" office:value="18976" calcext:value-type="float">
            <text:p>18976</text:p>
          </table:table-cell>
        </table:table-row>
        <table:table-row table:style-name="ro1">
          <table:table-cell office:value-type="string" calcext:value-type="string">
            <text:p>&lt;http://dbpedia.org/ontology/Gymnast&gt;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&lt;http://dbpedia.org/ontology/HandballLeague&gt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&lt;http://dbpedia.org/ontology/HandballPlayer&gt;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&lt;http://dbpedia.org/ontology/HistoricBuilding&gt;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&lt;http://dbpedia.org/ontology/HistoricPlace&gt;</text:p>
          </table:table-cell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string" calcext:value-type="string">
            <text:p>&lt;http://dbpedia.org/ontology/HockeyTeam&gt;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&lt;http://dbpedia.org/ontology/Holiday&gt;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&lt;http://dbpedia.org/ontology/HollywoodCartoon&gt;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&lt;http://dbpedia.org/ontology/HorseTrainer&gt;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&lt;http://dbpedia.org/ontology/Hospital&gt;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&lt;http://dbpedia.org/ontology/Hotel&gt;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&lt;http://dbpedia.org/ontology/HumanGene&gt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lt;http://dbpedia.org/ontology/HumanGeneLocation&gt;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lt;http://dbpedia.org/ontology/IceHockeyLeague&gt;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&lt;http://dbpedia.org/ontology/IceHockeyPlayer&gt;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string" calcext:value-type="string">
            <text:p>&lt;http://dbpedia.org/ontology/InformationAppliance&gt;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&lt;http://dbpedia.org/ontology/Infrastructure&gt;</text:p>
          </table:table-cell>
          <table:table-cell office:value-type="float" office:value="65555" calcext:value-type="float">
            <text:p>65555</text:p>
          </table:table-cell>
        </table:table-row>
        <table:table-row table:style-name="ro1">
          <table:table-cell office:value-type="string" calcext:value-type="string">
            <text:p>&lt;http://dbpedia.org/ontology/InlineHockeyLeague&gt;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&lt;http://dbpedia.org/ontology/Insect&gt;</text:p>
          </table:table-cell>
          <table:table-cell office:value-type="float" office:value="75420" calcext:value-type="float">
            <text:p>75420</text:p>
          </table:table-cell>
        </table:table-row>
        <table:table-row table:style-name="ro1">
          <table:table-cell office:value-type="string" calcext:value-type="string">
            <text:p>&lt;http://dbpedia.org/ontology/Island&gt;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string" calcext:value-type="string">
            <text:p>&lt;http://dbpedia.org/ontology/Jockey&gt;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&lt;http://dbpedia.org/ontology/Journalist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&lt;http://dbpedia.org/ontology/Judge&gt;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&lt;http://dbpedia.org/ontology/LacrosseLeague&gt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&lt;http://dbpedia.org/ontology/LacrossePlayer&gt;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&lt;http://dbpedia.org/ontology/Lake&gt;</text:p>
          </table:table-cell>
          <table:table-cell office:value-type="float" office:value="9793" calcext:value-type="float">
            <text:p>9793</text:p>
          </table:table-cell>
        </table:table-row>
        <table:table-row table:style-name="ro1">
          <table:table-cell office:value-type="string" calcext:value-type="string">
            <text:p>&lt;http://dbpedia.org/ontology/Language&gt;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string" calcext:value-type="string">
            <text:p>&lt;http://dbpedia.org/ontology/LaunchPad&gt;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&lt;http://dbpedia.org/ontology/LawFirm&gt;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&lt;http://dbpedia.org/ontology/LegalCase&gt;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&lt;http://dbpedia.org/ontology/Legislature&gt;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&lt;http://dbpedia.org/ontology/Library&gt;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&lt;http://dbpedia.org/ontology/Ligament&gt;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&lt;http://dbpedia.org/ontology/Lighthouse&gt;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&lt;http://dbpedia.org/ontology/Locomotive&gt;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string" calcext:value-type="string">
            <text:p>&lt;http://dbpedia.org/ontology/LunarCrater&gt;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&lt;http://dbpedia.org/ontology/Lymph&gt;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&lt;http://dbpedia.org/ontology/Magazine&gt;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string" calcext:value-type="string">
            <text:p>&lt;http://dbpedia.org/ontology/Mammal&gt;</text:p>
          </table:table-cell>
          <table:table-cell office:value-type="float" office:value="13157" calcext:value-type="float">
            <text:p>13157</text:p>
          </table:table-cell>
        </table:table-row>
        <table:table-row table:style-name="ro1">
          <table:table-cell office:value-type="string" calcext:value-type="string">
            <text:p>&lt;http://dbpedia.org/ontology/Manga&gt;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string" calcext:value-type="string">
            <text:p>&lt;http://dbpedia.org/ontology/MartialArtist&gt;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&lt;http://dbpedia.org/ontology/Mayor&gt;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&lt;http://dbpedia.org/ontology/MeanOfTransportation&gt;</text:p>
          </table:table-cell>
          <table:table-cell office:value-type="float" office:value="48280" calcext:value-type="float">
            <text:p>48280</text:p>
          </table:table-cell>
        </table:table-row>
        <table:table-row table:style-name="ro1">
          <table:table-cell office:value-type="string" calcext:value-type="string">
            <text:p>&lt;http://dbpedia.org/ontology/Medician&gt;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&lt;http://dbpedia.org/ontology/MemberOfParliament&gt;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&lt;http://dbpedia.org/ontology/MilitaryConflict&gt;</text:p>
          </table:table-cell>
          <table:table-cell office:value-type="float" office:value="15784" calcext:value-type="float">
            <text:p>15784</text:p>
          </table:table-cell>
        </table:table-row>
        <table:table-row table:style-name="ro1">
          <table:table-cell office:value-type="string" calcext:value-type="string">
            <text:p>&lt;http://dbpedia.org/ontology/MilitaryPerson&gt;</text:p>
          </table:table-cell>
          <table:table-cell office:value-type="float" office:value="24370" calcext:value-type="float">
            <text:p>24370</text:p>
          </table:table-cell>
        </table:table-row>
        <table:table-row table:style-name="ro1">
          <table:table-cell office:value-type="string" calcext:value-type="string">
            <text:p>&lt;http://dbpedia.org/ontology/MilitaryStructure&gt;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string" calcext:value-type="string">
            <text:p>&lt;http://dbpedia.org/ontology/MilitaryUnit&gt;</text:p>
          </table:table-cell>
          <table:table-cell office:value-type="float" office:value="17812" calcext:value-type="float">
            <text:p>17812</text:p>
          </table:table-cell>
        </table:table-row>
        <table:table-row table:style-name="ro1">
          <table:table-cell office:value-type="string" calcext:value-type="string">
            <text:p>&lt;http://dbpedia.org/ontology/Mineral&gt;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&lt;http://dbpedia.org/ontology/MixedMartialArtsEvent&gt;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&lt;http://dbpedia.org/ontology/MixedMartialArtsLeague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http://dbpedia.org/ontology/Model&gt;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&lt;http://dbpedia.org/ontology/Mollusca&gt;</text:p>
          </table:table-cell>
          <table:table-cell office:value-type="float" office:value="27275" calcext:value-type="float">
            <text:p>27275</text:p>
          </table:table-cell>
        </table:table-row>
        <table:table-row table:style-name="ro1">
          <table:table-cell office:value-type="string" calcext:value-type="string">
            <text:p>&lt;http://dbpedia.org/ontology/Monarch&gt;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&lt;http://dbpedia.org/ontology/Monument&gt;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&lt;http://dbpedia.org/ontology/Moss&gt;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&lt;http://dbpedia.org/ontology/MotorcycleRacingLeague&gt;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&lt;http://dbpedia.org/ontology/MotorcycleRider&gt;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&lt;http://dbpedia.org/ontology/MotorsportSeason&gt;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&lt;http://dbpedia.org/ontology/Mountain&gt;</text:p>
          </table:table-cell>
          <table:table-cell office:value-type="float" office:value="12715" calcext:value-type="float">
            <text:p>12715</text:p>
          </table:table-cell>
        </table:table-row>
        <table:table-row table:style-name="ro1">
          <table:table-cell office:value-type="string" calcext:value-type="string">
            <text:p>&lt;http://dbpedia.org/ontology/MountainRange&gt;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&lt;http://dbpedia.org/ontology/MouseGene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http://dbpedia.org/ontology/MouseGeneLocation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http://dbpedia.org/ontology/Murderer&gt;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&lt;http://dbpedia.org/ontology/Muscle&gt;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&lt;http://dbpedia.org/ontology/Museum&gt;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&lt;http://dbpedia.org/ontology/Musical&gt;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&lt;http://dbpedia.org/ontology/MusicalArtist&gt;</text:p>
          </table:table-cell>
          <table:table-cell office:value-type="float" office:value="49509" calcext:value-type="float">
            <text:p>49509</text:p>
          </table:table-cell>
        </table:table-row>
        <table:table-row table:style-name="ro1">
          <table:table-cell office:value-type="string" calcext:value-type="string">
            <text:p>&lt;http://dbpedia.org/ontology/MusicalWork&gt;</text:p>
          </table:table-cell>
          <table:table-cell office:value-type="float" office:value="198516" calcext:value-type="float">
            <text:p>198516</text:p>
          </table:table-cell>
        </table:table-row>
        <table:table-row table:style-name="ro1">
          <table:table-cell office:value-type="string" calcext:value-type="string">
            <text:p>&lt;http://dbpedia.org/ontology/MusicFestival&gt;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&lt;http://dbpedia.org/ontology/MusicGenre&gt;</text:p>
          </table:table-cell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string" calcext:value-type="string">
            <text:p>&lt;http://dbpedia.org/ontology/Name&gt;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&lt;http://dbpedia.org/ontology/NascarDriver&gt;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&lt;http://dbpedia.org/ontology/NationalCollegiateAthleticAssociationAthlete&gt;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&lt;http://dbpedia.org/ontology/NationalFootballLeagueSeason&gt;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&lt;http://dbpedia.org/ontology/NaturalPlace&gt;</text:p>
          </table:table-cell>
          <table:table-cell office:value-type="float" office:value="55797" calcext:value-type="float">
            <text:p>55797</text:p>
          </table:table-cell>
        </table:table-row>
        <table:table-row table:style-name="ro1">
          <table:table-cell office:value-type="string" calcext:value-type="string">
            <text:p>&lt;http://dbpedia.org/ontology/NCAATeamSeason&gt;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string" calcext:value-type="string">
            <text:p>&lt;http://dbpedia.org/ontology/Nerve&gt;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&lt;http://dbpedia.org/ontology/NetballPlayer&gt;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&lt;http://dbpedia.org/ontology/Newspaper&gt;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string" calcext:value-type="string">
            <text:p>&lt;http://dbpedia.org/ontology/Noble&gt;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string" calcext:value-type="string">
            <text:p>&lt;http://dbpedia.org/ontology/Non-ProfitOrganisation&gt;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&lt;http://dbpedia.org/ontology/OfficeHolder&gt;</text:p>
          </table:table-cell>
          <table:table-cell office:value-type="float" office:value="42049" calcext:value-type="float">
            <text:p>42049</text:p>
          </table:table-cell>
        </table:table-row>
        <table:table-row table:style-name="ro1">
          <table:table-cell office:value-type="string" calcext:value-type="string">
            <text:p>&lt;http://dbpedia.org/ontology/OlympicEvent&gt;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&lt;http://dbpedia.org/ontology/OlympicResult&gt;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&lt;http://dbpedia.org/ontology/Olympics&gt;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string" calcext:value-type="string">
            <text:p>&lt;http://dbpedia.org/ontology/Organisation&gt;</text:p>
          </table:table-cell>
          <table:table-cell office:value-type="float" office:value="329500" calcext:value-type="float">
            <text:p>329500</text:p>
          </table:table-cell>
        </table:table-row>
        <table:table-row table:style-name="ro1">
          <table:table-cell office:value-type="string" calcext:value-type="string">
            <text:p>&lt;http://dbpedia.org/ontology/OrganisationMember&gt;</text:p>
          </table:table-cell>
          <table:table-cell office:value-type="float" office:value="253901" calcext:value-type="float">
            <text:p>253901</text:p>
          </table:table-cell>
        </table:table-row>
        <table:table-row table:style-name="ro1">
          <table:table-cell office:value-type="string" calcext:value-type="string">
            <text:p>&lt;http://dbpedia.org/ontology/Park&gt;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&lt;http://dbpedia.org/ontology/PeriodicalLiterature&gt;</text:p>
          </table:table-cell>
          <table:table-cell office:value-type="float" office:value="14482" calcext:value-type="float">
            <text:p>14482</text:p>
          </table:table-cell>
        </table:table-row>
        <table:table-row table:style-name="ro1">
          <table:table-cell office:value-type="string" calcext:value-type="string">
            <text:p>&lt;http://dbpedia.org/ontology/Person&gt;</text:p>
          </table:table-cell>
          <table:table-cell office:value-type="float" office:value="1124388" calcext:value-type="float">
            <text:p>1124388</text:p>
          </table:table-cell>
        </table:table-row>
        <table:table-row table:style-name="ro1">
          <table:table-cell office:value-type="string" calcext:value-type="string">
            <text:p>&lt;http://dbpedia.org/ontology/PersonFunction&gt;</text:p>
          </table:table-cell>
          <table:table-cell office:value-type="float" office:value="104894" calcext:value-type="float">
            <text:p>104894</text:p>
          </table:table-cell>
        </table:table-row>
        <table:table-row table:style-name="ro1">
          <table:table-cell office:value-type="string" calcext:value-type="string">
            <text:p>&lt;http://dbpedia.org/ontology/Philosopher&gt;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&lt;http://dbpedia.org/ontology/Place&gt;</text:p>
          </table:table-cell>
          <table:table-cell office:value-type="float" office:value="754415" calcext:value-type="float">
            <text:p>754415</text:p>
          </table:table-cell>
        </table:table-row>
        <table:table-row table:style-name="ro1">
          <table:table-cell office:value-type="string" calcext:value-type="string">
            <text:p>&lt;http://dbpedia.org/ontology/Planet&gt;</text:p>
          </table:table-cell>
          <table:table-cell office:value-type="float" office:value="11826" calcext:value-type="float">
            <text:p>11826</text:p>
          </table:table-cell>
        </table:table-row>
        <table:table-row table:style-name="ro1">
          <table:table-cell office:value-type="string" calcext:value-type="string">
            <text:p>&lt;http://dbpedia.org/ontology/Plant&gt;</text:p>
          </table:table-cell>
          <table:table-cell office:value-type="float" office:value="47175" calcext:value-type="float">
            <text:p>47175</text:p>
          </table:table-cell>
        </table:table-row>
        <table:table-row table:style-name="ro1">
          <table:table-cell office:value-type="string" calcext:value-type="string">
            <text:p>&lt;http://dbpedia.org/ontology/Play&gt;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&lt;http://dbpedia.org/ontology/PlayboyPlaymate&gt;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&lt;http://dbpedia.org/ontology/PokerPlayer&gt;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&lt;http://dbpedia.org/ontology/PoliticalParty&gt;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string" calcext:value-type="string">
            <text:p>&lt;http://dbpedia.org/ontology/Politician&gt;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&lt;http://dbpedia.org/ontology/PoloLeague&gt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&lt;http://dbpedia.org/ontology/PopulatedPlace&gt;</text:p>
          </table:table-cell>
          <table:table-cell office:value-type="float" office:value="531228" calcext:value-type="float">
            <text:p>531228</text:p>
          </table:table-cell>
        </table:table-row>
        <table:table-row table:style-name="ro1">
          <table:table-cell office:value-type="string" calcext:value-type="string">
            <text:p>&lt;http://dbpedia.org/ontology/PowerStation&gt;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string" calcext:value-type="string">
            <text:p>&lt;http://dbpedia.org/ontology/Presenter&gt;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&lt;http://dbpedia.org/ontology/President&gt;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&lt;http://dbpedia.org/ontology/PrimeMinister&gt;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&lt;http://dbpedia.org/ontology/Prison&gt;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&lt;http://dbpedia.org/ontology/ProgrammingLanguage&gt;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&lt;http://dbpedia.org/ontology/Project&gt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&lt;http://dbpedia.org/ontology/ProtectedArea&gt;</text:p>
          </table:table-cell>
          <table:table-cell office:value-type="float" office:value="7705" calcext:value-type="float">
            <text:p>7705</text:p>
          </table:table-cell>
        </table:table-row>
        <table:table-row table:style-name="ro1">
          <table:table-cell office:value-type="string" calcext:value-type="string">
            <text:p>&lt;http://dbpedia.org/ontology/Protein&gt;</text:p>
          </table:table-cell>
          <table:table-cell office:value-type="float" office:value="13120" calcext:value-type="float">
            <text:p>13120</text:p>
          </table:table-cell>
        </table:table-row>
        <table:table-row table:style-name="ro1">
          <table:table-cell office:value-type="string" calcext:value-type="string">
            <text:p>&lt;http://dbpedia.org/ontology/PublicTransitSystem&gt;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&lt;http://dbpedia.org/ontology/Publisher&gt;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&lt;http://dbpedia.org/ontology/Race&gt;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&lt;http://dbpedia.org/ontology/Racecourse&gt;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&lt;http://dbpedia.org/ontology/RaceHorse&gt;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&lt;http://dbpedia.org/ontology/RaceTrack&gt;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&lt;http://dbpedia.org/ontology/RacingDriver&gt;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string" calcext:value-type="string">
            <text:p>&lt;http://dbpedia.org/ontology/RadioHost&gt;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&lt;http://dbpedia.org/ontology/RadioProgram&gt;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&lt;http://dbpedia.org/ontology/RadioStation&gt;</text:p>
          </table:table-cell>
          <table:table-cell office:value-type="float" office:value="19452" calcext:value-type="float">
            <text:p>19452</text:p>
          </table:table-cell>
        </table:table-row>
        <table:table-row table:style-name="ro1">
          <table:table-cell office:value-type="string" calcext:value-type="string">
            <text:p>&lt;http://dbpedia.org/ontology/RailwayLine&gt;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&lt;http://dbpedia.org/ontology/RailwayStation&gt;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string" calcext:value-type="string">
            <text:p>&lt;http://dbpedia.org/ontology/RailwayTunnel&gt;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&lt;http://dbpedia.org/ontology/RecordLabel&gt;</text:p>
          </table:table-cell>
          <table:table-cell office:value-type="float" office:value="19269" calcext:value-type="float">
            <text:p>19269</text:p>
          </table:table-cell>
        </table:table-row>
        <table:table-row table:style-name="ro1">
          <table:table-cell office:value-type="string" calcext:value-type="string">
            <text:p>&lt;http://dbpedia.org/ontology/Region&gt;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1">
          <table:table-cell office:value-type="string" calcext:value-type="string">
            <text:p>&lt;http://dbpedia.org/ontology/Religious&gt;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&lt;http://dbpedia.org/ontology/ReligiousBuilding&gt;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&lt;http://dbpedia.org/ontology/Reptile&gt;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string" calcext:value-type="string">
            <text:p>&lt;http://dbpedia.org/ontology/ResearchProject&gt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&lt;http://dbpedia.org/ontology/Restaurant&gt;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&lt;http://dbpedia.org/ontology/River&gt;</text:p>
          </table:table-cell>
          <table:table-cell office:value-type="float" office:value="29790" calcext:value-type="float">
            <text:p>29790</text:p>
          </table:table-cell>
        </table:table-row>
        <table:table-row table:style-name="ro1">
          <table:table-cell office:value-type="string" calcext:value-type="string">
            <text:p>&lt;http://dbpedia.org/ontology/Road&gt;</text:p>
          </table:table-cell>
          <table:table-cell office:value-type="float" office:value="17890" calcext:value-type="float">
            <text:p>17890</text:p>
          </table:table-cell>
        </table:table-row>
        <table:table-row table:style-name="ro1">
          <table:table-cell office:value-type="string" calcext:value-type="string">
            <text:p>&lt;http://dbpedia.org/ontology/RoadJunction&gt;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&lt;http://dbpedia.org/ontology/RoadTunnel&gt;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&lt;http://dbpedia.org/ontology/Rocket&gt;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&lt;http://dbpedia.org/ontology/RouteOfTransportation&gt;</text:p>
          </table:table-cell>
          <table:table-cell office:value-type="float" office:value="27027" calcext:value-type="float">
            <text:p>27027</text:p>
          </table:table-cell>
        </table:table-row>
        <table:table-row table:style-name="ro1">
          <table:table-cell office:value-type="string" calcext:value-type="string">
            <text:p>&lt;http://dbpedia.org/ontology/Royalty&gt;</text:p>
          </table:table-cell>
          <table:table-cell office:value-type="float" office:value="7338" calcext:value-type="float">
            <text:p>7338</text:p>
          </table:table-cell>
        </table:table-row>
        <table:table-row table:style-name="ro1">
          <table:table-cell office:value-type="string" calcext:value-type="string">
            <text:p>&lt;http://dbpedia.org/ontology/RugbyClub&gt;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string" calcext:value-type="string">
            <text:p>&lt;http://dbpedia.org/ontology/RugbyLeague&gt;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&lt;http://dbpedia.org/ontology/RugbyPlayer&gt;</text:p>
          </table:table-cell>
          <table:table-cell office:value-type="float" office:value="11098" calcext:value-type="float">
            <text:p>11098</text:p>
          </table:table-cell>
        </table:table-row>
        <table:table-row table:style-name="ro1">
          <table:table-cell office:value-type="string" calcext:value-type="string">
            <text:p>&lt;http://dbpedia.org/ontology/Saint&gt;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string" calcext:value-type="string">
            <text:p>&lt;http://dbpedia.org/ontology/Sales&gt;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string" calcext:value-type="string">
            <text:p>&lt;http://dbpedia.org/ontology/School&gt;</text:p>
          </table:table-cell>
          <table:table-cell office:value-type="float" office:value="29001" calcext:value-type="float">
            <text:p>29001</text:p>
          </table:table-cell>
        </table:table-row>
        <table:table-row table:style-name="ro1">
          <table:table-cell office:value-type="string" calcext:value-type="string">
            <text:p>&lt;http://dbpedia.org/ontology/Scientist&gt;</text:p>
          </table:table-cell>
          <table:table-cell office:value-type="float" office:value="16722" calcext:value-type="float">
            <text:p>16722</text:p>
          </table:table-cell>
        </table:table-row>
        <table:table-row table:style-name="ro1">
          <table:table-cell office:value-type="string" calcext:value-type="string">
            <text:p>&lt;http://dbpedia.org/ontology/Senator&gt;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&lt;http://dbpedia.org/ontology/Settlement&gt;</text:p>
          </table:table-cell>
          <table:table-cell office:value-type="float" office:value="466791" calcext:value-type="float">
            <text:p>466791</text:p>
          </table:table-cell>
        </table:table-row>
        <table:table-row table:style-name="ro1">
          <table:table-cell office:value-type="string" calcext:value-type="string">
            <text:p>&lt;http://dbpedia.org/ontology/Ship&gt;</text:p>
          </table:table-cell>
          <table:table-cell office:value-type="float" office:value="25557" calcext:value-type="float">
            <text:p>25557</text:p>
          </table:table-cell>
        </table:table-row>
        <table:table-row table:style-name="ro1">
          <table:table-cell office:value-type="string" calcext:value-type="string">
            <text:p>&lt;http://dbpedia.org/ontology/ShoppingMall&gt;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&lt;http://dbpedia.org/ontology/Single&gt;</text:p>
          </table:table-cell>
          <table:table-cell office:value-type="float" office:value="41763" calcext:value-type="float">
            <text:p>41763</text:p>
          </table:table-cell>
        </table:table-row>
        <table:table-row table:style-name="ro1">
          <table:table-cell office:value-type="string" calcext:value-type="string">
            <text:p>&lt;http://dbpedia.org/ontology/SiteOfSpecialScientificInterest&gt;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&lt;http://dbpedia.org/ontology/Skater&gt;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&lt;http://dbpedia.org/ontology/SkiArea&gt;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&lt;http://dbpedia.org/ontology/Skier&gt;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&lt;http://dbpedia.org/ontology/Skyscraper&gt;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lt;http://dbpedia.org/ontology/SnookerChamp&gt;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&lt;http://dbpedia.org/ontology/SnookerPlayer&gt;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&lt;http://dbpedia.org/ontology/SnookerWorldRanking&gt;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&lt;http://dbpedia.org/ontology/SoapCharacter&gt;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&lt;http://dbpedia.org/ontology/SoccerClub&gt;</text:p>
          </table:table-cell>
          <table:table-cell office:value-type="float" office:value="46944" calcext:value-type="float">
            <text:p>46944</text:p>
          </table:table-cell>
        </table:table-row>
        <table:table-row table:style-name="ro1">
          <table:table-cell office:value-type="string" calcext:value-type="string">
            <text:p>&lt;http://dbpedia.org/ontology/SoccerClubSeason&gt;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string" calcext:value-type="string">
            <text:p>&lt;http://dbpedia.org/ontology/SoccerLeague&gt;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&lt;http://dbpedia.org/ontology/SoccerManager&gt;</text:p>
          </table:table-cell>
          <table:table-cell office:value-type="float" office:value="16193" calcext:value-type="float">
            <text:p>16193</text:p>
          </table:table-cell>
        </table:table-row>
        <table:table-row table:style-name="ro1">
          <table:table-cell office:value-type="string" calcext:value-type="string">
            <text:p>&lt;http://dbpedia.org/ontology/SoccerPlayer&gt;</text:p>
          </table:table-cell>
          <table:table-cell office:value-type="float" office:value="162597" calcext:value-type="float">
            <text:p>162597</text:p>
          </table:table-cell>
        </table:table-row>
        <table:table-row table:style-name="ro1">
          <table:table-cell office:value-type="string" calcext:value-type="string">
            <text:p>&lt;http://dbpedia.org/ontology/SoftballLeague&gt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&lt;http://dbpedia.org/ontology/Software&gt;</text:p>
          </table:table-cell>
          <table:table-cell office:value-type="float" office:value="29640" calcext:value-type="float">
            <text:p>29640</text:p>
          </table:table-cell>
        </table:table-row>
        <table:table-row table:style-name="ro1">
          <table:table-cell office:value-type="string" calcext:value-type="string">
            <text:p>&lt;http://dbpedia.org/ontology/Song&gt;</text:p>
          </table:table-cell>
          <table:table-cell office:value-type="float" office:value="5268" calcext:value-type="float">
            <text:p>5268</text:p>
          </table:table-cell>
        </table:table-row>
        <table:table-row table:style-name="ro1">
          <table:table-cell office:value-type="string" calcext:value-type="string">
            <text:p>&lt;http://dbpedia.org/ontology/Spacecraft&gt;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&lt;http://dbpedia.org/ontology/SpaceMission&gt;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&lt;http://dbpedia.org/ontology/SpaceShuttle&gt;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&lt;http://dbpedia.org/ontology/SpaceStation&gt;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&lt;http://dbpedia.org/ontology/Species&gt;</text:p>
          </table:table-cell>
          <table:table-cell office:value-type="float" office:value="239194" calcext:value-type="float">
            <text:p>239194</text:p>
          </table:table-cell>
        </table:table-row>
        <table:table-row table:style-name="ro1">
          <table:table-cell office:value-type="string" calcext:value-type="string">
            <text:p>&lt;http://dbpedia.org/ontology/SpeedwayLeague&gt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lt;http://dbpedia.org/ontology/SpeedwayRider&gt;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&lt;http://dbpedia.org/ontology/SpeedwayTeam&gt;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&lt;http://dbpedia.org/ontology/Sport&gt;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&lt;http://dbpedia.org/ontology/SportCompetitionResult&gt;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&lt;http://dbpedia.org/ontology/SportFacility&gt;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string" calcext:value-type="string">
            <text:p>&lt;http://dbpedia.org/ontology/SportsEvent&gt;</text:p>
          </table:table-cell>
          <table:table-cell office:value-type="float" office:value="14614" calcext:value-type="float">
            <text:p>14614</text:p>
          </table:table-cell>
        </table:table-row>
        <table:table-row table:style-name="ro1">
          <table:table-cell office:value-type="string" calcext:value-type="string">
            <text:p>&lt;http://dbpedia.org/ontology/SportsLeague&gt;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&lt;http://dbpedia.org/ontology/SportsManager&gt;</text:p>
          </table:table-cell>
          <table:table-cell office:value-type="float" office:value="16193" calcext:value-type="float">
            <text:p>16193</text:p>
          </table:table-cell>
        </table:table-row>
        <table:table-row table:style-name="ro1">
          <table:table-cell office:value-type="string" calcext:value-type="string">
            <text:p>&lt;http://dbpedia.org/ontology/SportsSeason&gt;</text:p>
          </table:table-cell>
          <table:table-cell office:value-type="float" office:value="23155" calcext:value-type="float">
            <text:p>23155</text:p>
          </table:table-cell>
        </table:table-row>
        <table:table-row table:style-name="ro1">
          <table:table-cell office:value-type="string" calcext:value-type="string">
            <text:p>&lt;http://dbpedia.org/ontology/SportsTeam&gt;</text:p>
          </table:table-cell>
          <table:table-cell office:value-type="float" office:value="52156" calcext:value-type="float">
            <text:p>52156</text:p>
          </table:table-cell>
        </table:table-row>
        <table:table-row table:style-name="ro1">
          <table:table-cell office:value-type="string" calcext:value-type="string">
            <text:p>&lt;http://dbpedia.org/ontology/SportsTeamMember&gt;</text:p>
          </table:table-cell>
          <table:table-cell office:value-type="float" office:value="253901" calcext:value-type="float">
            <text:p>253901</text:p>
          </table:table-cell>
        </table:table-row>
        <table:table-row table:style-name="ro1">
          <table:table-cell office:value-type="string" calcext:value-type="string">
            <text:p>&lt;http://dbpedia.org/ontology/SportsTeamSeason&gt;</text:p>
          </table:table-cell>
          <table:table-cell office:value-type="float" office:value="21086" calcext:value-type="float">
            <text:p>21086</text:p>
          </table:table-cell>
        </table:table-row>
        <table:table-row table:style-name="ro1">
          <table:table-cell office:value-type="string" calcext:value-type="string">
            <text:p>&lt;http://dbpedia.org/ontology/SquashPlayer&gt;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&lt;http://dbpedia.org/ontology/Stadium&gt;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string" calcext:value-type="string">
            <text:p>&lt;http://dbpedia.org/ontology/Star&gt;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string" calcext:value-type="string">
            <text:p>&lt;http://dbpedia.org/ontology/Station&gt;</text:p>
          </table:table-cell>
          <table:table-cell office:value-type="float" office:value="23276" calcext:value-type="float">
            <text:p>23276</text:p>
          </table:table-cell>
        </table:table-row>
        <table:table-row table:style-name="ro1">
          <table:table-cell office:value-type="string" calcext:value-type="string">
            <text:p>&lt;http://dbpedia.org/ontology/Stream&gt;</text:p>
          </table:table-cell>
          <table:table-cell office:value-type="float" office:value="30125" calcext:value-type="float">
            <text:p>30125</text:p>
          </table:table-cell>
        </table:table-row>
        <table:table-row table:style-name="ro1">
          <table:table-cell office:value-type="string" calcext:value-type="string">
            <text:p>&lt;http://dbpedia.org/ontology/SumoWrestler&gt;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&lt;http://dbpedia.org/ontology/SupremeCourtOfTheUnitedStatesCase&gt;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&lt;http://dbpedia.org/ontology/Swimmer&gt;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string" calcext:value-type="string">
            <text:p>&lt;http://dbpedia.org/ontology/TableTennisPlayer&gt;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&lt;http://dbpedia.org/ontology/TelevisionEpisode&gt;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string" calcext:value-type="string">
            <text:p>&lt;http://dbpedia.org/ontology/TelevisionHost&gt;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&lt;http://dbpedia.org/ontology/TelevisionSeason&gt;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&lt;http://dbpedia.org/ontology/TelevisionShow&gt;</text:p>
          </table:table-cell>
          <table:table-cell office:value-type="float" office:value="25641" calcext:value-type="float">
            <text:p>25641</text:p>
          </table:table-cell>
        </table:table-row>
        <table:table-row table:style-name="ro1">
          <table:table-cell office:value-type="string" calcext:value-type="string">
            <text:p>&lt;http://dbpedia.org/ontology/TelevisionStation&gt;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&lt;http://dbpedia.org/ontology/TennisLeague&gt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&lt;http://dbpedia.org/ontology/TennisPlayer&gt;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string" calcext:value-type="string">
            <text:p>&lt;http://dbpedia.org/ontology/TennisTournament&gt;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string" calcext:value-type="string">
            <text:p>&lt;http://dbpedia.org/ontology/Theatre&gt;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&lt;http://dbpedia.org/ontology/TimePeriod&gt;</text:p>
          </table:table-cell>
          <table:table-cell office:value-type="float" office:value="62897" calcext:value-type="float">
            <text:p>62897</text:p>
          </table:table-cell>
        </table:table-row>
        <table:table-row table:style-name="ro1">
          <table:table-cell office:value-type="string" calcext:value-type="string">
            <text:p>&lt;http://dbpedia.org/ontology/TopicalConcept&gt;</text:p>
          </table:table-cell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string" calcext:value-type="string">
            <text:p>&lt;http://dbpedia.org/ontology/Town&gt;</text:p>
          </table:table-cell>
          <table:table-cell office:value-type="float" office:value="42242" calcext:value-type="float">
            <text:p>42242</text:p>
          </table:table-cell>
        </table:table-row>
        <table:table-row table:style-name="ro1">
          <table:table-cell office:value-type="string" calcext:value-type="string">
            <text:p>&lt;http://dbpedia.org/ontology/TradeUnion&gt;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&lt;http://dbpedia.org/ontology/Train&gt;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&lt;http://dbpedia.org/ontology/Tunnel&gt;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&lt;http://dbpedia.org/ontology/UnitOfWork&gt;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&lt;http://dbpedia.org/ontology/University&gt;</text:p>
          </table:table-cell>
          <table:table-cell office:value-type="float" office:value="22125" calcext:value-type="float">
            <text:p>22125</text:p>
          </table:table-cell>
        </table:table-row>
        <table:table-row table:style-name="ro1">
          <table:table-cell office:value-type="string" calcext:value-type="string">
            <text:p>&lt;http://dbpedia.org/ontology/Valley&gt;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&lt;http://dbpedia.org/ontology/Vein&gt;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&lt;http://dbpedia.org/ontology/Venue&gt;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&lt;http://dbpedia.org/ontology/VideoGame&gt;</text:p>
          </table:table-cell>
          <table:table-cell office:value-type="float" office:value="18460" calcext:value-type="float">
            <text:p>18460</text:p>
          </table:table-cell>
        </table:table-row>
        <table:table-row table:style-name="ro1">
          <table:table-cell office:value-type="string" calcext:value-type="string">
            <text:p>&lt;http://dbpedia.org/ontology/VideogamesLeague&gt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http://dbpedia.org/ontology/Village&gt;</text:p>
          </table:table-cell>
          <table:table-cell office:value-type="float" office:value="119860" calcext:value-type="float">
            <text:p>119860</text:p>
          </table:table-cell>
        </table:table-row>
        <table:table-row table:style-name="ro1">
          <table:table-cell office:value-type="string" calcext:value-type="string">
            <text:p>&lt;http://dbpedia.org/ontology/Volcano&gt;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&lt;http://dbpedia.org/ontology/VolleyballCoach&gt;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&lt;http://dbpedia.org/ontology/VolleyballLeague&gt;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&lt;http://dbpedia.org/ontology/VolleyballPlayer&gt;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&lt;http://dbpedia.org/ontology/WaterwayTunnel&gt;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&lt;http://dbpedia.org/ontology/Weapon&gt;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&lt;http://dbpedia.org/ontology/Website&gt;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string" calcext:value-type="string">
            <text:p>&lt;http://dbpedia.org/ontology/WineRegion&gt;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&lt;http://dbpedia.org/ontology/WomensTennisAssociationTournament&gt;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&lt;http://dbpedia.org/ontology/Work&gt;</text:p>
          </table:table-cell>
          <table:table-cell office:value-type="float" office:value="409594" calcext:value-type="float">
            <text:p>409594</text:p>
          </table:table-cell>
        </table:table-row>
        <table:table-row table:style-name="ro1">
          <table:table-cell office:value-type="string" calcext:value-type="string">
            <text:p>&lt;http://dbpedia.org/ontology/WorldHeritageSite&gt;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&lt;http://dbpedia.org/ontology/Wrestler&gt;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&lt;http://dbpedia.org/ontology/WrestlingEvent&gt;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&lt;http://dbpedia.org/ontology/Writer&gt;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string" calcext:value-type="string">
            <text:p>&lt;http://dbpedia.org/ontology/WrittenWork&gt;</text:p>
          </table:table-cell>
          <table:table-cell office:value-type="float" office:value="50261" calcext:value-type="float">
            <text:p>50261</text:p>
          </table:table-cell>
        </table:table-row>
        <table:table-row table:style-name="ro1">
          <table:table-cell office:value-type="string" calcext:value-type="string">
            <text:p>&lt;http://dbpedia.org/ontology/Year&gt;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&lt;http://dbpedia.org/ontology/YearInSpaceflight&gt;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&lt;http://purl.org/ontology/bibo/Book&gt;</text:p>
          </table:table-cell>
          <table:table-cell office:value-type="float" office:value="28128" calcext:value-type="float">
            <text:p>28128</text:p>
          </table:table-cell>
        </table:table-row>
        <table:table-row table:style-name="ro1">
          <table:table-cell office:value-type="string" calcext:value-type="string">
            <text:p>&lt;http://schema.org/AdministrativeArea&gt;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1">
          <table:table-cell office:value-type="string" calcext:value-type="string">
            <text:p>&lt;http://schema.org/Airport&gt;</text:p>
          </table:table-cell>
          <table:table-cell office:value-type="float" office:value="12688" calcext:value-type="float">
            <text:p>12688</text:p>
          </table:table-cell>
        </table:table-row>
        <table:table-row table:style-name="ro1">
          <table:table-cell office:value-type="string" calcext:value-type="string">
            <text:p>&lt;http://schema.org/BodyOfWater&gt;</text:p>
          </table:table-cell>
          <table:table-cell office:value-type="float" office:value="39970" calcext:value-type="float">
            <text:p>39970</text:p>
          </table:table-cell>
        </table:table-row>
        <table:table-row table:style-name="ro1">
          <table:table-cell office:value-type="string" calcext:value-type="string">
            <text:p>&lt;http://schema.org/Book&gt;</text:p>
          </table:table-cell>
          <table:table-cell office:value-type="float" office:value="28128" calcext:value-type="float">
            <text:p>28128</text:p>
          </table:table-cell>
        </table:table-row>
        <table:table-row table:style-name="ro1">
          <table:table-cell office:value-type="string" calcext:value-type="string">
            <text:p>&lt;http://schema.org/Canal&gt;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&lt;http://schema.org/City&gt;</text:p>
          </table:table-cell>
          <table:table-cell office:value-type="float" office:value="20354" calcext:value-type="float">
            <text:p>20354</text:p>
          </table:table-cell>
        </table:table-row>
        <table:table-row table:style-name="ro1">
          <table:table-cell office:value-type="string" calcext:value-type="string">
            <text:p>&lt;http://schema.org/CollegeOrUniversity&gt;</text:p>
          </table:table-cell>
          <table:table-cell office:value-type="float" office:value="22405" calcext:value-type="float">
            <text:p>22405</text:p>
          </table:table-cell>
        </table:table-row>
        <table:table-row table:style-name="ro1">
          <table:table-cell office:value-type="string" calcext:value-type="string">
            <text:p>&lt;http://schema.org/Continent&gt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&lt;http://schema.org/Country&gt;</text:p>
          </table:table-cell>
          <table:table-cell office:value-type="float" office:value="7175" calcext:value-type="float">
            <text:p>7175</text:p>
          </table:table-cell>
        </table:table-row>
        <table:table-row table:style-name="ro1">
          <table:table-cell office:value-type="string" calcext:value-type="string">
            <text:p>&lt;http://schema.org/CreativeWork&gt;</text:p>
          </table:table-cell>
          <table:table-cell office:value-type="float" office:value="409594" calcext:value-type="float">
            <text:p>409594</text:p>
          </table:table-cell>
        </table:table-row>
        <table:table-row table:style-name="ro1">
          <table:table-cell office:value-type="string" calcext:value-type="string">
            <text:p>&lt;http://schema.org/EducationalOrganization&gt;</text:p>
          </table:table-cell>
          <table:table-cell office:value-type="float" office:value="52241" calcext:value-type="float">
            <text:p>52241</text:p>
          </table:table-cell>
        </table:table-row>
        <table:table-row table:style-name="ro1">
          <table:table-cell office:value-type="string" calcext:value-type="string">
            <text:p>&lt;http://schema.org/Event&gt;</text:p>
          </table:table-cell>
          <table:table-cell office:value-type="float" office:value="38464" calcext:value-type="float">
            <text:p>38464</text:p>
          </table:table-cell>
        </table:table-row>
        <table:table-row table:style-name="ro1">
          <table:table-cell office:value-type="string" calcext:value-type="string">
            <text:p>&lt;http://schema.org/Festival&gt;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&lt;http://schema.org/GovernmentOrganization&gt;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string" calcext:value-type="string">
            <text:p>&lt;http://schema.org/Hospital&gt;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&lt;http://schema.org/Hotel&gt;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&lt;http://schema.org/LakeBodyOfWater&gt;</text:p>
          </table:table-cell>
          <table:table-cell office:value-type="float" office:value="9793" calcext:value-type="float">
            <text:p>9793</text:p>
          </table:table-cell>
        </table:table-row>
        <table:table-row table:style-name="ro1">
          <table:table-cell office:value-type="string" calcext:value-type="string">
            <text:p>&lt;http://schema.org/LandmarksOrHistoricalBuildings&gt;</text:p>
          </table:table-cell>
          <table:table-cell office:value-type="float" office:value="15028" calcext:value-type="float">
            <text:p>15028</text:p>
          </table:table-cell>
        </table:table-row>
        <table:table-row table:style-name="ro1">
          <table:table-cell office:value-type="string" calcext:value-type="string">
            <text:p>&lt;http://schema.org/Language&gt;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string" calcext:value-type="string">
            <text:p>&lt;http://schema.org/Library&gt;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&lt;http://schema.org/Mountain&gt;</text:p>
          </table:table-cell>
          <table:table-cell office:value-type="float" office:value="12715" calcext:value-type="float">
            <text:p>12715</text:p>
          </table:table-cell>
        </table:table-row>
        <table:table-row table:style-name="ro1">
          <table:table-cell office:value-type="string" calcext:value-type="string">
            <text:p>&lt;http://schema.org/Movie&gt;</text:p>
          </table:table-cell>
          <table:table-cell office:value-type="float" office:value="77794" calcext:value-type="float">
            <text:p>77794</text:p>
          </table:table-cell>
        </table:table-row>
        <table:table-row table:style-name="ro1">
          <table:table-cell office:value-type="string" calcext:value-type="string">
            <text:p>&lt;http://schema.org/Museum&gt;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&lt;http://schema.org/MusicAlbum&gt;</text:p>
          </table:table-cell>
          <table:table-cell office:value-type="float" office:value="148240" calcext:value-type="float">
            <text:p>148240</text:p>
          </table:table-cell>
        </table:table-row>
        <table:table-row table:style-name="ro1">
          <table:table-cell office:value-type="string" calcext:value-type="string">
            <text:p>&lt;http://schema.org/MusicGroup&gt;</text:p>
          </table:table-cell>
          <table:table-cell office:value-type="float" office:value="119165" calcext:value-type="float">
            <text:p>119165</text:p>
          </table:table-cell>
        </table:table-row>
        <table:table-row table:style-name="ro1">
          <table:table-cell office:value-type="string" calcext:value-type="string">
            <text:p>&lt;http://schema.org/MusicRecording&gt;</text:p>
          </table:table-cell>
          <table:table-cell office:value-type="float" office:value="5268" calcext:value-type="float">
            <text:p>5268</text:p>
          </table:table-cell>
        </table:table-row>
        <table:table-row table:style-name="ro1">
          <table:table-cell office:value-type="string" calcext:value-type="string">
            <text:p>&lt;http://schema.org/Organization&gt;</text:p>
          </table:table-cell>
          <table:table-cell office:value-type="float" office:value="329500" calcext:value-type="float">
            <text:p>329500</text:p>
          </table:table-cell>
        </table:table-row>
        <table:table-row table:style-name="ro1">
          <table:table-cell office:value-type="string" calcext:value-type="string">
            <text:p>&lt;http://schema.org/Park&gt;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&lt;http://schema.org/Person&gt;</text:p>
          </table:table-cell>
          <table:table-cell office:value-type="float" office:value="1124388" calcext:value-type="float">
            <text:p>1124388</text:p>
          </table:table-cell>
        </table:table-row>
        <table:table-row table:style-name="ro1">
          <table:table-cell office:value-type="string" calcext:value-type="string">
            <text:p>&lt;http://schema.org/Place&gt;</text:p>
          </table:table-cell>
          <table:table-cell office:value-type="float" office:value="754415" calcext:value-type="float">
            <text:p>754415</text:p>
          </table:table-cell>
        </table:table-row>
        <table:table-row table:style-name="ro1">
          <table:table-cell office:value-type="string" calcext:value-type="string">
            <text:p>&lt;http://schema.org/Product&gt;</text:p>
          </table:table-cell>
          <table:table-cell office:value-type="float" office:value="51303" calcext:value-type="float">
            <text:p>51303</text:p>
          </table:table-cell>
        </table:table-row>
        <table:table-row table:style-name="ro1">
          <table:table-cell office:value-type="string" calcext:value-type="string">
            <text:p>&lt;http://schema.org/RadioStation&gt;</text:p>
          </table:table-cell>
          <table:table-cell office:value-type="float" office:value="19452" calcext:value-type="float">
            <text:p>19452</text:p>
          </table:table-cell>
        </table:table-row>
        <table:table-row table:style-name="ro1">
          <table:table-cell office:value-type="string" calcext:value-type="string">
            <text:p>&lt;http://schema.org/Restaurant&gt;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&lt;http://schema.org/RiverBodyOfWater&gt;</text:p>
          </table:table-cell>
          <table:table-cell office:value-type="float" office:value="29790" calcext:value-type="float">
            <text:p>29790</text:p>
          </table:table-cell>
        </table:table-row>
        <table:table-row table:style-name="ro1">
          <table:table-cell office:value-type="string" calcext:value-type="string">
            <text:p>&lt;http://schema.org/School&gt;</text:p>
          </table:table-cell>
          <table:table-cell office:value-type="float" office:value="29001" calcext:value-type="float">
            <text:p>29001</text:p>
          </table:table-cell>
        </table:table-row>
        <table:table-row table:style-name="ro1">
          <table:table-cell office:value-type="string" calcext:value-type="string">
            <text:p>&lt;http://schema.org/ShoppingCenter&gt;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&lt;http://schema.org/SkiResort&gt;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&lt;http://schema.org/SportsEvent&gt;</text:p>
          </table:table-cell>
          <table:table-cell office:value-type="float" office:value="14614" calcext:value-type="float">
            <text:p>14614</text:p>
          </table:table-cell>
        </table:table-row>
        <table:table-row table:style-name="ro1">
          <table:table-cell office:value-type="string" calcext:value-type="string">
            <text:p>&lt;http://schema.org/SportsTeam&gt;</text:p>
          </table:table-cell>
          <table:table-cell office:value-type="float" office:value="52156" calcext:value-type="float">
            <text:p>52156</text:p>
          </table:table-cell>
        </table:table-row>
        <table:table-row table:style-name="ro1">
          <table:table-cell office:value-type="string" calcext:value-type="string">
            <text:p>&lt;http://schema.org/StadiumOrArena&gt;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string" calcext:value-type="string">
            <text:p>&lt;http://schema.org/TelevisionStation&gt;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&lt;http://schema.org/TVEpisode&gt;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string" calcext:value-type="string">
            <text:p>&lt;http://schema.org/WebPage&gt;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string" calcext:value-type="string">
            <text:p>&lt;http://www.opengis.net/gml/_Feature&gt;</text:p>
          </table:table-cell>
          <table:table-cell office:value-type="float" office:value="797829" calcext:value-type="float">
            <text:p>797829</text:p>
          </table:table-cell>
        </table:table-row>
        <table:table-row table:style-name="ro1">
          <table:table-cell office:value-type="string" calcext:value-type="string">
            <text:p>&lt;http://www.w3.org/1999/02/22-rdf-syntax-ns#Property&gt;</text:p>
          </table:table-cell>
          <table:table-cell office:value-type="float" office:value="51736" calcext:value-type="float">
            <text:p>51736</text:p>
          </table:table-cell>
        </table:table-row>
        <table:table-row table:style-name="ro1">
          <table:table-cell office:value-type="string" calcext:value-type="string">
            <text:p>&lt;http://www.w3.org/2002/07/owl#Class&gt;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&lt;http://www.w3.org/2002/07/owl#DatatypeProperty&gt;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&lt;http://www.w3.org/2002/07/owl#FunctionalProperty&gt;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&lt;http://www.w3.org/2002/07/owl#ObjectProperty&gt;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&lt;http://www.w3.org/2002/07/owl#Ontology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http://www.w3.org/2002/07/owl#Thing&gt;</text:p>
          </table:table-cell>
          <table:table-cell office:value-type="float" office:value="3850314" calcext:value-type="float">
            <text:p>3850314</text:p>
          </table:table-cell>
        </table:table-row>
        <table:table-row table:style-name="ro1">
          <table:table-cell office:value-type="string" calcext:value-type="string">
            <text:p>&lt;http://www.w3.org/2004/02/skos/core#Concept&gt;</text:p>
          </table:table-cell>
          <table:table-cell office:value-type="float" office:value="1060105" calcext:value-type="float">
            <text:p>1060105</text:p>
          </table:table-cell>
        </table:table-row>
        <table:table-row table:style-name="ro1">
          <table:table-cell office:value-type="string" calcext:value-type="string">
            <text:p>&lt;http://xmlns.com/foaf/0.1/Person&gt;</text:p>
          </table:table-cell>
          <table:table-cell office:value-type="float" office:value="1555597" calcext:value-type="float">
            <text:p>1555597</text:p>
          </table:table-cell>
        </table:table-row>
      </table:table>
      <table:table table:name="TP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ix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tp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useGeneLocation&g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useGene&gt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umanGeneLocation&gt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ixedMartialArtsLeague&gt;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eneLocation&gt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kyscraper&gt;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umanGene&gt;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8]*[.C8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mericanFootballTeam&gt;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ustralianFootballLeague&gt;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ene&gt;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1]*[.C1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inkgo&gt;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2]*[.C1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VideogamesLeague&gt;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3]*[.C1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eedwayLeague&gt;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*[.C14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anadianFootballLeague&gt;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]*[.C15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ennisLeague&gt;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]*[.C16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ricketLeague&gt;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7]*[.C17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utoRacingLeague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]*[.C18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nookerWorldRanking&gt;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B19]*[.C19]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olfLeague&gt;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20]*[.C20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aceShuttle&gt;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B21]*[.C21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roject&gt;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B22]*[.C22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esearchProject&gt;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B23]*[.C23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Journalist&gt;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B24]*[.C24]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andballLeague&gt;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B25]*[.C25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oloLeague&gt;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B26]*[.C26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oftballLeague&gt;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B27]*[.C27]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VolleyballCoach&gt;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28]*[.C28]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ntinent&gt;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29]*[.C29]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Continent&gt;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30]*[.C30]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anadianFootballTeam&gt;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1]*[.C31]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torcycleRacingLeague&gt;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2]*[.C32]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netophytes&gt;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B33]*[.C33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acrosseLeague&gt;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34]*[.C34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ieldHockeyLeague&gt;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B35]*[.C35]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InlineHockeyLeague&gt;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B36]*[.C36]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WaterwayTunnel&gt;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37]*[.C37]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nookerChamp&gt;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38]*[.C38]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aceStation&gt;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B39]*[.C39]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medyGroup&gt;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40]*[.C40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YearInSpaceflight&gt;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[.B41]*[.C41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elevisionHost&gt;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B42]*[.C42]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ymph&gt;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[.B43]*[.C43]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acecraft&gt;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formula="of:=[.B44]*[.C44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VolleyballLeague&gt;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formula="of:=[.B45]*[.C45]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WomensTennisAssociationTournament&gt;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formula="of:=[.B46]*[.C46]"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rchaea&gt;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table:formula="of:=[.B47]*[.C47]"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lubMoss&gt;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formula="of:=[.B48]*[.C48]"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mericanFootballLeague&gt;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[.B49]*[.C49]"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igament&gt;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table:formula="of:=[.B50]*[.C50]"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hancellor&gt;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formula="of:=[.B51]*[.C51]"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eedwayTeam&gt;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[.B52]*[.C52]"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Embryology&gt;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formula="of:=[.B53]*[.C53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llege&gt;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formula="of:=[.B54]*[.C54]"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aunchPad&gt;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[.B55]*[.C55]"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Valley&gt;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formula="of:=[.B56]*[.C56]"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iologicalDatabase&gt;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formula="of:=[.B57]*[.C57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Database&gt;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formula="of:=[.B58]*[.C58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oadJunction&gt;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formula="of:=[.B59]*[.C59]"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ailwayTunnel&gt;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formula="of:=[.B60]*[.C60]" office:value-type="float" office:value="981" calcext:value-type="float">
            <text:p>98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eachVolleyballPlayer&gt;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formula="of:=[.B61]*[.C61]"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ycad&gt;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table:formula="of:=[.B62]*[.C62]"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ugbyLeague&gt;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table:formula="of:=[.B63]*[.C63]"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uscle&gt;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formula="of:=[.B64]*[.C64]"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acecourse&gt;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table:formula="of:=[.B65]*[.C65]" office:value-type="float" office:value="1134" calcext:value-type="float">
            <text:p>113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aceTrack&gt;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table:formula="of:=[.B66]*[.C66]" office:value-type="float" office:value="1134" calcext:value-type="float">
            <text:p>113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Vein&gt;</text:p>
          </table:table-cell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table:formula="of:=[.B67]*[.C67]"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oadTunnel&gt;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table:formula="of:=[.B68]*[.C68]"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orseTrainer&gt;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table:formula="of:=[.B69]*[.C69]"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nument&gt;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formula="of:=[.B70]*[.C70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acteria&gt;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table:formula="of:=[.B71]*[.C71]"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odybuilder&gt;</text:p>
          </table:table-cell>
          <table:table-cell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table:formula="of:=[.B72]*[.C72]"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yclingTeam&gt;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table:formula="of:=[.B73]*[.C73]"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kater&gt;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table:formula="of:=[.B74]*[.C74]"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Nerve&gt;</text:p>
          </table:table-cell>
          <table:table-cell office:value-type="float" office:value="4" calcext:value-type="float">
            <text:p>4</text:p>
          </table:table-cell>
          <table:table-cell office:value-type="float" office:value="389" calcext:value-type="float">
            <text:p>389</text:p>
          </table:table-cell>
          <table:table-cell table:formula="of:=[.B75]*[.C75]" office:value-type="float" office:value="1556" calcext:value-type="float">
            <text:p>155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aseballLeague&gt;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table:formula="of:=[.B76]*[.C76]" office:value-type="float" office:value="1568" calcext:value-type="float">
            <text:p>156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IceHockeyLeague&gt;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table:formula="of:=[.B77]*[.C77]" office:value-type="float" office:value="1632" calcext:value-type="float">
            <text:p>163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NetballPlayer&gt;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table:formula="of:=[.B78]*[.C78]" office:value-type="float" office:value="1701" calcext:value-type="float">
            <text:p>170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one&gt;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table:formula="of:=[.B79]*[.C79]"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quashPlayer&gt;</text:p>
          </table:table-cell>
          <table:table-cell office:value-type="float" office:value="7" calcext:value-type="float">
            <text:p>7</text:p>
          </table:table-cell>
          <table:table-cell office:value-type="float" office:value="267" calcext:value-type="float">
            <text:p>267</text:p>
          </table:table-cell>
          <table:table-cell table:formula="of:=[.B80]*[.C80]" office:value-type="float" office:value="1869" calcext:value-type="float">
            <text:p>1869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layboyPlaymate&gt;</text:p>
          </table:table-cell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table:formula="of:=[.B81]*[.C81]" office:value-type="float" office:value="2058" calcext:value-type="float">
            <text:p>205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ave&gt;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table:formula="of:=[.B82]*[.C82]"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reenAlga&gt;</text:p>
          </table:table-cell>
          <table:table-cell office:value-type="float" office:value="6" calcext:value-type="float">
            <text:p>6</text:p>
          </table:table-cell>
          <table:table-cell office:value-type="float" office:value="356" calcext:value-type="float">
            <text:p>356</text:p>
          </table:table-cell>
          <table:table-cell table:formula="of:=[.B83]*[.C83]" office:value-type="float" office:value="2136" calcext:value-type="float">
            <text:p>213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adioHost&gt;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table:formula="of:=[.B84]*[.C84]" office:value-type="float" office:value="2198" calcext:value-type="float">
            <text:p>219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OlympicResult&gt;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table:formula="of:=[.B85]*[.C85]"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ortCompetitionResult&gt;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table:formula="of:=[.B86]*[.C86]"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edician&gt;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table:formula="of:=[.B87]*[.C87]" office:value-type="float" office:value="2256" calcext:value-type="float">
            <text:p>225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nookerPlayer&gt;</text:p>
          </table:table-cell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table:formula="of:=[.B88]*[.C88]" office:value-type="float" office:value="2296" calcext:value-type="float">
            <text:p>229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ss&gt;</text:p>
          </table:table-cell>
          <table:table-cell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table:formula="of:=[.B89]*[.C89]"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alaxy&gt;</text:p>
          </table:table-cell>
          <table:table-cell office:value-type="float" office:value="4" calcext:value-type="float">
            <text:p>4</text:p>
          </table:table-cell>
          <table:table-cell office:value-type="float" office:value="578" calcext:value-type="float">
            <text:p>578</text:p>
          </table:table-cell>
          <table:table-cell table:formula="of:=[.B90]*[.C90]" office:value-type="float" office:value="2312" calcext:value-type="float">
            <text:p>23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rtery&gt;</text:p>
          </table:table-cell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table:formula="of:=[.B91]*[.C91]" office:value-type="float" office:value="2330" calcext:value-type="float">
            <text:p>233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acrossePlayer&gt;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formula="of:=[.B92]*[.C92]" office:value-type="float" office:value="2373" calcext:value-type="float">
            <text:p>237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aceMission&gt;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table:formula="of:=[.B93]*[.C93]" office:value-type="float" office:value="2425" calcext:value-type="float">
            <text:p>242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oliday&gt;</text:p>
          </table:table-cell>
          <table:table-cell office:value-type="float" office:value="4" calcext:value-type="float">
            <text:p>4</text:p>
          </table:table-cell>
          <table:table-cell office:value-type="float" office:value="607" calcext:value-type="float">
            <text:p>607</text:p>
          </table:table-cell>
          <table:table-cell table:formula="of:=[.B94]*[.C94]"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rape&gt;</text:p>
          </table:table-cell>
          <table:table-cell office:value-type="float" office:value="7" calcext:value-type="float">
            <text:p>7</text:p>
          </table:table-cell>
          <table:table-cell office:value-type="float" office:value="349" calcext:value-type="float">
            <text:p>349</text:p>
          </table:table-cell>
          <table:table-cell table:formula="of:=[.B95]*[.C95]"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asketballLeague&gt;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  <table:table-cell table:formula="of:=[.B96]*[.C96]" office:value-type="float" office:value="2448" calcext:value-type="float">
            <text:p>244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untainRange&gt;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table:formula="of:=[.B97]*[.C97]" office:value-type="float" office:value="2625" calcext:value-type="float">
            <text:p>262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nimangaCharacter&gt;</text:p>
          </table:table-cell>
          <table:table-cell office:value-type="float" office:value="8" calcext:value-type="float">
            <text:p>8</text:p>
          </table:table-cell>
          <table:table-cell office:value-type="float" office:value="342" calcext:value-type="float">
            <text:p>342</text:p>
          </table:table-cell>
          <table:table-cell table:formula="of:=[.B98]*[.C98]" office:value-type="float" office:value="2736" calcext:value-type="float">
            <text:p>273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ocket&gt;</text:p>
          </table:table-cell>
          <table:table-cell office:value-type="float" office:value="9" calcext:value-type="float">
            <text:p>9</text:p>
          </table:table-cell>
          <table:table-cell office:value-type="float" office:value="304" calcext:value-type="float">
            <text:p>304</text:p>
          </table:table-cell>
          <table:table-cell table:formula="of:=[.B99]*[.C99]" office:value-type="float" office:value="2736" calcext:value-type="float">
            <text:p>273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nvention&gt;</text:p>
          </table:table-cell>
          <table:table-cell office:value-type="float" office:value="5" calcext:value-type="float">
            <text:p>5</text:p>
          </table:table-cell>
          <table:table-cell office:value-type="float" office:value="554" calcext:value-type="float">
            <text:p>554</text:p>
          </table:table-cell>
          <table:table-cell table:formula="of:=[.B100]*[.C100]" office:value-type="float" office:value="2770" calcext:value-type="float">
            <text:p>277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iteOfSpecialScientificInterest&gt;</text:p>
          </table:table-cell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table:formula="of:=[.B101]*[.C101]" office:value-type="float" office:value="2890" calcext:value-type="float">
            <text:p>289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hef&gt;</text:p>
          </table:table-cell>
          <table:table-cell office:value-type="float" office:value="7" calcext:value-type="float">
            <text:p>7</text:p>
          </table:table-cell>
          <table:table-cell office:value-type="float" office:value="417" calcext:value-type="float">
            <text:p>417</text:p>
          </table:table-cell>
          <table:table-cell table:formula="of:=[.B102]*[.C102]" office:value-type="float" office:value="2919" calcext:value-type="float">
            <text:p>2919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Jockey&gt;</text:p>
          </table:table-cell>
          <table:table-cell office:value-type="float" office:value="7" calcext:value-type="float">
            <text:p>7</text:p>
          </table:table-cell>
          <table:table-cell office:value-type="float" office:value="425" calcext:value-type="float">
            <text:p>425</text:p>
          </table:table-cell>
          <table:table-cell table:formula="of:=[.B103]*[.C103]" office:value-type="float" office:value="2975" calcext:value-type="float">
            <text:p>297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ashionDesigner&gt;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formula="of:=[.B104]*[.C104]" office:value-type="float" office:value="3032" calcext:value-type="float">
            <text:p>303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DartsPlayer&gt;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table:formula="of:=[.B105]*[.C105]" office:value-type="float" office:value="3052" calcext:value-type="float">
            <text:p>305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ableTennisPlayer&gt;</text:p>
          </table:table-cell>
          <table:table-cell office:value-type="float" office:value="7" calcext:value-type="float">
            <text:p>7</text:p>
          </table:table-cell>
          <table:table-cell office:value-type="float" office:value="445" calcext:value-type="float">
            <text:p>445</text:p>
          </table:table-cell>
          <table:table-cell table:formula="of:=[.B106]*[.C106]" office:value-type="float" office:value="3115" calcext:value-type="float">
            <text:p>311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mbassador&gt;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table:formula="of:=[.B107]*[.C107]" office:value-type="float" office:value="3150" calcext:value-type="float">
            <text:p>31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rain&gt;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table:formula="of:=[.B108]*[.C108]" office:value-type="float" office:value="3222" calcext:value-type="float">
            <text:p>322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admintonPlayer&gt;</text:p>
          </table:table-cell>
          <table:table-cell office:value-type="float" office:value="7" calcext:value-type="float">
            <text:p>7</text:p>
          </table:table-cell>
          <table:table-cell office:value-type="float" office:value="465" calcext:value-type="float">
            <text:p>465</text:p>
          </table:table-cell>
          <table:table-cell table:formula="of:=[.B109]*[.C109]" office:value-type="float" office:value="3255" calcext:value-type="float">
            <text:p>325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unnel&gt;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table:formula="of:=[.B110]*[.C110]"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mateurBoxer&gt;</text:p>
          </table:table-cell>
          <table:table-cell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  <table:table-cell table:formula="of:=[.B111]*[.C111]" office:value-type="float" office:value="3304" calcext:value-type="float">
            <text:p>330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urler&gt;</text:p>
          </table:table-cell>
          <table:table-cell office:value-type="float" office:value="7" calcext:value-type="float">
            <text:p>7</text:p>
          </table:table-cell>
          <table:table-cell office:value-type="float" office:value="473" calcext:value-type="float">
            <text:p>473</text:p>
          </table:table-cell>
          <table:table-cell table:formula="of:=[.B112]*[.C112]" office:value-type="float" office:value="3311" calcext:value-type="float">
            <text:p>331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kiArea&gt;</text:p>
          </table:table-cell>
          <table:table-cell office:value-type="float" office:value="6" calcext:value-type="float">
            <text:p>6</text:p>
          </table:table-cell>
          <table:table-cell office:value-type="float" office:value="575" calcext:value-type="float">
            <text:p>575</text:p>
          </table:table-cell>
          <table:table-cell table:formula="of:=[.B113]*[.C113]"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SkiResort&gt;</text:p>
          </table:table-cell>
          <table:table-cell office:value-type="float" office:value="6" calcext:value-type="float">
            <text:p>6</text:p>
          </table:table-cell>
          <table:table-cell office:value-type="float" office:value="575" calcext:value-type="float">
            <text:p>575</text:p>
          </table:table-cell>
          <table:table-cell table:formula="of:=[.B114]*[.C114]"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umoWrestler&gt;</text:p>
          </table:table-cell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table:formula="of:=[.B115]*[.C115]" office:value-type="float" office:value="3528" calcext:value-type="float">
            <text:p>352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resenter&gt;</text:p>
          </table:table-cell>
          <table:table-cell office:value-type="float" office:value="8" calcext:value-type="float">
            <text:p>8</text:p>
          </table:table-cell>
          <table:table-cell office:value-type="float" office:value="443" calcext:value-type="float">
            <text:p>443</text:p>
          </table:table-cell>
          <table:table-cell table:formula="of:=[.B116]*[.C116]" office:value-type="float" office:value="3544" calcext:value-type="float">
            <text:p>354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ardinal&gt;</text:p>
          </table:table-cell>
          <table:table-cell office:value-type="float" office:value="7" calcext:value-type="float">
            <text:p>7</text:p>
          </table:table-cell>
          <table:table-cell office:value-type="float" office:value="507" calcext:value-type="float">
            <text:p>507</text:p>
          </table:table-cell>
          <table:table-cell table:formula="of:=[.B117]*[.C117]" office:value-type="float" office:value="3549" calcext:value-type="float">
            <text:p>3549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awFirm&gt;</text:p>
          </table:table-cell>
          <table:table-cell office:value-type="float" office:value="8" calcext:value-type="float">
            <text:p>8</text:p>
          </table:table-cell>
          <table:table-cell office:value-type="float" office:value="446" calcext:value-type="float">
            <text:p>446</text:p>
          </table:table-cell>
          <table:table-cell table:formula="of:=[.B118]*[.C118]"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ilmFestival&gt;</text:p>
          </table:table-cell>
          <table:table-cell office:value-type="float" office:value="7" calcext:value-type="float">
            <text:p>7</text:p>
          </table:table-cell>
          <table:table-cell office:value-type="float" office:value="536" calcext:value-type="float">
            <text:p>536</text:p>
          </table:table-cell>
          <table:table-cell table:formula="of:=[.B119]*[.C119]" office:value-type="float" office:value="3752" calcext:value-type="float">
            <text:p>375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NationalCollegiateAthleticAssociationAthlete&gt;</text:p>
          </table:table-cell>
          <table:table-cell office:value-type="float" office:value="7" calcext:value-type="float">
            <text:p>7</text:p>
          </table:table-cell>
          <table:table-cell office:value-type="float" office:value="538" calcext:value-type="float">
            <text:p>538</text:p>
          </table:table-cell>
          <table:table-cell table:formula="of:=[.B120]*[.C120]" office:value-type="float" office:value="3766" calcext:value-type="float">
            <text:p>376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WineRegion&gt;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table:formula="of:=[.B121]*[.C121]" office:value-type="float" office:value="3890" calcext:value-type="float">
            <text:p>389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ace&gt;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table:formula="of:=[.B122]*[.C122]" office:value-type="float" office:value="4120" calcext:value-type="float">
            <text:p>412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everage&gt;</text:p>
          </table:table-cell>
          <table:table-cell office:value-type="float" office:value="6" calcext:value-type="float">
            <text:p>6</text:p>
          </table:table-cell>
          <table:table-cell office:value-type="float" office:value="697" calcext:value-type="float">
            <text:p>697</text:p>
          </table:table-cell>
          <table:table-cell table:formula="of:=[.B123]*[.C123]" office:value-type="float" office:value="4182" calcext:value-type="float">
            <text:p>418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nifer&gt;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table:formula="of:=[.B124]*[.C124]"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okerPlayer&gt;</text:p>
          </table:table-cell>
          <table:table-cell office:value-type="float" office:value="7" calcext:value-type="float">
            <text:p>7</text:p>
          </table:table-cell>
          <table:table-cell office:value-type="float" office:value="624" calcext:value-type="float">
            <text:p>624</text:p>
          </table:table-cell>
          <table:table-cell table:formula="of:=[.B125]*[.C125]" office:value-type="float" office:value="4368" calcext:value-type="float">
            <text:p>436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ixedMartialArtsEvent&gt;</text:p>
          </table:table-cell>
          <table:table-cell office:value-type="float" office:value="7" calcext:value-type="float">
            <text:p>7</text:p>
          </table:table-cell>
          <table:table-cell office:value-type="float" office:value="693" calcext:value-type="float">
            <text:p>693</text:p>
          </table:table-cell>
          <table:table-cell table:formula="of:=[.B126]*[.C126]" office:value-type="float" office:value="4851" calcext:value-type="float">
            <text:p>485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Economist&gt;</text:p>
          </table:table-cell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 table:formula="of:=[.B127]*[.C127]" office:value-type="float" office:value="4886" calcext:value-type="float">
            <text:p>488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urderer&gt;</text:p>
          </table:table-cell>
          <table:table-cell office:value-type="float" office:value="9" calcext:value-type="float">
            <text:p>9</text:p>
          </table:table-cell>
          <table:table-cell office:value-type="float" office:value="553" calcext:value-type="float">
            <text:p>553</text:p>
          </table:table-cell>
          <table:table-cell table:formula="of:=[.B128]*[.C128]" office:value-type="float" office:value="4977" calcext:value-type="float">
            <text:p>497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estaurant&gt;</text:p>
          </table:table-cell>
          <table:table-cell office:value-type="float" office:value="8" calcext:value-type="float">
            <text:p>8</text:p>
          </table:table-cell>
          <table:table-cell office:value-type="float" office:value="623" calcext:value-type="float">
            <text:p>623</text:p>
          </table:table-cell>
          <table:table-cell table:formula="of:=[.B129]*[.C129]" office:value-type="float" office:value="4984" calcext:value-type="float">
            <text:p>4984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Restaurant&gt;</text:p>
          </table:table-cell>
          <table:table-cell office:value-type="float" office:value="8" calcext:value-type="float">
            <text:p>8</text:p>
          </table:table-cell>
          <table:table-cell office:value-type="float" office:value="623" calcext:value-type="float">
            <text:p>623</text:p>
          </table:table-cell>
          <table:table-cell table:formula="of:=[.B130]*[.C130]" office:value-type="float" office:value="4984" calcext:value-type="float">
            <text:p>498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ern&gt;</text:p>
          </table:table-cell>
          <table:table-cell office:value-type="float" office:value="6" calcext:value-type="float">
            <text:p>6</text:p>
          </table:table-cell>
          <table:table-cell office:value-type="float" office:value="833" calcext:value-type="float">
            <text:p>833</text:p>
          </table:table-cell>
          <table:table-cell table:formula="of:=[.B131]*[.C131]" office:value-type="float" office:value="4998" calcext:value-type="float">
            <text:p>499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anal&gt;</text:p>
          </table:table-cell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table:formula="of:=[.B132]*[.C132]" office:value-type="float" office:value="5066" calcext:value-type="float">
            <text:p>5066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Canal&gt;</text:p>
          </table:table-cell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table:formula="of:=[.B133]*[.C133]" office:value-type="float" office:value="5066" calcext:value-type="float">
            <text:p>506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ame&gt;</text:p>
          </table:table-cell>
          <table:table-cell office:value-type="float" office:value="4" calcext:value-type="float">
            <text:p>4</text:p>
          </table:table-cell>
          <table:table-cell office:value-type="float" office:value="1276" calcext:value-type="float">
            <text:p>1276</text:p>
          </table:table-cell>
          <table:table-cell table:formula="of:=[.B134]*[.C134]" office:value-type="float" office:value="5104" calcext:value-type="float">
            <text:p>510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eedwayRider&gt;</text:p>
          </table:table-cell>
          <table:table-cell office:value-type="float" office:value="8" calcext:value-type="float">
            <text:p>8</text:p>
          </table:table-cell>
          <table:table-cell office:value-type="float" office:value="639" calcext:value-type="float">
            <text:p>639</text:p>
          </table:table-cell>
          <table:table-cell table:formula="of:=[.B135]*[.C135]" office:value-type="float" office:value="5112" calcext:value-type="float">
            <text:p>51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andballPlayer&gt;</text:p>
          </table:table-cell>
          <table:table-cell office:value-type="float" office:value="7" calcext:value-type="float">
            <text:p>7</text:p>
          </table:table-cell>
          <table:table-cell office:value-type="float" office:value="770" calcext:value-type="float">
            <text:p>770</text:p>
          </table:table-cell>
          <table:table-cell table:formula="of:=[.B136]*[.C136]" office:value-type="float" office:value="5390" calcext:value-type="float">
            <text:p>539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Volcano&gt;</text:p>
          </table:table-cell>
          <table:table-cell office:value-type="float" office:value="7" calcext:value-type="float">
            <text:p>7</text:p>
          </table:table-cell>
          <table:table-cell office:value-type="float" office:value="792" calcext:value-type="float">
            <text:p>792</text:p>
          </table:table-cell>
          <table:table-cell table:formula="of:=[.B137]*[.C137]" office:value-type="float" office:value="5544" calcext:value-type="float">
            <text:p>554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eligious&gt;</text:p>
          </table:table-cell>
          <table:table-cell office:value-type="float" office:value="8" calcext:value-type="float">
            <text:p>8</text:p>
          </table:table-cell>
          <table:table-cell office:value-type="float" office:value="708" calcext:value-type="float">
            <text:p>708</text:p>
          </table:table-cell>
          <table:table-cell table:formula="of:=[.B138]*[.C138]" office:value-type="float" office:value="5664" calcext:value-type="float">
            <text:p>566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ineral&gt;</text:p>
          </table:table-cell>
          <table:table-cell office:value-type="float" office:value="5" calcext:value-type="float">
            <text:p>5</text:p>
          </table:table-cell>
          <table:table-cell office:value-type="float" office:value="1140" calcext:value-type="float">
            <text:p>1140</text:p>
          </table:table-cell>
          <table:table-cell table:formula="of:=[.B139]*[.C139]" office:value-type="float" office:value="5700" calcext:value-type="float">
            <text:p>570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astle&gt;</text:p>
          </table:table-cell>
          <table:table-cell office:value-type="float" office:value="7" calcext:value-type="float">
            <text:p>7</text:p>
          </table:table-cell>
          <table:table-cell office:value-type="float" office:value="816" calcext:value-type="float">
            <text:p>816</text:p>
          </table:table-cell>
          <table:table-cell table:formula="of:=[.B140]*[.C140]" office:value-type="float" office:value="5712" calcext:value-type="float">
            <text:p>57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Engineer&gt;</text:p>
          </table:table-cell>
          <table:table-cell office:value-type="float" office:value="8" calcext:value-type="float">
            <text:p>8</text:p>
          </table:table-cell>
          <table:table-cell office:value-type="float" office:value="731" calcext:value-type="float">
            <text:p>731</text:p>
          </table:table-cell>
          <table:table-cell table:formula="of:=[.B141]*[.C141]" office:value-type="float" office:value="5848" calcext:value-type="float">
            <text:p>584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usical&gt;</text:p>
          </table:table-cell>
          <table:table-cell office:value-type="float" office:value="5" calcext:value-type="float">
            <text:p>5</text:p>
          </table:table-cell>
          <table:table-cell office:value-type="float" office:value="1198" calcext:value-type="float">
            <text:p>1198</text:p>
          </table:table-cell>
          <table:table-cell table:formula="of:=[.B142]*[.C142]" office:value-type="float" office:value="5990" calcext:value-type="float">
            <text:p>599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Year&gt;</text:p>
          </table:table-cell>
          <table:table-cell office:value-type="float" office:value="3" calcext:value-type="float">
            <text:p>3</text:p>
          </table:table-cell>
          <table:table-cell office:value-type="float" office:value="2041" calcext:value-type="float">
            <text:p>2041</text:p>
          </table:table-cell>
          <table:table-cell table:formula="of:=[.B143]*[.C143]" office:value-type="float" office:value="6123" calcext:value-type="float">
            <text:p>612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WrestlingEvent&gt;</text:p>
          </table:table-cell>
          <table:table-cell office:value-type="float" office:value="7" calcext:value-type="float">
            <text:p>7</text:p>
          </table:table-cell>
          <table:table-cell office:value-type="float" office:value="878" calcext:value-type="float">
            <text:p>878</text:p>
          </table:table-cell>
          <table:table-cell table:formula="of:=[.B144]*[.C144]" office:value-type="float" office:value="6146" calcext:value-type="float">
            <text:p>614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torsportSeason&gt;</text:p>
          </table:table-cell>
          <table:table-cell office:value-type="float" office:value="3" calcext:value-type="float">
            <text:p>3</text:p>
          </table:table-cell>
          <table:table-cell office:value-type="float" office:value="2069" calcext:value-type="float">
            <text:p>2069</text:p>
          </table:table-cell>
          <table:table-cell table:formula="of:=[.B145]*[.C145]" office:value-type="float" office:value="6207" calcext:value-type="float">
            <text:p>620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ort&gt;</text:p>
          </table:table-cell>
          <table:table-cell office:value-type="float" office:value="19" calcext:value-type="float">
            <text:p>19</text:p>
          </table:table-cell>
          <table:table-cell office:value-type="float" office:value="328" calcext:value-type="float">
            <text:p>328</text:p>
          </table:table-cell>
          <table:table-cell table:formula="of:=[.B146]*[.C146]" office:value-type="float" office:value="6232" calcext:value-type="float">
            <text:p>623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usicFestival&gt;</text:p>
          </table:table-cell>
          <table:table-cell office:value-type="float" office:value="7" calcext:value-type="float">
            <text:p>7</text:p>
          </table:table-cell>
          <table:table-cell office:value-type="float" office:value="909" calcext:value-type="float">
            <text:p>909</text:p>
          </table:table-cell>
          <table:table-cell table:formula="of:=[.B147]*[.C147]" office:value-type="float" office:value="6363" calcext:value-type="float">
            <text:p>636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adioProgram&gt;</text:p>
          </table:table-cell>
          <table:table-cell office:value-type="float" office:value="7" calcext:value-type="float">
            <text:p>7</text:p>
          </table:table-cell>
          <table:table-cell office:value-type="float" office:value="933" calcext:value-type="float">
            <text:p>933</text:p>
          </table:table-cell>
          <table:table-cell table:formula="of:=[.B148]*[.C148]" office:value-type="float" office:value="6531" calcext:value-type="float">
            <text:p>653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WorldHeritageSite&gt;</text:p>
          </table:table-cell>
          <table:table-cell office:value-type="float" office:value="6" calcext:value-type="float">
            <text:p>6</text:p>
          </table:table-cell>
          <table:table-cell office:value-type="float" office:value="1102" calcext:value-type="float">
            <text:p>1102</text:p>
          </table:table-cell>
          <table:table-cell table:formula="of:=[.B149]*[.C149]" office:value-type="float" office:value="6612" calcext:value-type="float">
            <text:p>66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rison&gt;</text:p>
          </table:table-cell>
          <table:table-cell office:value-type="float" office:value="9" calcext:value-type="float">
            <text:p>9</text:p>
          </table:table-cell>
          <table:table-cell office:value-type="float" office:value="740" calcext:value-type="float">
            <text:p>740</text:p>
          </table:table-cell>
          <table:table-cell table:formula="of:=[.B150]*[.C150]" office:value-type="float" office:value="6660" calcext:value-type="float">
            <text:p>66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NascarDriver&gt;</text:p>
          </table:table-cell>
          <table:table-cell office:value-type="float" office:value="8" calcext:value-type="float">
            <text:p>8</text:p>
          </table:table-cell>
          <table:table-cell office:value-type="float" office:value="836" calcext:value-type="float">
            <text:p>836</text:p>
          </table:table-cell>
          <table:table-cell table:formula="of:=[.B151]*[.C151]" office:value-type="float" office:value="6688" calcext:value-type="float">
            <text:p>668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lay&gt;</text:p>
          </table:table-cell>
          <table:table-cell office:value-type="float" office:value="5" calcext:value-type="float">
            <text:p>5</text:p>
          </table:table-cell>
          <table:table-cell office:value-type="float" office:value="1361" calcext:value-type="float">
            <text:p>1361</text:p>
          </table:table-cell>
          <table:table-cell table:formula="of:=[.B152]*[.C152]" office:value-type="float" office:value="6805" calcext:value-type="float">
            <text:p>680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VolleyballPlayer&gt;</text:p>
          </table:table-cell>
          <table:table-cell office:value-type="float" office:value="8" calcext:value-type="float">
            <text:p>8</text:p>
          </table:table-cell>
          <table:table-cell office:value-type="float" office:value="868" calcext:value-type="float">
            <text:p>868</text:p>
          </table:table-cell>
          <table:table-cell table:formula="of:=[.B153]*[.C153]" office:value-type="float" office:value="6944" calcext:value-type="float">
            <text:p>694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hessPlayer&gt;</text:p>
          </table:table-cell>
          <table:table-cell office:value-type="float" office:value="7" calcext:value-type="float">
            <text:p>7</text:p>
          </table:table-cell>
          <table:table-cell office:value-type="float" office:value="1055" calcext:value-type="float">
            <text:p>1055</text:p>
          </table:table-cell>
          <table:table-cell table:formula="of:=[.B154]*[.C154]" office:value-type="float" office:value="7385" calcext:value-type="float">
            <text:p>738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ollywoodCartoon&gt;</text:p>
          </table:table-cell>
          <table:table-cell office:value-type="float" office:value="5" calcext:value-type="float">
            <text:p>5</text:p>
          </table:table-cell>
          <table:table-cell office:value-type="float" office:value="1486" calcext:value-type="float">
            <text:p>1486</text:p>
          </table:table-cell>
          <table:table-cell table:formula="of:=[.B155]*[.C155]" office:value-type="float" office:value="7430" calcext:value-type="float">
            <text:p>743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ymnast&gt;</text:p>
          </table:table-cell>
          <table:table-cell office:value-type="float" office:value="7" calcext:value-type="float">
            <text:p>7</text:p>
          </table:table-cell>
          <table:table-cell office:value-type="float" office:value="1084" calcext:value-type="float">
            <text:p>1084</text:p>
          </table:table-cell>
          <table:table-cell table:formula="of:=[.B156]*[.C156]" office:value-type="float" office:value="7588" calcext:value-type="float">
            <text:p>758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asketballTeam&gt;</text:p>
          </table:table-cell>
          <table:table-cell office:value-type="float" office:value="9" calcext:value-type="float">
            <text:p>9</text:p>
          </table:table-cell>
          <table:table-cell office:value-type="float" office:value="857" calcext:value-type="float">
            <text:p>857</text:p>
          </table:table-cell>
          <table:table-cell table:formula="of:=[.B157]*[.C157]" office:value-type="float" office:value="7713" calcext:value-type="float">
            <text:p>771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EurovisionSongContestEntry&gt;</text:p>
          </table:table-cell>
          <table:table-cell office:value-type="float" office:value="7" calcext:value-type="float">
            <text:p>7</text:p>
          </table:table-cell>
          <table:table-cell office:value-type="float" office:value="1102" calcext:value-type="float">
            <text:p>1102</text:p>
          </table:table-cell>
          <table:table-cell table:formula="of:=[.B158]*[.C158]" office:value-type="float" office:value="7714" calcext:value-type="float">
            <text:p>771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ormulaOneRacer&gt;</text:p>
          </table:table-cell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005</text:p>
          </table:table-cell>
          <table:table-cell table:formula="of:=[.B159]*[.C159]" office:value-type="float" office:value="8040" calcext:value-type="float">
            <text:p>80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stronaut&gt;</text:p>
          </table:table-cell>
          <table:table-cell office:value-type="float" office:value="12" calcext:value-type="float">
            <text:p>12</text:p>
          </table:table-cell>
          <table:table-cell office:value-type="float" office:value="676" calcext:value-type="float">
            <text:p>676</text:p>
          </table:table-cell>
          <table:table-cell table:formula="of:=[.B160]*[.C160]" office:value-type="float" office:value="8112" calcext:value-type="float">
            <text:p>81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urrency&gt;</text:p>
          </table:table-cell>
          <table:table-cell office:value-type="float" office:value="13" calcext:value-type="float">
            <text:p>13</text:p>
          </table:table-cell>
          <table:table-cell office:value-type="float" office:value="625" calcext:value-type="float">
            <text:p>625</text:p>
          </table:table-cell>
          <table:table-cell table:formula="of:=[.B161]*[.C161]" office:value-type="float" office:value="8125" calcext:value-type="float">
            <text:p>812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randPrix&gt;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table:formula="of:=[.B162]*[.C162]" office:value-type="float" office:value="8260" calcext:value-type="float">
            <text:p>82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otel&gt;</text:p>
          </table:table-cell>
          <table:table-cell office:value-type="float" office:value="8" calcext:value-type="float">
            <text:p>8</text:p>
          </table:table-cell>
          <table:table-cell office:value-type="float" office:value="1045" calcext:value-type="float">
            <text:p>1045</text:p>
          </table:table-cell>
          <table:table-cell table:formula="of:=[.B163]*[.C163]"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Hotel&gt;</text:p>
          </table:table-cell>
          <table:table-cell office:value-type="float" office:value="8" calcext:value-type="float">
            <text:p>8</text:p>
          </table:table-cell>
          <table:table-cell office:value-type="float" office:value="1045" calcext:value-type="float">
            <text:p>1045</text:p>
          </table:table-cell>
          <table:table-cell table:formula="of:=[.B164]*[.C164]"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enator&gt;</text:p>
          </table:table-cell>
          <table:table-cell office:value-type="float" office:value="9" calcext:value-type="float">
            <text:p>9</text:p>
          </table:table-cell>
          <table:table-cell office:value-type="float" office:value="934" calcext:value-type="float">
            <text:p>934</text:p>
          </table:table-cell>
          <table:table-cell table:formula="of:=[.B165]*[.C165]" office:value-type="float" office:value="8406" calcext:value-type="float">
            <text:p>840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ublisher&gt;</text:p>
          </table:table-cell>
          <table:table-cell office:value-type="float" office:value="9" calcext:value-type="float">
            <text:p>9</text:p>
          </table:table-cell>
          <table:table-cell office:value-type="float" office:value="940" calcext:value-type="float">
            <text:p>940</text:p>
          </table:table-cell>
          <table:table-cell table:formula="of:=[.B166]*[.C166]" office:value-type="float" office:value="8460" calcext:value-type="float">
            <text:p>84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kier&gt;</text:p>
          </table:table-cell>
          <table:table-cell office:value-type="float" office:value="7" calcext:value-type="float">
            <text:p>7</text:p>
          </table:table-cell>
          <table:table-cell office:value-type="float" office:value="1261" calcext:value-type="float">
            <text:p>1261</text:p>
          </table:table-cell>
          <table:table-cell table:formula="of:=[.B167]*[.C167]" office:value-type="float" office:value="8827" calcext:value-type="float">
            <text:p>882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heatre&gt;</text:p>
          </table:table-cell>
          <table:table-cell office:value-type="float" office:value="9" calcext:value-type="float">
            <text:p>9</text:p>
          </table:table-cell>
          <table:table-cell office:value-type="float" office:value="981" calcext:value-type="float">
            <text:p>981</text:p>
          </table:table-cell>
          <table:table-cell table:formula="of:=[.B168]*[.C168]" office:value-type="float" office:value="8829" calcext:value-type="float">
            <text:p>8829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ultivatedVariety&gt;</text:p>
          </table:table-cell>
          <table:table-cell office:value-type="float" office:value="6" calcext:value-type="float">
            <text:p>6</text:p>
          </table:table-cell>
          <table:table-cell office:value-type="float" office:value="1474" calcext:value-type="float">
            <text:p>1474</text:p>
          </table:table-cell>
          <table:table-cell table:formula="of:=[.B169]*[.C169]" office:value-type="float" office:value="8844" calcext:value-type="float">
            <text:p>884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unarCrater&gt;</text:p>
          </table:table-cell>
          <table:table-cell office:value-type="float" office:value="6" calcext:value-type="float">
            <text:p>6</text:p>
          </table:table-cell>
          <table:table-cell office:value-type="float" office:value="1475" calcext:value-type="float">
            <text:p>1475</text:p>
          </table:table-cell>
          <table:table-cell table:formula="of:=[.B170]*[.C170]" office:value-type="float" office:value="8850" calcext:value-type="float">
            <text:p>88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ockeyTeam&gt;</text:p>
          </table:table-cell>
          <table:table-cell office:value-type="float" office:value="9" calcext:value-type="float">
            <text:p>9</text:p>
          </table:table-cell>
          <table:table-cell office:value-type="float" office:value="988" calcext:value-type="float">
            <text:p>988</text:p>
          </table:table-cell>
          <table:table-cell table:formula="of:=[.B171]*[.C171]" office:value-type="float" office:value="8892" calcext:value-type="float">
            <text:p>889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tar&gt;</text:p>
          </table:table-cell>
          <table:table-cell office:value-type="float" office:value="4" calcext:value-type="float">
            <text:p>4</text:p>
          </table:table-cell>
          <table:table-cell office:value-type="float" office:value="2265" calcext:value-type="float">
            <text:p>2265</text:p>
          </table:table-cell>
          <table:table-cell table:formula="of:=[.B172]*[.C172]" office:value-type="float" office:value="9060" calcext:value-type="float">
            <text:p>90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median&gt;</text:p>
          </table:table-cell>
          <table:table-cell office:value-type="float" office:value="9" calcext:value-type="float">
            <text:p>9</text:p>
          </table:table-cell>
          <table:table-cell office:value-type="float" office:value="1018" calcext:value-type="float">
            <text:p>1018</text:p>
          </table:table-cell>
          <table:table-cell table:formula="of:=[.B173]*[.C173]" office:value-type="float" office:value="9162" calcext:value-type="float">
            <text:p>916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ayor&gt;</text:p>
          </table:table-cell>
          <table:table-cell office:value-type="float" office:value="8" calcext:value-type="float">
            <text:p>8</text:p>
          </table:table-cell>
          <table:table-cell office:value-type="float" office:value="1164" calcext:value-type="float">
            <text:p>1164</text:p>
          </table:table-cell>
          <table:table-cell table:formula="of:=[.B174]*[.C174]" office:value-type="float" office:value="9312" calcext:value-type="float">
            <text:p>93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occerLeague&gt;</text:p>
          </table:table-cell>
          <table:table-cell office:value-type="float" office:value="7" calcext:value-type="float">
            <text:p>7</text:p>
          </table:table-cell>
          <table:table-cell office:value-type="float" office:value="1341" calcext:value-type="float">
            <text:p>1341</text:p>
          </table:table-cell>
          <table:table-cell table:formula="of:=[.B175]*[.C175]" office:value-type="float" office:value="9387" calcext:value-type="float">
            <text:p>938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del&gt;</text:p>
          </table:table-cell>
          <table:table-cell office:value-type="float" office:value="7" calcext:value-type="float">
            <text:p>7</text:p>
          </table:table-cell>
          <table:table-cell office:value-type="float" office:value="1354" calcext:value-type="float">
            <text:p>1354</text:p>
          </table:table-cell>
          <table:table-cell table:formula="of:=[.B176]*[.C176]" office:value-type="float" office:value="9478" calcext:value-type="float">
            <text:p>947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ibrary&gt;</text:p>
          </table:table-cell>
          <table:table-cell office:value-type="float" office:value="14" calcext:value-type="float">
            <text:p>14</text:p>
          </table:table-cell>
          <table:table-cell office:value-type="float" office:value="708" calcext:value-type="float">
            <text:p>708</text:p>
          </table:table-cell>
          <table:table-cell table:formula="of:=[.B177]*[.C177]" office:value-type="float" office:value="9912" calcext:value-type="float">
            <text:p>9912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Library&gt;</text:p>
          </table:table-cell>
          <table:table-cell office:value-type="float" office:value="14" calcext:value-type="float">
            <text:p>14</text:p>
          </table:table-cell>
          <table:table-cell office:value-type="float" office:value="708" calcext:value-type="float">
            <text:p>708</text:p>
          </table:table-cell>
          <table:table-cell table:formula="of:=[.B178]*[.C178]" office:value-type="float" office:value="9912" calcext:value-type="float">
            <text:p>99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ighthouse&gt;</text:p>
          </table:table-cell>
          <table:table-cell office:value-type="float" office:value="7" calcext:value-type="float">
            <text:p>7</text:p>
          </table:table-cell>
          <table:table-cell office:value-type="float" office:value="1471" calcext:value-type="float">
            <text:p>1471</text:p>
          </table:table-cell>
          <table:table-cell table:formula="of:=[.B179]*[.C179]" office:value-type="float" office:value="10297" calcext:value-type="float">
            <text:p>1029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rchitect&gt;</text:p>
          </table:table-cell>
          <table:table-cell office:value-type="float" office:value="8" calcext:value-type="float">
            <text:p>8</text:p>
          </table:table-cell>
          <table:table-cell office:value-type="float" office:value="1291" calcext:value-type="float">
            <text:p>1291</text:p>
          </table:table-cell>
          <table:table-cell table:formula="of:=[.B180]*[.C180]" office:value-type="float" office:value="10328" calcext:value-type="float">
            <text:p>1032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hilosopher&gt;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81]*[.C18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radeUnion&gt;</text:p>
          </table:table-cell>
          <table:table-cell office:value-type="float" office:value="7" calcext:value-type="float">
            <text:p>7</text:p>
          </table:table-cell>
          <table:table-cell office:value-type="float" office:value="1489" calcext:value-type="float">
            <text:p>1489</text:p>
          </table:table-cell>
          <table:table-cell table:formula="of:=[.B182]*[.C182]" office:value-type="float" office:value="10423" calcext:value-type="float">
            <text:p>1042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eautyQueen&gt;</text:p>
          </table:table-cell>
          <table:table-cell office:value-type="float" office:value="6" calcext:value-type="float">
            <text:p>6</text:p>
          </table:table-cell>
          <table:table-cell office:value-type="float" office:value="1852" calcext:value-type="float">
            <text:p>1852</text:p>
          </table:table-cell>
          <table:table-cell table:formula="of:=[.B183]*[.C183]" office:value-type="float" office:value="11112" calcext:value-type="float">
            <text:p>111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roadcastNetwork&gt;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table:formula="of:=[.B184]*[.C184]" office:value-type="float" office:value="11520" calcext:value-type="float">
            <text:p>1152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Festival&gt;</text:p>
          </table:table-cell>
          <table:table-cell office:value-type="float" office:value="8" calcext:value-type="float">
            <text:p>8</text:p>
          </table:table-cell>
          <table:table-cell office:value-type="float" office:value="1445" calcext:value-type="float">
            <text:p>1445</text:p>
          </table:table-cell>
          <table:table-cell table:formula="of:=[.B185]*[.C185]" office:value-type="float" office:value="11560" calcext:value-type="float">
            <text:p>115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ward&gt;</text:p>
          </table:table-cell>
          <table:table-cell office:value-type="float" office:value="5" calcext:value-type="float">
            <text:p>5</text:p>
          </table:table-cell>
          <table:table-cell office:value-type="float" office:value="2337" calcext:value-type="float">
            <text:p>2337</text:p>
          </table:table-cell>
          <table:table-cell table:formula="of:=[.B186]*[.C186]" office:value-type="float" office:value="11685" calcext:value-type="float">
            <text:p>1168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NationalFootballLeagueSeason&gt;</text:p>
          </table:table-cell>
          <table:table-cell office:value-type="float" office:value="4" calcext:value-type="float">
            <text:p>4</text:p>
          </table:table-cell>
          <table:table-cell office:value-type="float" office:value="3003" calcext:value-type="float">
            <text:p>3003</text:p>
          </table:table-cell>
          <table:table-cell table:formula="of:=[.B187]*[.C187]" office:value-type="float" office:value="12012" calcext:value-type="float">
            <text:p>120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Enzyme&gt;</text:p>
          </table:table-cell>
          <table:table-cell office:value-type="float" office:value="3" calcext:value-type="float">
            <text:p>3</text:p>
          </table:table-cell>
          <table:table-cell office:value-type="float" office:value="4124" calcext:value-type="float">
            <text:p>4124</text:p>
          </table:table-cell>
          <table:table-cell table:formula="of:=[.B188]*[.C188]" office:value-type="float" office:value="12372" calcext:value-type="float">
            <text:p>1237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rogrammingLanguage&gt;</text:p>
          </table:table-cell>
          <table:table-cell office:value-type="float" office:value="18" calcext:value-type="float">
            <text:p>18</text:p>
          </table:table-cell>
          <table:table-cell office:value-type="float" office:value="691" calcext:value-type="float">
            <text:p>691</text:p>
          </table:table-cell>
          <table:table-cell table:formula="of:=[.B189]*[.C189]" office:value-type="float" office:value="12438" calcext:value-type="float">
            <text:p>1243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Judge&gt;</text:p>
          </table:table-cell>
          <table:table-cell office:value-type="float" office:value="8" calcext:value-type="float">
            <text:p>8</text:p>
          </table:table-cell>
          <table:table-cell office:value-type="float" office:value="1557" calcext:value-type="float">
            <text:p>1557</text:p>
          </table:table-cell>
          <table:table-cell table:formula="of:=[.B190]*[.C190]" office:value-type="float" office:value="12456" calcext:value-type="float">
            <text:p>1245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ivenName&gt;</text:p>
          </table:table-cell>
          <table:table-cell office:value-type="float" office:value="4" calcext:value-type="float">
            <text:p>4</text:p>
          </table:table-cell>
          <table:table-cell office:value-type="float" office:value="3179" calcext:value-type="float">
            <text:p>3179</text:p>
          </table:table-cell>
          <table:table-cell table:formula="of:=[.B191]*[.C191]" office:value-type="float" office:value="12716" calcext:value-type="float">
            <text:p>1271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Name&gt;</text:p>
          </table:table-cell>
          <table:table-cell office:value-type="float" office:value="4" calcext:value-type="float">
            <text:p>4</text:p>
          </table:table-cell>
          <table:table-cell office:value-type="float" office:value="3179" calcext:value-type="float">
            <text:p>3179</text:p>
          </table:table-cell>
          <table:table-cell table:formula="of:=[.B192]*[.C192]" office:value-type="float" office:value="12716" calcext:value-type="float">
            <text:p>1271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dultActor&gt;</text:p>
          </table:table-cell>
          <table:table-cell office:value-type="float" office:value="8" calcext:value-type="float">
            <text:p>8</text:p>
          </table:table-cell>
          <table:table-cell office:value-type="float" office:value="1597" calcext:value-type="float">
            <text:p>1597</text:p>
          </table:table-cell>
          <table:table-cell table:formula="of:=[.B193]*[.C193]" office:value-type="float" office:value="12776" calcext:value-type="float">
            <text:p>1277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torcycleRider&gt;</text:p>
          </table:table-cell>
          <table:table-cell office:value-type="float" office:value="8" calcext:value-type="float">
            <text:p>8</text:p>
          </table:table-cell>
          <table:table-cell office:value-type="float" office:value="1614" calcext:value-type="float">
            <text:p>1614</text:p>
          </table:table-cell>
          <table:table-cell table:formula="of:=[.B194]*[.C194]" office:value-type="float" office:value="12912" calcext:value-type="float">
            <text:p>129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ublicTransitSystem&gt;</text:p>
          </table:table-cell>
          <table:table-cell office:value-type="float" office:value="9" calcext:value-type="float">
            <text:p>9</text:p>
          </table:table-cell>
          <table:table-cell office:value-type="float" office:value="1437" calcext:value-type="float">
            <text:p>1437</text:p>
          </table:table-cell>
          <table:table-cell table:formula="of:=[.B195]*[.C195]" office:value-type="float" office:value="12933" calcext:value-type="float">
            <text:p>1293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elevisionSeason&gt;</text:p>
          </table:table-cell>
          <table:table-cell office:value-type="float" office:value="6" calcext:value-type="float">
            <text:p>6</text:p>
          </table:table-cell>
          <table:table-cell office:value-type="float" office:value="2239" calcext:value-type="float">
            <text:p>2239</text:p>
          </table:table-cell>
          <table:table-cell table:formula="of:=[.B196]*[.C196]" office:value-type="float" office:value="13434" calcext:value-type="float">
            <text:p>1343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rimeMinister&gt;</text:p>
          </table:table-cell>
          <table:table-cell office:value-type="float" office:value="9" calcext:value-type="float">
            <text:p>9</text:p>
          </table:table-cell>
          <table:table-cell office:value-type="float" office:value="1496" calcext:value-type="float">
            <text:p>1496</text:p>
          </table:table-cell>
          <table:table-cell table:formula="of:=[.B197]*[.C197]" office:value-type="float" office:value="13464" calcext:value-type="float">
            <text:p>1346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ark&gt;</text:p>
          </table:table-cell>
          <table:table-cell office:value-type="float" office:value="8" calcext:value-type="float">
            <text:p>8</text:p>
          </table:table-cell>
          <table:table-cell office:value-type="float" office:value="1756" calcext:value-type="float">
            <text:p>1756</text:p>
          </table:table-cell>
          <table:table-cell table:formula="of:=[.B198]*[.C198]" office:value-type="float" office:value="14048" calcext:value-type="float">
            <text:p>14048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Park&gt;</text:p>
          </table:table-cell>
          <table:table-cell office:value-type="float" office:value="8" calcext:value-type="float">
            <text:p>8</text:p>
          </table:table-cell>
          <table:table-cell office:value-type="float" office:value="1756" calcext:value-type="float">
            <text:p>1756</text:p>
          </table:table-cell>
          <table:table-cell table:formula="of:=[.B199]*[.C199]" office:value-type="float" office:value="14048" calcext:value-type="float">
            <text:p>1404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Venue&gt;</text:p>
          </table:table-cell>
          <table:table-cell office:value-type="float" office:value="9" calcext:value-type="float">
            <text:p>9</text:p>
          </table:table-cell>
          <table:table-cell office:value-type="float" office:value="1623" calcext:value-type="float">
            <text:p>1623</text:p>
          </table:table-cell>
          <table:table-cell table:formula="of:=[.B200]*[.C200]" office:value-type="float" office:value="14607" calcext:value-type="float">
            <text:p>1460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ase&gt;</text:p>
          </table:table-cell>
          <table:table-cell office:value-type="float" office:value="6" calcext:value-type="float">
            <text:p>6</text:p>
          </table:table-cell>
          <table:table-cell office:value-type="float" office:value="2479" calcext:value-type="float">
            <text:p>2479</text:p>
          </table:table-cell>
          <table:table-cell table:formula="of:=[.B201]*[.C201]" office:value-type="float" office:value="14874" calcext:value-type="float">
            <text:p>1487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egalCase&gt;</text:p>
          </table:table-cell>
          <table:table-cell office:value-type="float" office:value="6" calcext:value-type="float">
            <text:p>6</text:p>
          </table:table-cell>
          <table:table-cell office:value-type="float" office:value="2479" calcext:value-type="float">
            <text:p>2479</text:p>
          </table:table-cell>
          <table:table-cell table:formula="of:=[.B202]*[.C202]" office:value-type="float" office:value="14874" calcext:value-type="float">
            <text:p>1487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upremeCourtOfTheUnitedStatesCase&gt;</text:p>
          </table:table-cell>
          <table:table-cell office:value-type="float" office:value="6" calcext:value-type="float">
            <text:p>6</text:p>
          </table:table-cell>
          <table:table-cell office:value-type="float" office:value="2479" calcext:value-type="float">
            <text:p>2479</text:p>
          </table:table-cell>
          <table:table-cell table:formula="of:=[.B203]*[.C203]" office:value-type="float" office:value="14874" calcext:value-type="float">
            <text:p>1487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lour&gt;</text:p>
          </table:table-cell>
          <table:table-cell office:value-type="float" office:value="14" calcext:value-type="float">
            <text:p>14</text:p>
          </table:table-cell>
          <table:table-cell office:value-type="float" office:value="1094" calcext:value-type="float">
            <text:p>1094</text:p>
          </table:table-cell>
          <table:table-cell table:formula="of:=[.B204]*[.C204]" office:value-type="float" office:value="15316" calcext:value-type="float">
            <text:p>1531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Drug&gt;</text:p>
          </table:table-cell>
          <table:table-cell office:value-type="float" office:value="3" calcext:value-type="float">
            <text:p>3</text:p>
          </table:table-cell>
          <table:table-cell office:value-type="float" office:value="5369" calcext:value-type="float">
            <text:p>5369</text:p>
          </table:table-cell>
          <table:table-cell table:formula="of:=[.B205]*[.C205]" office:value-type="float" office:value="16107" calcext:value-type="float">
            <text:p>1610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rustacean&gt;</text:p>
          </table:table-cell>
          <table:table-cell office:value-type="float" office:value="7" calcext:value-type="float">
            <text:p>7</text:p>
          </table:table-cell>
          <table:table-cell office:value-type="float" office:value="2374" calcext:value-type="float">
            <text:p>2374</text:p>
          </table:table-cell>
          <table:table-cell table:formula="of:=[.B206]*[.C206]" office:value-type="float" office:value="16618" calcext:value-type="float">
            <text:p>1661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ocomotive&gt;</text:p>
          </table:table-cell>
          <table:table-cell office:value-type="float" office:value="6" calcext:value-type="float">
            <text:p>6</text:p>
          </table:table-cell>
          <table:table-cell office:value-type="float" office:value="2781" calcext:value-type="float">
            <text:p>2781</text:p>
          </table:table-cell>
          <table:table-cell table:formula="of:=[.B207]*[.C207]" office:value-type="float" office:value="16686" calcext:value-type="float">
            <text:p>1668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oapCharacter&gt;</text:p>
          </table:table-cell>
          <table:table-cell office:value-type="float" office:value="7" calcext:value-type="float">
            <text:p>7</text:p>
          </table:table-cell>
          <table:table-cell office:value-type="float" office:value="2408" calcext:value-type="float">
            <text:p>2408</text:p>
          </table:table-cell>
          <table:table-cell table:formula="of:=[.B208]*[.C208]" office:value-type="float" office:value="16856" calcext:value-type="float">
            <text:p>1685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egislature&gt;</text:p>
          </table:table-cell>
          <table:table-cell office:value-type="float" office:value="16" calcext:value-type="float">
            <text:p>16</text:p>
          </table:table-cell>
          <table:table-cell office:value-type="float" office:value="1081" calcext:value-type="float">
            <text:p>1081</text:p>
          </table:table-cell>
          <table:table-cell table:formula="of:=[.B209]*[.C209]" office:value-type="float" office:value="17296" calcext:value-type="float">
            <text:p>1729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wimmer&gt;</text:p>
          </table:table-cell>
          <table:table-cell office:value-type="float" office:value="7" calcext:value-type="float">
            <text:p>7</text:p>
          </table:table-cell>
          <table:table-cell office:value-type="float" office:value="2471" calcext:value-type="float">
            <text:p>2471</text:p>
          </table:table-cell>
          <table:table-cell table:formula="of:=[.B210]*[.C210]" office:value-type="float" office:value="17297" calcext:value-type="float">
            <text:p>1729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owerStation&gt;</text:p>
          </table:table-cell>
          <table:table-cell office:value-type="float" office:value="7" calcext:value-type="float">
            <text:p>7</text:p>
          </table:table-cell>
          <table:table-cell office:value-type="float" office:value="2481" calcext:value-type="float">
            <text:p>2481</text:p>
          </table:table-cell>
          <table:table-cell table:formula="of:=[.B211]*[.C211]" office:value-type="float" office:value="17367" calcext:value-type="float">
            <text:p>1736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occerClubSeason&gt;</text:p>
          </table:table-cell>
          <table:table-cell office:value-type="float" office:value="3" calcext:value-type="float">
            <text:p>3</text:p>
          </table:table-cell>
          <table:table-cell office:value-type="float" office:value="5903" calcext:value-type="float">
            <text:p>5903</text:p>
          </table:table-cell>
          <table:table-cell table:formula="of:=[.B212]*[.C212]" office:value-type="float" office:value="17709" calcext:value-type="float">
            <text:p>17709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ugbyClub&gt;</text:p>
          </table:table-cell>
          <table:table-cell office:value-type="float" office:value="10" calcext:value-type="float">
            <text:p>10</text:p>
          </table:table-cell>
          <table:table-cell office:value-type="float" office:value="1848" calcext:value-type="float">
            <text:p>1848</text:p>
          </table:table-cell>
          <table:table-cell table:formula="of:=[.B213]*[.C213]" office:value-type="float" office:value="18480" calcext:value-type="float">
            <text:p>184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riminal&gt;</text:p>
          </table:table-cell>
          <table:table-cell office:value-type="float" office:value="9" calcext:value-type="float">
            <text:p>9</text:p>
          </table:table-cell>
          <table:table-cell office:value-type="float" office:value="2063" calcext:value-type="float">
            <text:p>2063</text:p>
          </table:table-cell>
          <table:table-cell table:formula="of:=[.B214]*[.C214]" office:value-type="float" office:value="18567" calcext:value-type="float">
            <text:p>1856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rachnid&gt;</text:p>
          </table:table-cell>
          <table:table-cell office:value-type="float" office:value="6" calcext:value-type="float">
            <text:p>6</text:p>
          </table:table-cell>
          <table:table-cell office:value-type="float" office:value="3109" calcext:value-type="float">
            <text:p>3109</text:p>
          </table:table-cell>
          <table:table-cell table:formula="of:=[.B215]*[.C215]" office:value-type="float" office:value="18654" calcext:value-type="float">
            <text:p>1865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rain&gt;</text:p>
          </table:table-cell>
          <table:table-cell office:value-type="float" office:value="15" calcext:value-type="float">
            <text:p>15</text:p>
          </table:table-cell>
          <table:table-cell office:value-type="float" office:value="1251" calcext:value-type="float">
            <text:p>1251</text:p>
          </table:table-cell>
          <table:table-cell table:formula="of:=[.B216]*[.C216]" office:value-type="float" office:value="18765" calcext:value-type="float">
            <text:p>1876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micsCreator&gt;</text:p>
          </table:table-cell>
          <table:table-cell office:value-type="float" office:value="8" calcext:value-type="float">
            <text:p>8</text:p>
          </table:table-cell>
          <table:table-cell office:value-type="float" office:value="2415" calcext:value-type="float">
            <text:p>2415</text:p>
          </table:table-cell>
          <table:table-cell table:formula="of:=[.B217]*[.C217]" office:value-type="float" office:value="19320" calcext:value-type="float">
            <text:p>1932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narch&gt;</text:p>
          </table:table-cell>
          <table:table-cell office:value-type="float" office:value="8" calcext:value-type="float">
            <text:p>8</text:p>
          </table:table-cell>
          <table:table-cell office:value-type="float" office:value="2420" calcext:value-type="float">
            <text:p>2420</text:p>
          </table:table-cell>
          <table:table-cell table:formula="of:=[.B218]*[.C218]" office:value-type="float" office:value="19360" calcext:value-type="float">
            <text:p>193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resident&gt;</text:p>
          </table:table-cell>
          <table:table-cell office:value-type="float" office:value="9" calcext:value-type="float">
            <text:p>9</text:p>
          </table:table-cell>
          <table:table-cell office:value-type="float" office:value="2196" calcext:value-type="float">
            <text:p>2196</text:p>
          </table:table-cell>
          <table:table-cell table:formula="of:=[.B219]*[.C219]" office:value-type="float" office:value="19764" calcext:value-type="float">
            <text:p>1976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UnitOfWork&gt;</text:p>
          </table:table-cell>
          <table:table-cell office:value-type="float" office:value="8" calcext:value-type="float">
            <text:p>8</text:p>
          </table:table-cell>
          <table:table-cell office:value-type="float" office:value="2499" calcext:value-type="float">
            <text:p>2499</text:p>
          </table:table-cell>
          <table:table-cell table:formula="of:=[.B220]*[.C220]" office:value-type="float" office:value="19992" calcext:value-type="float">
            <text:p>1999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hoppingMall&gt;</text:p>
          </table:table-cell>
          <table:table-cell office:value-type="float" office:value="9" calcext:value-type="float">
            <text:p>9</text:p>
          </table:table-cell>
          <table:table-cell office:value-type="float" office:value="2244" calcext:value-type="float">
            <text:p>2244</text:p>
          </table:table-cell>
          <table:table-cell table:formula="of:=[.B221]*[.C221]" office:value-type="float" office:value="20196" calcext:value-type="float">
            <text:p>20196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ShoppingCenter&gt;</text:p>
          </table:table-cell>
          <table:table-cell office:value-type="float" office:value="9" calcext:value-type="float">
            <text:p>9</text:p>
          </table:table-cell>
          <table:table-cell office:value-type="float" office:value="2244" calcext:value-type="float">
            <text:p>2244</text:p>
          </table:table-cell>
          <table:table-cell table:formula="of:=[.B222]*[.C222]" office:value-type="float" office:value="20196" calcext:value-type="float">
            <text:p>2019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rtwork&gt;</text:p>
          </table:table-cell>
          <table:table-cell office:value-type="float" office:value="6" calcext:value-type="float">
            <text:p>6</text:p>
          </table:table-cell>
          <table:table-cell office:value-type="float" office:value="3412" calcext:value-type="float">
            <text:p>3412</text:p>
          </table:table-cell>
          <table:table-cell table:formula="of:=[.B223]*[.C223]" office:value-type="float" office:value="20472" calcext:value-type="float">
            <text:p>2047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olfPlayer&gt;</text:p>
          </table:table-cell>
          <table:table-cell office:value-type="float" office:value="8" calcext:value-type="float">
            <text:p>8</text:p>
          </table:table-cell>
          <table:table-cell office:value-type="float" office:value="2610" calcext:value-type="float">
            <text:p>2610</text:p>
          </table:table-cell>
          <table:table-cell table:formula="of:=[.B224]*[.C224]" office:value-type="float" office:value="20880" calcext:value-type="float">
            <text:p>208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EthnicGroup&gt;</text:p>
          </table:table-cell>
          <table:table-cell office:value-type="float" office:value="5" calcext:value-type="float">
            <text:p>5</text:p>
          </table:table-cell>
          <table:table-cell office:value-type="float" office:value="4270" calcext:value-type="float">
            <text:p>4270</text:p>
          </table:table-cell>
          <table:table-cell table:formula="of:=[.B225]*[.C225]" office:value-type="float" office:value="21350" calcext:value-type="float">
            <text:p>213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aelicGamesPlayer&gt;</text:p>
          </table:table-cell>
          <table:table-cell office:value-type="float" office:value="7" calcext:value-type="float">
            <text:p>7</text:p>
          </table:table-cell>
          <table:table-cell office:value-type="float" office:value="3052" calcext:value-type="float">
            <text:p>3052</text:p>
          </table:table-cell>
          <table:table-cell table:formula="of:=[.B226]*[.C226]" office:value-type="float" office:value="21364" calcext:value-type="float">
            <text:p>2136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artialArtist&gt;</text:p>
          </table:table-cell>
          <table:table-cell office:value-type="float" office:value="8" calcext:value-type="float">
            <text:p>8</text:p>
          </table:table-cell>
          <table:table-cell office:value-type="float" office:value="2724" calcext:value-type="float">
            <text:p>2724</text:p>
          </table:table-cell>
          <table:table-cell table:formula="of:=[.B227]*[.C227]" office:value-type="float" office:value="21792" calcext:value-type="float">
            <text:p>2179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rtistDiscography&gt;</text:p>
          </table:table-cell>
          <table:table-cell office:value-type="float" office:value="7" calcext:value-type="float">
            <text:p>7</text:p>
          </table:table-cell>
          <table:table-cell office:value-type="float" office:value="3118" calcext:value-type="float">
            <text:p>3118</text:p>
          </table:table-cell>
          <table:table-cell table:formula="of:=[.B228]*[.C228]" office:value-type="float" office:value="21826" calcext:value-type="float">
            <text:p>2182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anga&gt;</text:p>
          </table:table-cell>
          <table:table-cell office:value-type="float" office:value="7" calcext:value-type="float">
            <text:p>7</text:p>
          </table:table-cell>
          <table:table-cell office:value-type="float" office:value="3132" calcext:value-type="float">
            <text:p>3132</text:p>
          </table:table-cell>
          <table:table-cell table:formula="of:=[.B229]*[.C229]" office:value-type="float" office:value="21924" calcext:value-type="float">
            <text:p>2192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overnor&gt;</text:p>
          </table:table-cell>
          <table:table-cell office:value-type="float" office:value="9" calcext:value-type="float">
            <text:p>9</text:p>
          </table:table-cell>
          <table:table-cell office:value-type="float" office:value="2492" calcext:value-type="float">
            <text:p>2492</text:p>
          </table:table-cell>
          <table:table-cell table:formula="of:=[.B230]*[.C230]" office:value-type="float" office:value="22428" calcext:value-type="float">
            <text:p>2242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nime&gt;</text:p>
          </table:table-cell>
          <table:table-cell office:value-type="float" office:value="6" calcext:value-type="float">
            <text:p>6</text:p>
          </table:table-cell>
          <table:table-cell office:value-type="float" office:value="3797" calcext:value-type="float">
            <text:p>3797</text:p>
          </table:table-cell>
          <table:table-cell table:formula="of:=[.B231]*[.C231]" office:value-type="float" office:value="22782" calcext:value-type="float">
            <text:p>2278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Website&gt;</text:p>
          </table:table-cell>
          <table:table-cell office:value-type="float" office:value="8" calcext:value-type="float">
            <text:p>8</text:p>
          </table:table-cell>
          <table:table-cell office:value-type="float" office:value="2870" calcext:value-type="float">
            <text:p>2870</text:p>
          </table:table-cell>
          <table:table-cell table:formula="of:=[.B232]*[.C232]" office:value-type="float" office:value="22960" calcext:value-type="float">
            <text:p>2296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WebPage&gt;</text:p>
          </table:table-cell>
          <table:table-cell office:value-type="float" office:value="8" calcext:value-type="float">
            <text:p>8</text:p>
          </table:table-cell>
          <table:table-cell office:value-type="float" office:value="2870" calcext:value-type="float">
            <text:p>2870</text:p>
          </table:table-cell>
          <table:table-cell table:formula="of:=[.B233]*[.C233]" office:value-type="float" office:value="22960" calcext:value-type="float">
            <text:p>229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ospital&gt;</text:p>
          </table:table-cell>
          <table:table-cell office:value-type="float" office:value="10" calcext:value-type="float">
            <text:p>10</text:p>
          </table:table-cell>
          <table:table-cell office:value-type="float" office:value="2328" calcext:value-type="float">
            <text:p>2328</text:p>
          </table:table-cell>
          <table:table-cell table:formula="of:=[.B234]*[.C234]" office:value-type="float" office:value="23280" calcext:value-type="float">
            <text:p>2328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Hospital&gt;</text:p>
          </table:table-cell>
          <table:table-cell office:value-type="float" office:value="10" calcext:value-type="float">
            <text:p>10</text:p>
          </table:table-cell>
          <table:table-cell office:value-type="float" office:value="2328" calcext:value-type="float">
            <text:p>2328</text:p>
          </table:table-cell>
          <table:table-cell table:formula="of:=[.B235]*[.C235]" office:value-type="float" office:value="23280" calcext:value-type="float">
            <text:p>232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loweringPlant&gt;</text:p>
          </table:table-cell>
          <table:table-cell office:value-type="float" office:value="9" calcext:value-type="float">
            <text:p>9</text:p>
          </table:table-cell>
          <table:table-cell office:value-type="float" office:value="2596" calcext:value-type="float">
            <text:p>2596</text:p>
          </table:table-cell>
          <table:table-cell table:formula="of:=[.B236]*[.C236]" office:value-type="float" office:value="23364" calcext:value-type="float">
            <text:p>2336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eligiousBuilding&gt;</text:p>
          </table:table-cell>
          <table:table-cell office:value-type="float" office:value="9" calcext:value-type="float">
            <text:p>9</text:p>
          </table:table-cell>
          <table:table-cell office:value-type="float" office:value="2609" calcext:value-type="float">
            <text:p>2609</text:p>
          </table:table-cell>
          <table:table-cell table:formula="of:=[.B237]*[.C237]" office:value-type="float" office:value="23481" calcext:value-type="float">
            <text:p>2348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ctor&gt;</text:p>
          </table:table-cell>
          <table:table-cell office:value-type="float" office:value="9" calcext:value-type="float">
            <text:p>9</text:p>
          </table:table-cell>
          <table:table-cell office:value-type="float" office:value="2670" calcext:value-type="float">
            <text:p>2670</text:p>
          </table:table-cell>
          <table:table-cell table:formula="of:=[.B238]*[.C238]" office:value-type="float" office:value="24030" calcext:value-type="float">
            <text:p>2403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NCAATeamSeason&gt;</text:p>
          </table:table-cell>
          <table:table-cell office:value-type="float" office:value="4" calcext:value-type="float">
            <text:p>4</text:p>
          </table:table-cell>
          <table:table-cell office:value-type="float" office:value="6202" calcext:value-type="float">
            <text:p>6202</text:p>
          </table:table-cell>
          <table:table-cell table:formula="of:=[.B239]*[.C239]" office:value-type="float" office:value="24808" calcext:value-type="float">
            <text:p>2480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oxer&gt;</text:p>
          </table:table-cell>
          <table:table-cell office:value-type="float" office:value="8" calcext:value-type="float">
            <text:p>8</text:p>
          </table:table-cell>
          <table:table-cell office:value-type="float" office:value="3111" calcext:value-type="float">
            <text:p>3111</text:p>
          </table:table-cell>
          <table:table-cell table:formula="of:=[.B240]*[.C240]" office:value-type="float" office:value="24888" calcext:value-type="float">
            <text:p>2488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irline&gt;</text:p>
          </table:table-cell>
          <table:table-cell office:value-type="float" office:value="8" calcext:value-type="float">
            <text:p>8</text:p>
          </table:table-cell>
          <table:table-cell office:value-type="float" office:value="3134" calcext:value-type="float">
            <text:p>3134</text:p>
          </table:table-cell>
          <table:table-cell table:formula="of:=[.B241]*[.C241]" office:value-type="float" office:value="25072" calcext:value-type="float">
            <text:p>2507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aint&gt;</text:p>
          </table:table-cell>
          <table:table-cell office:value-type="float" office:value="9" calcext:value-type="float">
            <text:p>9</text:p>
          </table:table-cell>
          <table:table-cell office:value-type="float" office:value="2797" calcext:value-type="float">
            <text:p>2797</text:p>
          </table:table-cell>
          <table:table-cell table:formula="of:=[.B242]*[.C242]" office:value-type="float" office:value="25173" calcext:value-type="float">
            <text:p>2517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ngressman&gt;</text:p>
          </table:table-cell>
          <table:table-cell office:value-type="float" office:value="9" calcext:value-type="float">
            <text:p>9</text:p>
          </table:table-cell>
          <table:table-cell office:value-type="float" office:value="2810" calcext:value-type="float">
            <text:p>2810</text:p>
          </table:table-cell>
          <table:table-cell table:formula="of:=[.B243]*[.C243]" office:value-type="float" office:value="25290" calcext:value-type="float">
            <text:p>2529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Noble&gt;</text:p>
          </table:table-cell>
          <table:table-cell office:value-type="float" office:value="7" calcext:value-type="float">
            <text:p>7</text:p>
          </table:table-cell>
          <table:table-cell office:value-type="float" office:value="3666" calcext:value-type="float">
            <text:p>3666</text:p>
          </table:table-cell>
          <table:table-cell table:formula="of:=[.B244]*[.C244]" office:value-type="float" office:value="25662" calcext:value-type="float">
            <text:p>2566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lericalAdministrativeRegion&gt;</text:p>
          </table:table-cell>
          <table:table-cell office:value-type="float" office:value="11" calcext:value-type="float">
            <text:p>11</text:p>
          </table:table-cell>
          <table:table-cell office:value-type="float" office:value="2372" calcext:value-type="float">
            <text:p>2372</text:p>
          </table:table-cell>
          <table:table-cell table:formula="of:=[.B245]*[.C245]" office:value-type="float" office:value="26092" calcext:value-type="float">
            <text:p>2609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Diocese&gt;</text:p>
          </table:table-cell>
          <table:table-cell office:value-type="float" office:value="11" calcext:value-type="float">
            <text:p>11</text:p>
          </table:table-cell>
          <table:table-cell office:value-type="float" office:value="2372" calcext:value-type="float">
            <text:p>2372</text:p>
          </table:table-cell>
          <table:table-cell table:formula="of:=[.B246]*[.C246]" office:value-type="float" office:value="26092" calcext:value-type="float">
            <text:p>2609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ootballMatch&gt;</text:p>
          </table:table-cell>
          <table:table-cell office:value-type="float" office:value="11" calcext:value-type="float">
            <text:p>11</text:p>
          </table:table-cell>
          <table:table-cell office:value-type="float" office:value="2376" calcext:value-type="float">
            <text:p>2376</text:p>
          </table:table-cell>
          <table:table-cell table:formula="of:=[.B247]*[.C247]" office:value-type="float" office:value="26136" calcext:value-type="float">
            <text:p>2613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ilitaryStructure&gt;</text:p>
          </table:table-cell>
          <table:table-cell office:value-type="float" office:value="8" calcext:value-type="float">
            <text:p>8</text:p>
          </table:table-cell>
          <table:table-cell office:value-type="float" office:value="3320" calcext:value-type="float">
            <text:p>3320</text:p>
          </table:table-cell>
          <table:table-cell table:formula="of:=[.B248]*[.C248]" office:value-type="float" office:value="26560" calcext:value-type="float">
            <text:p>265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Election&gt;</text:p>
          </table:table-cell>
          <table:table-cell office:value-type="float" office:value="5" calcext:value-type="float">
            <text:p>5</text:p>
          </table:table-cell>
          <table:table-cell office:value-type="float" office:value="5586" calcext:value-type="float">
            <text:p>5586</text:p>
          </table:table-cell>
          <table:table-cell table:formula="of:=[.B249]*[.C249]" office:value-type="float" office:value="27930" calcext:value-type="float">
            <text:p>2793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Wrestler&gt;</text:p>
          </table:table-cell>
          <table:table-cell office:value-type="float" office:value="9" calcext:value-type="float">
            <text:p>9</text:p>
          </table:table-cell>
          <table:table-cell office:value-type="float" office:value="3105" calcext:value-type="float">
            <text:p>3105</text:p>
          </table:table-cell>
          <table:table-cell table:formula="of:=[.B250]*[.C250]" office:value-type="float" office:value="27945" calcext:value-type="float">
            <text:p>2794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Non-ProfitOrganisation&gt;</text:p>
          </table:table-cell>
          <table:table-cell office:value-type="float" office:value="8" calcext:value-type="float">
            <text:p>8</text:p>
          </table:table-cell>
          <table:table-cell office:value-type="float" office:value="3494" calcext:value-type="float">
            <text:p>3494</text:p>
          </table:table-cell>
          <table:table-cell table:formula="of:=[.B251]*[.C251]" office:value-type="float" office:value="27952" calcext:value-type="float">
            <text:p>2795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Weapon&gt;</text:p>
          </table:table-cell>
          <table:table-cell office:value-type="float" office:value="6" calcext:value-type="float">
            <text:p>6</text:p>
          </table:table-cell>
          <table:table-cell office:value-type="float" office:value="4709" calcext:value-type="float">
            <text:p>4709</text:p>
          </table:table-cell>
          <table:table-cell table:formula="of:=[.B252]*[.C252]" office:value-type="float" office:value="28254" calcext:value-type="float">
            <text:p>2825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acingDriver&gt;</text:p>
          </table:table-cell>
          <table:table-cell office:value-type="float" office:value="9" calcext:value-type="float">
            <text:p>9</text:p>
          </table:table-cell>
          <table:table-cell office:value-type="float" office:value="3192" calcext:value-type="float">
            <text:p>3192</text:p>
          </table:table-cell>
          <table:table-cell table:formula="of:=[.B253]*[.C253]" office:value-type="float" office:value="28728" calcext:value-type="float">
            <text:p>2872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ridge&gt;</text:p>
          </table:table-cell>
          <table:table-cell office:value-type="float" office:value="9" calcext:value-type="float">
            <text:p>9</text:p>
          </table:table-cell>
          <table:table-cell office:value-type="float" office:value="3259" calcext:value-type="float">
            <text:p>3259</text:p>
          </table:table-cell>
          <table:table-cell table:formula="of:=[.B254]*[.C254]" office:value-type="float" office:value="29331" calcext:value-type="float">
            <text:p>2933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overnmentAgency&gt;</text:p>
          </table:table-cell>
          <table:table-cell office:value-type="float" office:value="9" calcext:value-type="float">
            <text:p>9</text:p>
          </table:table-cell>
          <table:table-cell office:value-type="float" office:value="3283" calcext:value-type="float">
            <text:p>3283</text:p>
          </table:table-cell>
          <table:table-cell table:formula="of:=[.B255]*[.C255]" office:value-type="float" office:value="29547" calcext:value-type="float">
            <text:p>29547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GovernmentOrganization&gt;</text:p>
          </table:table-cell>
          <table:table-cell office:value-type="float" office:value="9" calcext:value-type="float">
            <text:p>9</text:p>
          </table:table-cell>
          <table:table-cell office:value-type="float" office:value="3283" calcext:value-type="float">
            <text:p>3283</text:p>
          </table:table-cell>
          <table:table-cell table:formula="of:=[.B256]*[.C256]" office:value-type="float" office:value="29547" calcext:value-type="float">
            <text:p>2954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yclist&gt;</text:p>
          </table:table-cell>
          <table:table-cell office:value-type="float" office:value="8" calcext:value-type="float">
            <text:p>8</text:p>
          </table:table-cell>
          <table:table-cell office:value-type="float" office:value="3855" calcext:value-type="float">
            <text:p>3855</text:p>
          </table:table-cell>
          <table:table-cell table:formula="of:=[.B257]*[.C257]" office:value-type="float" office:value="30840" calcext:value-type="float">
            <text:p>308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ennisTournament&gt;</text:p>
          </table:table-cell>
          <table:table-cell office:value-type="float" office:value="8" calcext:value-type="float">
            <text:p>8</text:p>
          </table:table-cell>
          <table:table-cell office:value-type="float" office:value="3864" calcext:value-type="float">
            <text:p>3864</text:p>
          </table:table-cell>
          <table:table-cell table:formula="of:=[.B258]*[.C258]" office:value-type="float" office:value="30912" calcext:value-type="float">
            <text:p>309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ennisPlayer&gt;</text:p>
          </table:table-cell>
          <table:table-cell office:value-type="float" office:value="8" calcext:value-type="float">
            <text:p>8</text:p>
          </table:table-cell>
          <table:table-cell office:value-type="float" office:value="4007" calcext:value-type="float">
            <text:p>4007</text:p>
          </table:table-cell>
          <table:table-cell table:formula="of:=[.B259]*[.C259]" office:value-type="float" office:value="32056" calcext:value-type="float">
            <text:p>3205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ctivity&gt;</text:p>
          </table:table-cell>
          <table:table-cell office:value-type="float" office:value="20" calcext:value-type="float">
            <text:p>20</text:p>
          </table:table-cell>
          <table:table-cell office:value-type="float" office:value="1604" calcext:value-type="float">
            <text:p>1604</text:p>
          </table:table-cell>
          <table:table-cell table:formula="of:=[.B260]*[.C260]" office:value-type="float" office:value="32080" calcext:value-type="float">
            <text:p>320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InformationAppliance&gt;</text:p>
          </table:table-cell>
          <table:table-cell office:value-type="float" office:value="22" calcext:value-type="float">
            <text:p>22</text:p>
          </table:table-cell>
          <table:table-cell office:value-type="float" office:value="1466" calcext:value-type="float">
            <text:p>1466</text:p>
          </table:table-cell>
          <table:table-cell table:formula="of:=[.B261]*[.C261]" office:value-type="float" office:value="32252" calcext:value-type="float">
            <text:p>3225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ailwayStation&gt;</text:p>
          </table:table-cell>
          <table:table-cell office:value-type="float" office:value="8" calcext:value-type="float">
            <text:p>8</text:p>
          </table:table-cell>
          <table:table-cell office:value-type="float" office:value="4315" calcext:value-type="float">
            <text:p>4315</text:p>
          </table:table-cell>
          <table:table-cell table:formula="of:=[.B262]*[.C262]" office:value-type="float" office:value="34520" calcext:value-type="float">
            <text:p>3452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mics&gt;</text:p>
          </table:table-cell>
          <table:table-cell office:value-type="float" office:value="7" calcext:value-type="float">
            <text:p>7</text:p>
          </table:table-cell>
          <table:table-cell office:value-type="float" office:value="5114" calcext:value-type="float">
            <text:p>5114</text:p>
          </table:table-cell>
          <table:table-cell table:formula="of:=[.B263]*[.C263]" office:value-type="float" office:value="35798" calcext:value-type="float">
            <text:p>3579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OlympicEvent&gt;</text:p>
          </table:table-cell>
          <table:table-cell office:value-type="float" office:value="9" calcext:value-type="float">
            <text:p>9</text:p>
          </table:table-cell>
          <table:table-cell office:value-type="float" office:value="4033" calcext:value-type="float">
            <text:p>4033</text:p>
          </table:table-cell>
          <table:table-cell table:formula="of:=[.B264]*[.C264]" office:value-type="float" office:value="36297" calcext:value-type="float">
            <text:p>3629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Olympics&gt;</text:p>
          </table:table-cell>
          <table:table-cell office:value-type="float" office:value="9" calcext:value-type="float">
            <text:p>9</text:p>
          </table:table-cell>
          <table:table-cell office:value-type="float" office:value="4089" calcext:value-type="float">
            <text:p>4089</text:p>
          </table:table-cell>
          <table:table-cell table:formula="of:=[.B265]*[.C265]" office:value-type="float" office:value="36801" calcext:value-type="float">
            <text:p>3680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artoon&gt;</text:p>
          </table:table-cell>
          <table:table-cell office:value-type="float" office:value="7" calcext:value-type="float">
            <text:p>7</text:p>
          </table:table-cell>
          <table:table-cell office:value-type="float" office:value="5283" calcext:value-type="float">
            <text:p>5283</text:p>
          </table:table-cell>
          <table:table-cell table:formula="of:=[.B266]*[.C266]" office:value-type="float" office:value="36981" calcext:value-type="float">
            <text:p>3698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igureSkater&gt;</text:p>
          </table:table-cell>
          <table:table-cell office:value-type="float" office:value="11" calcext:value-type="float">
            <text:p>11</text:p>
          </table:table-cell>
          <table:table-cell office:value-type="float" office:value="3383" calcext:value-type="float">
            <text:p>3383</text:p>
          </table:table-cell>
          <table:table-cell table:formula="of:=[.B267]*[.C267]" office:value-type="float" office:value="37213" calcext:value-type="float">
            <text:p>3721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ood&gt;</text:p>
          </table:table-cell>
          <table:table-cell office:value-type="float" office:value="9" calcext:value-type="float">
            <text:p>9</text:p>
          </table:table-cell>
          <table:table-cell office:value-type="float" office:value="4188" calcext:value-type="float">
            <text:p>4188</text:p>
          </table:table-cell>
          <table:table-cell table:formula="of:=[.B268]*[.C268]" office:value-type="float" office:value="37692" calcext:value-type="float">
            <text:p>3769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eptile&gt;</text:p>
          </table:table-cell>
          <table:table-cell office:value-type="float" office:value="7" calcext:value-type="float">
            <text:p>7</text:p>
          </table:table-cell>
          <table:table-cell office:value-type="float" office:value="5408" calcext:value-type="float">
            <text:p>5408</text:p>
          </table:table-cell>
          <table:table-cell table:formula="of:=[.B269]*[.C269]" office:value-type="float" office:value="37856" calcext:value-type="float">
            <text:p>3785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ustralianRulesFootballPlayer&gt;</text:p>
          </table:table-cell>
          <table:table-cell office:value-type="float" office:value="7" calcext:value-type="float">
            <text:p>7</text:p>
          </table:table-cell>
          <table:table-cell office:value-type="float" office:value="5840" calcext:value-type="float">
            <text:p>5840</text:p>
          </table:table-cell>
          <table:table-cell table:formula="of:=[.B270]*[.C270]" office:value-type="float" office:value="40880" calcext:value-type="float">
            <text:p>408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cademicJournal&gt;</text:p>
          </table:table-cell>
          <table:table-cell office:value-type="float" office:value="8" calcext:value-type="float">
            <text:p>8</text:p>
          </table:table-cell>
          <table:table-cell office:value-type="float" office:value="5145" calcext:value-type="float">
            <text:p>5145</text:p>
          </table:table-cell>
          <table:table-cell table:formula="of:=[.B271]*[.C271]" office:value-type="float" office:value="41160" calcext:value-type="float">
            <text:p>411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Newspaper&gt;</text:p>
          </table:table-cell>
          <table:table-cell office:value-type="float" office:value="8" calcext:value-type="float">
            <text:p>8</text:p>
          </table:table-cell>
          <table:table-cell office:value-type="float" office:value="5248" calcext:value-type="float">
            <text:p>5248</text:p>
          </table:table-cell>
          <table:table-cell table:formula="of:=[.B272]*[.C272]" office:value-type="float" office:value="41984" calcext:value-type="float">
            <text:p>4198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hemicalCompound&gt;</text:p>
          </table:table-cell>
          <table:table-cell office:value-type="float" office:value="5" calcext:value-type="float">
            <text:p>5</text:p>
          </table:table-cell>
          <table:table-cell office:value-type="float" office:value="8404" calcext:value-type="float">
            <text:p>8404</text:p>
          </table:table-cell>
          <table:table-cell table:formula="of:=[.B273]*[.C273]" office:value-type="float" office:value="42020" calcext:value-type="float">
            <text:p>4202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micsCharacter&gt;</text:p>
          </table:table-cell>
          <table:table-cell office:value-type="float" office:value="9" calcext:value-type="float">
            <text:p>9</text:p>
          </table:table-cell>
          <table:table-cell office:value-type="float" office:value="4873" calcext:value-type="float">
            <text:p>4873</text:p>
          </table:table-cell>
          <table:table-cell table:formula="of:=[.B274]*[.C274]" office:value-type="float" office:value="43857" calcext:value-type="float">
            <text:p>4385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ootballLeagueSeason&gt;</text:p>
          </table:table-cell>
          <table:table-cell office:value-type="float" office:value="5" calcext:value-type="float">
            <text:p>5</text:p>
          </table:table-cell>
          <table:table-cell office:value-type="float" office:value="8976" calcext:value-type="float">
            <text:p>8976</text:p>
          </table:table-cell>
          <table:table-cell table:formula="of:=[.B275]*[.C275]" office:value-type="float" office:value="44880" calcext:value-type="float">
            <text:p>448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agazine&gt;</text:p>
          </table:table-cell>
          <table:table-cell office:value-type="float" office:value="11" calcext:value-type="float">
            <text:p>11</text:p>
          </table:table-cell>
          <table:table-cell office:value-type="float" office:value="4090" calcext:value-type="float">
            <text:p>4090</text:p>
          </table:table-cell>
          <table:table-cell table:formula="of:=[.B276]*[.C276]" office:value-type="float" office:value="44990" calcext:value-type="float">
            <text:p>4499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rotectedArea&gt;</text:p>
          </table:table-cell>
          <table:table-cell office:value-type="float" office:value="6" calcext:value-type="float">
            <text:p>6</text:p>
          </table:table-cell>
          <table:table-cell office:value-type="float" office:value="7705" calcext:value-type="float">
            <text:p>7705</text:p>
          </table:table-cell>
          <table:table-cell table:formula="of:=[.B277]*[.C277]" office:value-type="float" office:value="46230" calcext:value-type="float">
            <text:p>4623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emberOfParliament&gt;</text:p>
          </table:table-cell>
          <table:table-cell office:value-type="float" office:value="9" calcext:value-type="float">
            <text:p>9</text:p>
          </table:table-cell>
          <table:table-cell office:value-type="float" office:value="5177" calcext:value-type="float">
            <text:p>5177</text:p>
          </table:table-cell>
          <table:table-cell table:formula="of:=[.B278]*[.C278]" office:value-type="float" office:value="46593" calcext:value-type="float">
            <text:p>4659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mphibian&gt;</text:p>
          </table:table-cell>
          <table:table-cell office:value-type="float" office:value="7" calcext:value-type="float">
            <text:p>7</text:p>
          </table:table-cell>
          <table:table-cell office:value-type="float" office:value="6894" calcext:value-type="float">
            <text:p>6894</text:p>
          </table:table-cell>
          <table:table-cell table:formula="of:=[.B279]*[.C279]" office:value-type="float" office:value="48258" calcext:value-type="float">
            <text:p>4825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Island&gt;</text:p>
          </table:table-cell>
          <table:table-cell office:value-type="float" office:value="13" calcext:value-type="float">
            <text:p>13</text:p>
          </table:table-cell>
          <table:table-cell office:value-type="float" office:value="3764" calcext:value-type="float">
            <text:p>3764</text:p>
          </table:table-cell>
          <table:table-cell table:formula="of:=[.B280]*[.C280]" office:value-type="float" office:value="48932" calcext:value-type="float">
            <text:p>4893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istoricBuilding&gt;</text:p>
          </table:table-cell>
          <table:table-cell office:value-type="float" office:value="10" calcext:value-type="float">
            <text:p>10</text:p>
          </table:table-cell>
          <table:table-cell office:value-type="float" office:value="5072" calcext:value-type="float">
            <text:p>5072</text:p>
          </table:table-cell>
          <table:table-cell table:formula="of:=[.B281]*[.C281]" office:value-type="float" office:value="50720" calcext:value-type="float">
            <text:p>50720</text:p>
          </table:table-cell>
          <table:table-cell/>
        </table:table-row>
        <table:table-row table:style-name="ro1">
          <table:table-cell office:value-type="string" calcext:value-type="string">
            <text:p><text:s/>&lt;http://www.w3.org/1999/02/22-rdf-syntax-ns#Property&gt;</text:p>
          </table:table-cell>
          <table:table-cell office:value-type="float" office:value="1" calcext:value-type="float">
            <text:p>1</text:p>
          </table:table-cell>
          <table:table-cell office:value-type="float" office:value="51736" calcext:value-type="float">
            <text:p>51736</text:p>
          </table:table-cell>
          <table:table-cell table:formula="of:=[.B282]*[.C282]" office:value-type="float" office:value="51736" calcext:value-type="float">
            <text:p>5173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ailwayLine&gt;</text:p>
          </table:table-cell>
          <table:table-cell office:value-type="float" office:value="13" calcext:value-type="float">
            <text:p>13</text:p>
          </table:table-cell>
          <table:table-cell office:value-type="float" office:value="4015" calcext:value-type="float">
            <text:p>4015</text:p>
          </table:table-cell>
          <table:table-cell table:formula="of:=[.B283]*[.C283]" office:value-type="float" office:value="52195" calcext:value-type="float">
            <text:p>5219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ungus&gt;</text:p>
          </table:table-cell>
          <table:table-cell office:value-type="float" office:value="6" calcext:value-type="float">
            <text:p>6</text:p>
          </table:table-cell>
          <table:table-cell office:value-type="float" office:value="8739" calcext:value-type="float">
            <text:p>8739</text:p>
          </table:table-cell>
          <table:table-cell table:formula="of:=[.B284]*[.C284]" office:value-type="float" office:value="52434" calcext:value-type="float">
            <text:p>5243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rotein&gt;</text:p>
          </table:table-cell>
          <table:table-cell office:value-type="float" office:value="4" calcext:value-type="float">
            <text:p>4</text:p>
          </table:table-cell>
          <table:table-cell office:value-type="float" office:value="13120" calcext:value-type="float">
            <text:p>13120</text:p>
          </table:table-cell>
          <table:table-cell table:formula="of:=[.B285]*[.C285]" office:value-type="float" office:value="52480" calcext:value-type="float">
            <text:p>524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ong&gt;</text:p>
          </table:table-cell>
          <table:table-cell office:value-type="float" office:value="10" calcext:value-type="float">
            <text:p>10</text:p>
          </table:table-cell>
          <table:table-cell office:value-type="float" office:value="5268" calcext:value-type="float">
            <text:p>5268</text:p>
          </table:table-cell>
          <table:table-cell table:formula="of:=[.B286]*[.C286]" office:value-type="float" office:value="52680" calcext:value-type="float">
            <text:p>5268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MusicRecording&gt;</text:p>
          </table:table-cell>
          <table:table-cell office:value-type="float" office:value="10" calcext:value-type="float">
            <text:p>10</text:p>
          </table:table-cell>
          <table:table-cell office:value-type="float" office:value="5268" calcext:value-type="float">
            <text:p>5268</text:p>
          </table:table-cell>
          <table:table-cell table:formula="of:=[.B287]*[.C287]" office:value-type="float" office:value="52680" calcext:value-type="float">
            <text:p>526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elevisionEpisode&gt;</text:p>
          </table:table-cell>
          <table:table-cell office:value-type="float" office:value="7" calcext:value-type="float">
            <text:p>7</text:p>
          </table:table-cell>
          <table:table-cell office:value-type="float" office:value="7675" calcext:value-type="float">
            <text:p>7675</text:p>
          </table:table-cell>
          <table:table-cell table:formula="of:=[.B288]*[.C288]" office:value-type="float" office:value="53725" calcext:value-type="float">
            <text:p>53725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TVEpisode&gt;</text:p>
          </table:table-cell>
          <table:table-cell office:value-type="float" office:value="7" calcext:value-type="float">
            <text:p>7</text:p>
          </table:table-cell>
          <table:table-cell office:value-type="float" office:value="7675" calcext:value-type="float">
            <text:p>7675</text:p>
          </table:table-cell>
          <table:table-cell table:formula="of:=[.B289]*[.C289]" office:value-type="float" office:value="53725" calcext:value-type="float">
            <text:p>5372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hemicalSubstance&gt;</text:p>
          </table:table-cell>
          <table:table-cell office:value-type="float" office:value="6" calcext:value-type="float">
            <text:p>6</text:p>
          </table:table-cell>
          <table:table-cell office:value-type="float" office:value="9544" calcext:value-type="float">
            <text:p>9544</text:p>
          </table:table-cell>
          <table:table-cell table:formula="of:=[.B290]*[.C290]" office:value-type="float" office:value="57264" calcext:value-type="float">
            <text:p>5726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natomicalStructure&gt;</text:p>
          </table:table-cell>
          <table:table-cell office:value-type="float" office:value="12" calcext:value-type="float">
            <text:p>12</text:p>
          </table:table-cell>
          <table:table-cell office:value-type="float" office:value="4798" calcext:value-type="float">
            <text:p>4798</text:p>
          </table:table-cell>
          <table:table-cell table:formula="of:=[.B291]*[.C291]" office:value-type="float" office:value="57576" calcext:value-type="float">
            <text:p>5757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asketballPlayer&gt;</text:p>
          </table:table-cell>
          <table:table-cell office:value-type="float" office:value="9" calcext:value-type="float">
            <text:p>9</text:p>
          </table:table-cell>
          <table:table-cell office:value-type="float" office:value="6487" calcext:value-type="float">
            <text:p>6487</text:p>
          </table:table-cell>
          <table:table-cell table:formula="of:=[.B292]*[.C292]" office:value-type="float" office:value="58383" calcext:value-type="float">
            <text:p>5838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lanet&gt;</text:p>
          </table:table-cell>
          <table:table-cell office:value-type="float" office:value="5" calcext:value-type="float">
            <text:p>5</text:p>
          </table:table-cell>
          <table:table-cell office:value-type="float" office:value="11826" calcext:value-type="float">
            <text:p>11826</text:p>
          </table:table-cell>
          <table:table-cell table:formula="of:=[.B293]*[.C293]" office:value-type="float" office:value="59130" calcext:value-type="float">
            <text:p>5913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useum&gt;</text:p>
          </table:table-cell>
          <table:table-cell office:value-type="float" office:value="15" calcext:value-type="float">
            <text:p>15</text:p>
          </table:table-cell>
          <table:table-cell office:value-type="float" office:value="3966" calcext:value-type="float">
            <text:p>3966</text:p>
          </table:table-cell>
          <table:table-cell table:formula="of:=[.B294]*[.C294]" office:value-type="float" office:value="59490" calcext:value-type="float">
            <text:p>5949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Museum&gt;</text:p>
          </table:table-cell>
          <table:table-cell office:value-type="float" office:value="15" calcext:value-type="float">
            <text:p>15</text:p>
          </table:table-cell>
          <table:table-cell office:value-type="float" office:value="3966" calcext:value-type="float">
            <text:p>3966</text:p>
          </table:table-cell>
          <table:table-cell table:formula="of:=[.B295]*[.C295]" office:value-type="float" office:value="59490" calcext:value-type="float">
            <text:p>5949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ritishRoyalty&gt;</text:p>
          </table:table-cell>
          <table:table-cell office:value-type="float" office:value="9" calcext:value-type="float">
            <text:p>9</text:p>
          </table:table-cell>
          <table:table-cell office:value-type="float" office:value="7338" calcext:value-type="float">
            <text:p>7338</text:p>
          </table:table-cell>
          <table:table-cell table:formula="of:=[.B296]*[.C296]" office:value-type="float" office:value="66042" calcext:value-type="float">
            <text:p>6604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oyalty&gt;</text:p>
          </table:table-cell>
          <table:table-cell office:value-type="float" office:value="9" calcext:value-type="float">
            <text:p>9</text:p>
          </table:table-cell>
          <table:table-cell office:value-type="float" office:value="7338" calcext:value-type="float">
            <text:p>7338</text:p>
          </table:table-cell>
          <table:table-cell table:formula="of:=[.B297]*[.C297]" office:value-type="float" office:value="66042" calcext:value-type="float">
            <text:p>6604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hristianBishop&gt;</text:p>
          </table:table-cell>
          <table:table-cell office:value-type="float" office:value="14" calcext:value-type="float">
            <text:p>14</text:p>
          </table:table-cell>
          <table:table-cell office:value-type="float" office:value="4755" calcext:value-type="float">
            <text:p>4755</text:p>
          </table:table-cell>
          <table:table-cell table:formula="of:=[.B298]*[.C298]" office:value-type="float" office:value="66570" calcext:value-type="float">
            <text:p>6657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utomobileEngine&gt;</text:p>
          </table:table-cell>
          <table:table-cell office:value-type="float" office:value="3" calcext:value-type="float">
            <text:p>3</text:p>
          </table:table-cell>
          <table:table-cell office:value-type="float" office:value="22197" calcext:value-type="float">
            <text:p>22197</text:p>
          </table:table-cell>
          <table:table-cell table:formula="of:=[.B299]*[.C299]" office:value-type="float" office:value="66591" calcext:value-type="float">
            <text:p>6659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tadium&gt;</text:p>
          </table:table-cell>
          <table:table-cell office:value-type="float" office:value="9" calcext:value-type="float">
            <text:p>9</text:p>
          </table:table-cell>
          <table:table-cell office:value-type="float" office:value="8128" calcext:value-type="float">
            <text:p>8128</text:p>
          </table:table-cell>
          <table:table-cell table:formula="of:=[.B300]*[.C300]" office:value-type="float" office:value="73152" calcext:value-type="float">
            <text:p>73152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StadiumOrArena&gt;</text:p>
          </table:table-cell>
          <table:table-cell office:value-type="float" office:value="9" calcext:value-type="float">
            <text:p>9</text:p>
          </table:table-cell>
          <table:table-cell office:value-type="float" office:value="8128" calcext:value-type="float">
            <text:p>8128</text:p>
          </table:table-cell>
          <table:table-cell table:formula="of:=[.B301]*[.C301]" office:value-type="float" office:value="73152" calcext:value-type="float">
            <text:p>7315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HistoricPlace&gt;</text:p>
          </table:table-cell>
          <table:table-cell office:value-type="float" office:value="8" calcext:value-type="float">
            <text:p>8</text:p>
          </table:table-cell>
          <table:table-cell office:value-type="float" office:value="9956" calcext:value-type="float">
            <text:p>9956</text:p>
          </table:table-cell>
          <table:table-cell table:formula="of:=[.B302]*[.C302]" office:value-type="float" office:value="79648" calcext:value-type="float">
            <text:p>7964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IceHockeyPlayer&gt;</text:p>
          </table:table-cell>
          <table:table-cell office:value-type="float" office:value="7" calcext:value-type="float">
            <text:p>7</text:p>
          </table:table-cell>
          <table:table-cell office:value-type="float" office:value="11535" calcext:value-type="float">
            <text:p>11535</text:p>
          </table:table-cell>
          <table:table-cell table:formula="of:=[.B303]*[.C303]" office:value-type="float" office:value="80745" calcext:value-type="float">
            <text:p>8074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ird&gt;</text:p>
          </table:table-cell>
          <table:table-cell office:value-type="float" office:value="7" calcext:value-type="float">
            <text:p>7</text:p>
          </table:table-cell>
          <table:table-cell office:value-type="float" office:value="12520" calcext:value-type="float">
            <text:p>12520</text:p>
          </table:table-cell>
          <table:table-cell table:formula="of:=[.B304]*[.C304]" office:value-type="float" office:value="87640" calcext:value-type="float">
            <text:p>876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Disease&gt;</text:p>
          </table:table-cell>
          <table:table-cell office:value-type="float" office:value="15" calcext:value-type="float">
            <text:p>15</text:p>
          </table:table-cell>
          <table:table-cell office:value-type="float" office:value="5889" calcext:value-type="float">
            <text:p>5889</text:p>
          </table:table-cell>
          <table:table-cell table:formula="of:=[.B305]*[.C305]" office:value-type="float" office:value="88335" calcext:value-type="float">
            <text:p>8833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ales&gt;</text:p>
          </table:table-cell>
          <table:table-cell office:value-type="float" office:value="15" calcext:value-type="float">
            <text:p>15</text:p>
          </table:table-cell>
          <table:table-cell office:value-type="float" office:value="5897" calcext:value-type="float">
            <text:p>5897</text:p>
          </table:table-cell>
          <table:table-cell table:formula="of:=[.B306]*[.C306]" office:value-type="float" office:value="88455" calcext:value-type="float">
            <text:p>8845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ugbyPlayer&gt;</text:p>
          </table:table-cell>
          <table:table-cell office:value-type="float" office:value="8" calcext:value-type="float">
            <text:p>8</text:p>
          </table:table-cell>
          <table:table-cell office:value-type="float" office:value="11098" calcext:value-type="float">
            <text:p>11098</text:p>
          </table:table-cell>
          <table:table-cell table:formula="of:=[.B307]*[.C307]" office:value-type="float" office:value="88784" calcext:value-type="float">
            <text:p>8878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ortFacility&gt;</text:p>
          </table:table-cell>
          <table:table-cell office:value-type="float" office:value="11" calcext:value-type="float">
            <text:p>11</text:p>
          </table:table-cell>
          <table:table-cell office:value-type="float" office:value="8290" calcext:value-type="float">
            <text:p>8290</text:p>
          </table:table-cell>
          <table:table-cell table:formula="of:=[.B308]*[.C308]" office:value-type="float" office:value="91190" calcext:value-type="float">
            <text:p>9119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ricketer&gt;</text:p>
          </table:table-cell>
          <table:table-cell office:value-type="float" office:value="8" calcext:value-type="float">
            <text:p>8</text:p>
          </table:table-cell>
          <table:table-cell office:value-type="float" office:value="11614" calcext:value-type="float">
            <text:p>11614</text:p>
          </table:table-cell>
          <table:table-cell table:formula="of:=[.B309]*[.C309]" office:value-type="float" office:value="92912" calcext:value-type="float">
            <text:p>929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ake&gt;</text:p>
          </table:table-cell>
          <table:table-cell office:value-type="float" office:value="10" calcext:value-type="float">
            <text:p>10</text:p>
          </table:table-cell>
          <table:table-cell office:value-type="float" office:value="9793" calcext:value-type="float">
            <text:p>9793</text:p>
          </table:table-cell>
          <table:table-cell table:formula="of:=[.B310]*[.C310]" office:value-type="float" office:value="97930" calcext:value-type="float">
            <text:p>9793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LakeBodyOfWater&gt;</text:p>
          </table:table-cell>
          <table:table-cell office:value-type="float" office:value="10" calcext:value-type="float">
            <text:p>10</text:p>
          </table:table-cell>
          <table:table-cell office:value-type="float" office:value="9793" calcext:value-type="float">
            <text:p>9793</text:p>
          </table:table-cell>
          <table:table-cell table:formula="of:=[.B311]*[.C311]" office:value-type="float" office:value="97930" calcext:value-type="float">
            <text:p>9793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aceHorse&gt;</text:p>
          </table:table-cell>
          <table:table-cell office:value-type="float" office:value="23" calcext:value-type="float">
            <text:p>23</text:p>
          </table:table-cell>
          <table:table-cell office:value-type="float" office:value="4453" calcext:value-type="float">
            <text:p>4453</text:p>
          </table:table-cell>
          <table:table-cell table:formula="of:=[.B312]*[.C312]" office:value-type="float" office:value="102419" calcext:value-type="float">
            <text:p>102419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elestialBody&gt;</text:p>
          </table:table-cell>
          <table:table-cell office:value-type="float" office:value="7" calcext:value-type="float">
            <text:p>7</text:p>
          </table:table-cell>
          <table:table-cell office:value-type="float" office:value="14669" calcext:value-type="float">
            <text:p>14669</text:p>
          </table:table-cell>
          <table:table-cell table:formula="of:=[.B313]*[.C313]" office:value-type="float" office:value="102683" calcext:value-type="float">
            <text:p>10268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utomobile&gt;</text:p>
          </table:table-cell>
          <table:table-cell office:value-type="float" office:value="12" calcext:value-type="float">
            <text:p>12</text:p>
          </table:table-cell>
          <table:table-cell office:value-type="float" office:value="8661" calcext:value-type="float">
            <text:p>8661</text:p>
          </table:table-cell>
          <table:table-cell table:formula="of:=[.B314]*[.C314]" office:value-type="float" office:value="103932" calcext:value-type="float">
            <text:p>10393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mericanFootballPlayer&gt;</text:p>
          </table:table-cell>
          <table:table-cell office:value-type="float" office:value="10" calcext:value-type="float">
            <text:p>10</text:p>
          </table:table-cell>
          <table:table-cell office:value-type="float" office:value="11884" calcext:value-type="float">
            <text:p>11884</text:p>
          </table:table-cell>
          <table:table-cell table:formula="of:=[.B315]*[.C315]" office:value-type="float" office:value="118840" calcext:value-type="float">
            <text:p>1188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ictionalCharacter&gt;</text:p>
          </table:table-cell>
          <table:table-cell office:value-type="float" office:value="11" calcext:value-type="float">
            <text:p>11</text:p>
          </table:table-cell>
          <table:table-cell office:value-type="float" office:value="10916" calcext:value-type="float">
            <text:p>10916</text:p>
          </table:table-cell>
          <table:table-cell table:formula="of:=[.B316]*[.C316]" office:value-type="float" office:value="120076" calcext:value-type="float">
            <text:p>12007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ish&gt;</text:p>
          </table:table-cell>
          <table:table-cell office:value-type="float" office:value="8" calcext:value-type="float">
            <text:p>8</text:p>
          </table:table-cell>
          <table:table-cell office:value-type="float" office:value="16033" calcext:value-type="float">
            <text:p>16033</text:p>
          </table:table-cell>
          <table:table-cell table:formula="of:=[.B317]*[.C317]" office:value-type="float" office:value="128264" calcext:value-type="float">
            <text:p>12826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leric&gt;</text:p>
          </table:table-cell>
          <table:table-cell office:value-type="float" office:value="16" calcext:value-type="float">
            <text:p>16</text:p>
          </table:table-cell>
          <table:table-cell office:value-type="float" office:value="8053" calcext:value-type="float">
            <text:p>8053</text:p>
          </table:table-cell>
          <table:table-cell table:formula="of:=[.B318]*[.C318]" office:value-type="float" office:value="128848" calcext:value-type="float">
            <text:p>12884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VideoGame&gt;</text:p>
          </table:table-cell>
          <table:table-cell office:value-type="float" office:value="7" calcext:value-type="float">
            <text:p>7</text:p>
          </table:table-cell>
          <table:table-cell office:value-type="float" office:value="18460" calcext:value-type="float">
            <text:p>18460</text:p>
          </table:table-cell>
          <table:table-cell table:formula="of:=[.B319]*[.C319]" office:value-type="float" office:value="129220" calcext:value-type="float">
            <text:p>12922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Writer&gt;</text:p>
          </table:table-cell>
          <table:table-cell office:value-type="float" office:value="9" calcext:value-type="float">
            <text:p>9</text:p>
          </table:table-cell>
          <table:table-cell office:value-type="float" office:value="15328" calcext:value-type="float">
            <text:p>15328</text:p>
          </table:table-cell>
          <table:table-cell table:formula="of:=[.B320]*[.C320]" office:value-type="float" office:value="137952" calcext:value-type="float">
            <text:p>13795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iomolecule&gt;</text:p>
          </table:table-cell>
          <table:table-cell office:value-type="float" office:value="8" calcext:value-type="float">
            <text:p>8</text:p>
          </table:table-cell>
          <table:table-cell office:value-type="float" office:value="17249" calcext:value-type="float">
            <text:p>17249</text:p>
          </table:table-cell>
          <table:table-cell table:formula="of:=[.B321]*[.C321]" office:value-type="float" office:value="137992" calcext:value-type="float">
            <text:p>13799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irport&gt;</text:p>
          </table:table-cell>
          <table:table-cell office:value-type="float" office:value="11" calcext:value-type="float">
            <text:p>11</text:p>
          </table:table-cell>
          <table:table-cell office:value-type="float" office:value="12688" calcext:value-type="float">
            <text:p>12688</text:p>
          </table:table-cell>
          <table:table-cell table:formula="of:=[.B322]*[.C322]" office:value-type="float" office:value="139568" calcext:value-type="float">
            <text:p>139568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Airport&gt;</text:p>
          </table:table-cell>
          <table:table-cell office:value-type="float" office:value="11" calcext:value-type="float">
            <text:p>11</text:p>
          </table:table-cell>
          <table:table-cell office:value-type="float" office:value="12688" calcext:value-type="float">
            <text:p>12688</text:p>
          </table:table-cell>
          <table:table-cell table:formula="of:=[.B323]*[.C323]" office:value-type="float" office:value="139568" calcext:value-type="float">
            <text:p>13956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Language&gt;</text:p>
          </table:table-cell>
          <table:table-cell office:value-type="float" office:value="16" calcext:value-type="float">
            <text:p>16</text:p>
          </table:table-cell>
          <table:table-cell office:value-type="float" office:value="8729" calcext:value-type="float">
            <text:p>8729</text:p>
          </table:table-cell>
          <table:table-cell table:formula="of:=[.B324]*[.C324]" office:value-type="float" office:value="139664" calcext:value-type="float">
            <text:p>139664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Language&gt;</text:p>
          </table:table-cell>
          <table:table-cell office:value-type="float" office:value="16" calcext:value-type="float">
            <text:p>16</text:p>
          </table:table-cell>
          <table:table-cell office:value-type="float" office:value="8729" calcext:value-type="float">
            <text:p>8729</text:p>
          </table:table-cell>
          <table:table-cell table:formula="of:=[.B325]*[.C325]" office:value-type="float" office:value="139664" calcext:value-type="float">
            <text:p>13966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untain&gt;</text:p>
          </table:table-cell>
          <table:table-cell office:value-type="float" office:value="11" calcext:value-type="float">
            <text:p>11</text:p>
          </table:table-cell>
          <table:table-cell office:value-type="float" office:value="12715" calcext:value-type="float">
            <text:p>12715</text:p>
          </table:table-cell>
          <table:table-cell table:formula="of:=[.B326]*[.C326]" office:value-type="float" office:value="139865" calcext:value-type="float">
            <text:p>139865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Mountain&gt;</text:p>
          </table:table-cell>
          <table:table-cell office:value-type="float" office:value="11" calcext:value-type="float">
            <text:p>11</text:p>
          </table:table-cell>
          <table:table-cell office:value-type="float" office:value="12715" calcext:value-type="float">
            <text:p>12715</text:p>
          </table:table-cell>
          <table:table-cell table:formula="of:=[.B327]*[.C327]" office:value-type="float" office:value="139865" calcext:value-type="float">
            <text:p>13986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eriodicalLiterature&gt;</text:p>
          </table:table-cell>
          <table:table-cell office:value-type="float" office:value="10" calcext:value-type="float">
            <text:p>10</text:p>
          </table:table-cell>
          <table:table-cell office:value-type="float" office:value="14482" calcext:value-type="float">
            <text:p>14482</text:p>
          </table:table-cell>
          <table:table-cell table:formula="of:=[.B328]*[.C328]" office:value-type="float" office:value="144820" calcext:value-type="float">
            <text:p>14482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aseballPlayer&gt;</text:p>
          </table:table-cell>
          <table:table-cell office:value-type="float" office:value="8" calcext:value-type="float">
            <text:p>8</text:p>
          </table:table-cell>
          <table:table-cell office:value-type="float" office:value="19807" calcext:value-type="float">
            <text:p>19807</text:p>
          </table:table-cell>
          <table:table-cell table:formula="of:=[.B329]*[.C329]" office:value-type="float" office:value="158456" calcext:value-type="float">
            <text:p>15845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ircraft&gt;</text:p>
          </table:table-cell>
          <table:table-cell office:value-type="float" office:value="17" calcext:value-type="float">
            <text:p>17</text:p>
          </table:table-cell>
          <table:table-cell office:value-type="float" office:value="9592" calcext:value-type="float">
            <text:p>9592</text:p>
          </table:table-cell>
          <table:table-cell table:formula="of:=[.B330]*[.C330]" office:value-type="float" office:value="163064" calcext:value-type="float">
            <text:p>16306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elevisionStation&gt;</text:p>
          </table:table-cell>
          <table:table-cell office:value-type="float" office:value="20" calcext:value-type="float">
            <text:p>20</text:p>
          </table:table-cell>
          <table:table-cell office:value-type="float" office:value="8198" calcext:value-type="float">
            <text:p>8198</text:p>
          </table:table-cell>
          <table:table-cell table:formula="of:=[.B331]*[.C331]" office:value-type="float" office:value="163960" calcext:value-type="float">
            <text:p>16396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TelevisionStation&gt;</text:p>
          </table:table-cell>
          <table:table-cell office:value-type="float" office:value="20" calcext:value-type="float">
            <text:p>20</text:p>
          </table:table-cell>
          <table:table-cell office:value-type="float" office:value="8198" calcext:value-type="float">
            <text:p>8198</text:p>
          </table:table-cell>
          <table:table-cell table:formula="of:=[.B332]*[.C332]" office:value-type="float" office:value="163960" calcext:value-type="float">
            <text:p>16396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LandmarksOrHistoricalBuildings&gt;</text:p>
          </table:table-cell>
          <table:table-cell office:value-type="float" office:value="11" calcext:value-type="float">
            <text:p>11</text:p>
          </table:table-cell>
          <table:table-cell office:value-type="float" office:value="15028" calcext:value-type="float">
            <text:p>15028</text:p>
          </table:table-cell>
          <table:table-cell table:formula="of:=[.B333]*[.C333]" office:value-type="float" office:value="165308" calcext:value-type="float">
            <text:p>16530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ortsTeamSeason&gt;</text:p>
          </table:table-cell>
          <table:table-cell office:value-type="float" office:value="8" calcext:value-type="float">
            <text:p>8</text:p>
          </table:table-cell>
          <table:table-cell office:value-type="float" office:value="21086" calcext:value-type="float">
            <text:p>21086</text:p>
          </table:table-cell>
          <table:table-cell table:formula="of:=[.B334]*[.C334]" office:value-type="float" office:value="168688" calcext:value-type="float">
            <text:p>16868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hip&gt;</text:p>
          </table:table-cell>
          <table:table-cell office:value-type="float" office:value="7" calcext:value-type="float">
            <text:p>7</text:p>
          </table:table-cell>
          <table:table-cell office:value-type="float" office:value="25557" calcext:value-type="float">
            <text:p>25557</text:p>
          </table:table-cell>
          <table:table-cell table:formula="of:=[.B335]*[.C335]" office:value-type="float" office:value="178899" calcext:value-type="float">
            <text:p>178899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elevisionShow&gt;</text:p>
          </table:table-cell>
          <table:table-cell office:value-type="float" office:value="7" calcext:value-type="float">
            <text:p>7</text:p>
          </table:table-cell>
          <table:table-cell office:value-type="float" office:value="25641" calcext:value-type="float">
            <text:p>25641</text:p>
          </table:table-cell>
          <table:table-cell table:formula="of:=[.B336]*[.C336]" office:value-type="float" office:value="179487" calcext:value-type="float">
            <text:p>17948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tation&gt;</text:p>
          </table:table-cell>
          <table:table-cell office:value-type="float" office:value="8" calcext:value-type="float">
            <text:p>8</text:p>
          </table:table-cell>
          <table:table-cell office:value-type="float" office:value="23276" calcext:value-type="float">
            <text:p>23276</text:p>
          </table:table-cell>
          <table:table-cell table:formula="of:=[.B337]*[.C337]" office:value-type="float" office:value="186208" calcext:value-type="float">
            <text:p>18620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ridironFootballPlayer&gt;</text:p>
          </table:table-cell>
          <table:table-cell office:value-type="float" office:value="10" calcext:value-type="float">
            <text:p>10</text:p>
          </table:table-cell>
          <table:table-cell office:value-type="float" office:value="18976" calcext:value-type="float">
            <text:p>18976</text:p>
          </table:table-cell>
          <table:table-cell table:formula="of:=[.B338]*[.C338]" office:value-type="float" office:value="189760" calcext:value-type="float">
            <text:p>1897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ollusca&gt;</text:p>
          </table:table-cell>
          <table:table-cell office:value-type="float" office:value="7" calcext:value-type="float">
            <text:p>7</text:p>
          </table:table-cell>
          <table:table-cell office:value-type="float" office:value="27275" calcext:value-type="float">
            <text:p>27275</text:p>
          </table:table-cell>
          <table:table-cell table:formula="of:=[.B339]*[.C339]" office:value-type="float" office:value="190925" calcext:value-type="float">
            <text:p>19092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llegeCoach&gt;</text:p>
          </table:table-cell>
          <table:table-cell office:value-type="float" office:value="25" calcext:value-type="float">
            <text:p>25</text:p>
          </table:table-cell>
          <table:table-cell office:value-type="float" office:value="7711" calcext:value-type="float">
            <text:p>7711</text:p>
          </table:table-cell>
          <table:table-cell table:formula="of:=[.B340]*[.C340]" office:value-type="float" office:value="192775" calcext:value-type="float">
            <text:p>19277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oad&gt;</text:p>
          </table:table-cell>
          <table:table-cell office:value-type="float" office:value="11" calcext:value-type="float">
            <text:p>11</text:p>
          </table:table-cell>
          <table:table-cell office:value-type="float" office:value="17890" calcext:value-type="float">
            <text:p>17890</text:p>
          </table:table-cell>
          <table:table-cell table:formula="of:=[.B341]*[.C341]" office:value-type="float" office:value="196790" calcext:value-type="float">
            <text:p>19679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ortsSeason&gt;</text:p>
          </table:table-cell>
          <table:table-cell office:value-type="float" office:value="9" calcext:value-type="float">
            <text:p>9</text:p>
          </table:table-cell>
          <table:table-cell office:value-type="float" office:value="23155" calcext:value-type="float">
            <text:p>23155</text:p>
          </table:table-cell>
          <table:table-cell table:formula="of:=[.B342]*[.C342]" office:value-type="float" office:value="208395" calcext:value-type="float">
            <text:p>20839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ersonFunction&gt;</text:p>
          </table:table-cell>
          <table:table-cell office:value-type="float" office:value="2" calcext:value-type="float">
            <text:p>2</text:p>
          </table:table-cell>
          <table:table-cell office:value-type="float" office:value="104894" calcext:value-type="float">
            <text:p>104894</text:p>
          </table:table-cell>
          <table:table-cell table:formula="of:=[.B343]*[.C343]" office:value-type="float" office:value="209788" calcext:value-type="float">
            <text:p>20978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oliticalParty&gt;</text:p>
          </table:table-cell>
          <table:table-cell office:value-type="float" office:value="29" calcext:value-type="float">
            <text:p>29</text:p>
          </table:table-cell>
          <table:table-cell office:value-type="float" office:value="7340" calcext:value-type="float">
            <text:p>7340</text:p>
          </table:table-cell>
          <table:table-cell table:formula="of:=[.B344]*[.C344]" office:value-type="float" office:value="212860" calcext:value-type="float">
            <text:p>2128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ortsLeague&gt;</text:p>
          </table:table-cell>
          <table:table-cell office:value-type="float" office:value="43" calcext:value-type="float">
            <text:p>43</text:p>
          </table:table-cell>
          <table:table-cell office:value-type="float" office:value="5084" calcext:value-type="float">
            <text:p>5084</text:p>
          </table:table-cell>
          <table:table-cell table:formula="of:=[.B345]*[.C345]" office:value-type="float" office:value="218612" calcext:value-type="float">
            <text:p>21861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cientist&gt;</text:p>
          </table:table-cell>
          <table:table-cell office:value-type="float" office:value="16" calcext:value-type="float">
            <text:p>16</text:p>
          </table:table-cell>
          <table:table-cell office:value-type="float" office:value="16722" calcext:value-type="float">
            <text:p>16722</text:p>
          </table:table-cell>
          <table:table-cell table:formula="of:=[.B346]*[.C346]" office:value-type="float" office:value="267552" calcext:value-type="float">
            <text:p>26755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occerManager&gt;</text:p>
          </table:table-cell>
          <table:table-cell office:value-type="float" office:value="17" calcext:value-type="float">
            <text:p>17</text:p>
          </table:table-cell>
          <table:table-cell office:value-type="float" office:value="16193" calcext:value-type="float">
            <text:p>16193</text:p>
          </table:table-cell>
          <table:table-cell table:formula="of:=[.B347]*[.C347]" office:value-type="float" office:value="275281" calcext:value-type="float">
            <text:p>27528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ortsManager&gt;</text:p>
          </table:table-cell>
          <table:table-cell office:value-type="float" office:value="17" calcext:value-type="float">
            <text:p>17</text:p>
          </table:table-cell>
          <table:table-cell office:value-type="float" office:value="16193" calcext:value-type="float">
            <text:p>16193</text:p>
          </table:table-cell>
          <table:table-cell table:formula="of:=[.B348]*[.C348]" office:value-type="float" office:value="275281" calcext:value-type="float">
            <text:p>27528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ook&gt;</text:p>
          </table:table-cell>
          <table:table-cell office:value-type="float" office:value="10" calcext:value-type="float">
            <text:p>10</text:p>
          </table:table-cell>
          <table:table-cell office:value-type="float" office:value="28128" calcext:value-type="float">
            <text:p>28128</text:p>
          </table:table-cell>
          <table:table-cell table:formula="of:=[.B349]*[.C349]" office:value-type="float" office:value="281280" calcext:value-type="float">
            <text:p>281280</text:p>
          </table:table-cell>
          <table:table-cell/>
        </table:table-row>
        <table:table-row table:style-name="ro1">
          <table:table-cell office:value-type="string" calcext:value-type="string">
            <text:p><text:s/>&lt;http://purl.org/ontology/bibo/Book&gt;</text:p>
          </table:table-cell>
          <table:table-cell office:value-type="float" office:value="10" calcext:value-type="float">
            <text:p>10</text:p>
          </table:table-cell>
          <table:table-cell office:value-type="float" office:value="28128" calcext:value-type="float">
            <text:p>28128</text:p>
          </table:table-cell>
          <table:table-cell table:formula="of:=[.B350]*[.C350]" office:value-type="float" office:value="281280" calcext:value-type="float">
            <text:p>28128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Book&gt;</text:p>
          </table:table-cell>
          <table:table-cell office:value-type="float" office:value="10" calcext:value-type="float">
            <text:p>10</text:p>
          </table:table-cell>
          <table:table-cell office:value-type="float" office:value="28128" calcext:value-type="float">
            <text:p>28128</text:p>
          </table:table-cell>
          <table:table-cell table:formula="of:=[.B351]*[.C351]" office:value-type="float" office:value="281280" calcext:value-type="float">
            <text:p>2812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ortsEvent&gt;</text:p>
          </table:table-cell>
          <table:table-cell office:value-type="float" office:value="20" calcext:value-type="float">
            <text:p>20</text:p>
          </table:table-cell>
          <table:table-cell office:value-type="float" office:value="14614" calcext:value-type="float">
            <text:p>14614</text:p>
          </table:table-cell>
          <table:table-cell table:formula="of:=[.B352]*[.C352]" office:value-type="float" office:value="292280" calcext:value-type="float">
            <text:p>29228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SportsEvent&gt;</text:p>
          </table:table-cell>
          <table:table-cell office:value-type="float" office:value="20" calcext:value-type="float">
            <text:p>20</text:p>
          </table:table-cell>
          <table:table-cell office:value-type="float" office:value="14614" calcext:value-type="float">
            <text:p>14614</text:p>
          </table:table-cell>
          <table:table-cell table:formula="of:=[.B353]*[.C353]" office:value-type="float" office:value="292280" calcext:value-type="float">
            <text:p>2922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ilitaryPerson&gt;</text:p>
          </table:table-cell>
          <table:table-cell office:value-type="float" office:value="12" calcext:value-type="float">
            <text:p>12</text:p>
          </table:table-cell>
          <table:table-cell office:value-type="float" office:value="24370" calcext:value-type="float">
            <text:p>24370</text:p>
          </table:table-cell>
          <table:table-cell table:formula="of:=[.B354]*[.C354]" office:value-type="float" office:value="292440" calcext:value-type="float">
            <text:p>2924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ammal&gt;</text:p>
          </table:table-cell>
          <table:table-cell office:value-type="float" office:value="23" calcext:value-type="float">
            <text:p>23</text:p>
          </table:table-cell>
          <table:table-cell office:value-type="float" office:value="13157" calcext:value-type="float">
            <text:p>13157</text:p>
          </table:table-cell>
          <table:table-cell table:formula="of:=[.B355]*[.C355]" office:value-type="float" office:value="302611" calcext:value-type="float">
            <text:p>30261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ity&gt;</text:p>
          </table:table-cell>
          <table:table-cell office:value-type="float" office:value="15" calcext:value-type="float">
            <text:p>15</text:p>
          </table:table-cell>
          <table:table-cell office:value-type="float" office:value="20354" calcext:value-type="float">
            <text:p>20354</text:p>
          </table:table-cell>
          <table:table-cell table:formula="of:=[.B356]*[.C356]" office:value-type="float" office:value="305310" calcext:value-type="float">
            <text:p>30531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City&gt;</text:p>
          </table:table-cell>
          <table:table-cell office:value-type="float" office:value="15" calcext:value-type="float">
            <text:p>15</text:p>
          </table:table-cell>
          <table:table-cell office:value-type="float" office:value="20354" calcext:value-type="float">
            <text:p>20354</text:p>
          </table:table-cell>
          <table:table-cell table:formula="of:=[.B357]*[.C357]" office:value-type="float" office:value="305310" calcext:value-type="float">
            <text:p>30531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imePeriod&gt;</text:p>
          </table:table-cell>
          <table:table-cell office:value-type="float" office:value="5" calcext:value-type="float">
            <text:p>5</text:p>
          </table:table-cell>
          <table:table-cell office:value-type="float" office:value="62897" calcext:value-type="float">
            <text:p>62897</text:p>
          </table:table-cell>
          <table:table-cell table:formula="of:=[.B358]*[.C358]" office:value-type="float" office:value="314485" calcext:value-type="float">
            <text:p>31448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adioStation&gt;</text:p>
          </table:table-cell>
          <table:table-cell office:value-type="float" office:value="17" calcext:value-type="float">
            <text:p>17</text:p>
          </table:table-cell>
          <table:table-cell office:value-type="float" office:value="19452" calcext:value-type="float">
            <text:p>19452</text:p>
          </table:table-cell>
          <table:table-cell table:formula="of:=[.B359]*[.C359]" office:value-type="float" office:value="330684" calcext:value-type="float">
            <text:p>330684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RadioStation&gt;</text:p>
          </table:table-cell>
          <table:table-cell office:value-type="float" office:value="17" calcext:value-type="float">
            <text:p>17</text:p>
          </table:table-cell>
          <table:table-cell office:value-type="float" office:value="19452" calcext:value-type="float">
            <text:p>19452</text:p>
          </table:table-cell>
          <table:table-cell table:formula="of:=[.B360]*[.C360]" office:value-type="float" office:value="330684" calcext:value-type="float">
            <text:p>33068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ingle&gt;</text:p>
          </table:table-cell>
          <table:table-cell office:value-type="float" office:value="8" calcext:value-type="float">
            <text:p>8</text:p>
          </table:table-cell>
          <table:table-cell office:value-type="float" office:value="41763" calcext:value-type="float">
            <text:p>41763</text:p>
          </table:table-cell>
          <table:table-cell table:formula="of:=[.B361]*[.C361]" office:value-type="float" office:value="334104" calcext:value-type="float">
            <text:p>33410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own&gt;</text:p>
          </table:table-cell>
          <table:table-cell office:value-type="float" office:value="8" calcext:value-type="float">
            <text:p>8</text:p>
          </table:table-cell>
          <table:table-cell office:value-type="float" office:value="42242" calcext:value-type="float">
            <text:p>42242</text:p>
          </table:table-cell>
          <table:table-cell table:formula="of:=[.B362]*[.C362]" office:value-type="float" office:value="337936" calcext:value-type="float">
            <text:p>33793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ilitaryUnit&gt;</text:p>
          </table:table-cell>
          <table:table-cell office:value-type="float" office:value="20" calcext:value-type="float">
            <text:p>20</text:p>
          </table:table-cell>
          <table:table-cell office:value-type="float" office:value="17812" calcext:value-type="float">
            <text:p>17812</text:p>
          </table:table-cell>
          <table:table-cell table:formula="of:=[.B363]*[.C363]" office:value-type="float" office:value="356240" calcext:value-type="float">
            <text:p>3562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untry&gt;</text:p>
          </table:table-cell>
          <table:table-cell office:value-type="float" office:value="55" calcext:value-type="float">
            <text:p>55</text:p>
          </table:table-cell>
          <table:table-cell office:value-type="float" office:value="7175" calcext:value-type="float">
            <text:p>7175</text:p>
          </table:table-cell>
          <table:table-cell table:formula="of:=[.B364]*[.C364]" office:value-type="float" office:value="394625" calcext:value-type="float">
            <text:p>394625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Country&gt;</text:p>
          </table:table-cell>
          <table:table-cell office:value-type="float" office:value="55" calcext:value-type="float">
            <text:p>55</text:p>
          </table:table-cell>
          <table:table-cell office:value-type="float" office:value="7175" calcext:value-type="float">
            <text:p>7175</text:p>
          </table:table-cell>
          <table:table-cell table:formula="of:=[.B365]*[.C365]" office:value-type="float" office:value="394625" calcext:value-type="float">
            <text:p>39462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olitician&gt;</text:p>
          </table:table-cell>
          <table:table-cell office:value-type="float" office:value="16" calcext:value-type="float">
            <text:p>16</text:p>
          </table:table-cell>
          <table:table-cell office:value-type="float" office:value="24753" calcext:value-type="float">
            <text:p>24753</text:p>
          </table:table-cell>
          <table:table-cell table:formula="of:=[.B366]*[.C366]" office:value-type="float" office:value="396048" calcext:value-type="float">
            <text:p>39604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ilitaryConflict&gt;</text:p>
          </table:table-cell>
          <table:table-cell office:value-type="float" office:value="26" calcext:value-type="float">
            <text:p>26</text:p>
          </table:table-cell>
          <table:table-cell office:value-type="float" office:value="15784" calcext:value-type="float">
            <text:p>15784</text:p>
          </table:table-cell>
          <table:table-cell table:formula="of:=[.B367]*[.C367]" office:value-type="float" office:value="410384" calcext:value-type="float">
            <text:p>41038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Genre&gt;</text:p>
          </table:table-cell>
          <table:table-cell office:value-type="float" office:value="46" calcext:value-type="float">
            <text:p>46</text:p>
          </table:table-cell>
          <table:table-cell office:value-type="float" office:value="9639" calcext:value-type="float">
            <text:p>9639</text:p>
          </table:table-cell>
          <table:table-cell table:formula="of:=[.B368]*[.C368]" office:value-type="float" office:value="443394" calcext:value-type="float">
            <text:p>44339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usicGenre&gt;</text:p>
          </table:table-cell>
          <table:table-cell office:value-type="float" office:value="46" calcext:value-type="float">
            <text:p>46</text:p>
          </table:table-cell>
          <table:table-cell office:value-type="float" office:value="9639" calcext:value-type="float">
            <text:p>9639</text:p>
          </table:table-cell>
          <table:table-cell table:formula="of:=[.B369]*[.C369]" office:value-type="float" office:value="443394" calcext:value-type="float">
            <text:p>44339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TopicalConcept&gt;</text:p>
          </table:table-cell>
          <table:table-cell office:value-type="float" office:value="46" calcext:value-type="float">
            <text:p>46</text:p>
          </table:table-cell>
          <table:table-cell office:value-type="float" office:value="9639" calcext:value-type="float">
            <text:p>9639</text:p>
          </table:table-cell>
          <table:table-cell table:formula="of:=[.B370]*[.C370]" office:value-type="float" office:value="443394" calcext:value-type="float">
            <text:p>44339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oftware&gt;</text:p>
          </table:table-cell>
          <table:table-cell office:value-type="float" office:value="15" calcext:value-type="float">
            <text:p>15</text:p>
          </table:table-cell>
          <table:table-cell office:value-type="float" office:value="29640" calcext:value-type="float">
            <text:p>29640</text:p>
          </table:table-cell>
          <table:table-cell table:formula="of:=[.B371]*[.C371]" office:value-type="float" office:value="444600" calcext:value-type="float">
            <text:p>44460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chool&gt;</text:p>
          </table:table-cell>
          <table:table-cell office:value-type="float" office:value="16" calcext:value-type="float">
            <text:p>16</text:p>
          </table:table-cell>
          <table:table-cell office:value-type="float" office:value="29001" calcext:value-type="float">
            <text:p>29001</text:p>
          </table:table-cell>
          <table:table-cell table:formula="of:=[.B372]*[.C372]" office:value-type="float" office:value="464016" calcext:value-type="float">
            <text:p>464016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School&gt;</text:p>
          </table:table-cell>
          <table:table-cell office:value-type="float" office:value="16" calcext:value-type="float">
            <text:p>16</text:p>
          </table:table-cell>
          <table:table-cell office:value-type="float" office:value="29001" calcext:value-type="float">
            <text:p>29001</text:p>
          </table:table-cell>
          <table:table-cell table:formula="of:=[.B373]*[.C373]" office:value-type="float" office:value="464016" calcext:value-type="float">
            <text:p>46401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Insect&gt;</text:p>
          </table:table-cell>
          <table:table-cell office:value-type="float" office:value="7" calcext:value-type="float">
            <text:p>7</text:p>
          </table:table-cell>
          <table:table-cell office:value-type="float" office:value="75420" calcext:value-type="float">
            <text:p>75420</text:p>
          </table:table-cell>
          <table:table-cell table:formula="of:=[.B374]*[.C374]" office:value-type="float" office:value="527940" calcext:value-type="float">
            <text:p>5279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University&gt;</text:p>
          </table:table-cell>
          <table:table-cell office:value-type="float" office:value="28" calcext:value-type="float">
            <text:p>28</text:p>
          </table:table-cell>
          <table:table-cell office:value-type="float" office:value="22125" calcext:value-type="float">
            <text:p>22125</text:p>
          </table:table-cell>
          <table:table-cell table:formula="of:=[.B375]*[.C375]" office:value-type="float" office:value="619500" calcext:value-type="float">
            <text:p>61950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Film&gt;</text:p>
          </table:table-cell>
          <table:table-cell office:value-type="float" office:value="8" calcext:value-type="float">
            <text:p>8</text:p>
          </table:table-cell>
          <table:table-cell office:value-type="float" office:value="77794" calcext:value-type="float">
            <text:p>77794</text:p>
          </table:table-cell>
          <table:table-cell table:formula="of:=[.B376]*[.C376]" office:value-type="float" office:value="622352" calcext:value-type="float">
            <text:p>622352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Movie&gt;</text:p>
          </table:table-cell>
          <table:table-cell office:value-type="float" office:value="8" calcext:value-type="float">
            <text:p>8</text:p>
          </table:table-cell>
          <table:table-cell office:value-type="float" office:value="77794" calcext:value-type="float">
            <text:p>77794</text:p>
          </table:table-cell>
          <table:table-cell table:formula="of:=[.B377]*[.C377]" office:value-type="float" office:value="622352" calcext:value-type="float">
            <text:p>62235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outeOfTransportation&gt;</text:p>
          </table:table-cell>
          <table:table-cell office:value-type="float" office:value="24" calcext:value-type="float">
            <text:p>24</text:p>
          </table:table-cell>
          <table:table-cell office:value-type="float" office:value="27027" calcext:value-type="float">
            <text:p>27027</text:p>
          </table:table-cell>
          <table:table-cell table:formula="of:=[.B378]*[.C378]" office:value-type="float" office:value="648648" calcext:value-type="float">
            <text:p>648648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CollegeOrUniversity&gt;</text:p>
          </table:table-cell>
          <table:table-cell office:value-type="float" office:value="29" calcext:value-type="float">
            <text:p>29</text:p>
          </table:table-cell>
          <table:table-cell office:value-type="float" office:value="22405" calcext:value-type="float">
            <text:p>22405</text:p>
          </table:table-cell>
          <table:table-cell table:formula="of:=[.B379]*[.C379]" office:value-type="float" office:value="649745" calcext:value-type="float">
            <text:p>64974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ecordLabel&gt;</text:p>
          </table:table-cell>
          <table:table-cell office:value-type="float" office:value="35" calcext:value-type="float">
            <text:p>35</text:p>
          </table:table-cell>
          <table:table-cell office:value-type="float" office:value="19269" calcext:value-type="float">
            <text:p>19269</text:p>
          </table:table-cell>
          <table:table-cell table:formula="of:=[.B380]*[.C380]" office:value-type="float" office:value="674415" calcext:value-type="float">
            <text:p>67441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dministrativeRegion&gt;</text:p>
          </table:table-cell>
          <table:table-cell office:value-type="float" office:value="24" calcext:value-type="float">
            <text:p>24</text:p>
          </table:table-cell>
          <table:table-cell office:value-type="float" office:value="31118" calcext:value-type="float">
            <text:p>31118</text:p>
          </table:table-cell>
          <table:table-cell table:formula="of:=[.B381]*[.C381]" office:value-type="float" office:value="746832" calcext:value-type="float">
            <text:p>74683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egion&gt;</text:p>
          </table:table-cell>
          <table:table-cell office:value-type="float" office:value="24" calcext:value-type="float">
            <text:p>24</text:p>
          </table:table-cell>
          <table:table-cell office:value-type="float" office:value="31118" calcext:value-type="float">
            <text:p>31118</text:p>
          </table:table-cell>
          <table:table-cell table:formula="of:=[.B382]*[.C382]" office:value-type="float" office:value="746832" calcext:value-type="float">
            <text:p>746832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AdministrativeArea&gt;</text:p>
          </table:table-cell>
          <table:table-cell office:value-type="float" office:value="24" calcext:value-type="float">
            <text:p>24</text:p>
          </table:table-cell>
          <table:table-cell office:value-type="float" office:value="31118" calcext:value-type="float">
            <text:p>31118</text:p>
          </table:table-cell>
          <table:table-cell table:formula="of:=[.B383]*[.C383]" office:value-type="float" office:value="746832" calcext:value-type="float">
            <text:p>74683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Device&gt;</text:p>
          </table:table-cell>
          <table:table-cell office:value-type="float" office:value="26" calcext:value-type="float">
            <text:p>26</text:p>
          </table:table-cell>
          <table:table-cell office:value-type="float" office:value="29219" calcext:value-type="float">
            <text:p>29219</text:p>
          </table:table-cell>
          <table:table-cell table:formula="of:=[.B384]*[.C384]" office:value-type="float" office:value="759694" calcext:value-type="float">
            <text:p>75969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OfficeHolder&gt;</text:p>
          </table:table-cell>
          <table:table-cell office:value-type="float" office:value="19" calcext:value-type="float">
            <text:p>19</text:p>
          </table:table-cell>
          <table:table-cell office:value-type="float" office:value="42049" calcext:value-type="float">
            <text:p>42049</text:p>
          </table:table-cell>
          <table:table-cell table:formula="of:=[.B385]*[.C385]" office:value-type="float" office:value="798931" calcext:value-type="float">
            <text:p>79893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lant&gt;</text:p>
          </table:table-cell>
          <table:table-cell office:value-type="float" office:value="18" calcext:value-type="float">
            <text:p>18</text:p>
          </table:table-cell>
          <table:table-cell office:value-type="float" office:value="47175" calcext:value-type="float">
            <text:p>47175</text:p>
          </table:table-cell>
          <table:table-cell table:formula="of:=[.B386]*[.C386]" office:value-type="float" office:value="849150" calcext:value-type="float">
            <text:p>8491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WrittenWork&gt;</text:p>
          </table:table-cell>
          <table:table-cell office:value-type="float" office:value="17" calcext:value-type="float">
            <text:p>17</text:p>
          </table:table-cell>
          <table:table-cell office:value-type="float" office:value="50261" calcext:value-type="float">
            <text:p>50261</text:p>
          </table:table-cell>
          <table:table-cell table:formula="of:=[.B387]*[.C387]" office:value-type="float" office:value="854437" calcext:value-type="float">
            <text:p>854437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and&gt;</text:p>
          </table:table-cell>
          <table:table-cell office:value-type="float" office:value="22" calcext:value-type="float">
            <text:p>22</text:p>
          </table:table-cell>
          <table:table-cell office:value-type="float" office:value="47243" calcext:value-type="float">
            <text:p>47243</text:p>
          </table:table-cell>
          <table:table-cell table:formula="of:=[.B388]*[.C388]" office:value-type="float" office:value="1039346" calcext:value-type="float">
            <text:p>103934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Village&gt;</text:p>
          </table:table-cell>
          <table:table-cell office:value-type="float" office:value="9" calcext:value-type="float">
            <text:p>9</text:p>
          </table:table-cell>
          <table:table-cell office:value-type="float" office:value="119860" calcext:value-type="float">
            <text:p>119860</text:p>
          </table:table-cell>
          <table:table-cell table:formula="of:=[.B389]*[.C389]" office:value-type="float" office:value="1078740" calcext:value-type="float">
            <text:p>10787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usicalArtist&gt;</text:p>
          </table:table-cell>
          <table:table-cell office:value-type="float" office:value="22" calcext:value-type="float">
            <text:p>22</text:p>
          </table:table-cell>
          <table:table-cell office:value-type="float" office:value="49509" calcext:value-type="float">
            <text:p>49509</text:p>
          </table:table-cell>
          <table:table-cell table:formula="of:=[.B390]*[.C390]" office:value-type="float" office:value="1089198" calcext:value-type="float">
            <text:p>108919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roadcaster&gt;</text:p>
          </table:table-cell>
          <table:table-cell office:value-type="float" office:value="37" calcext:value-type="float">
            <text:p>37</text:p>
          </table:table-cell>
          <table:table-cell office:value-type="float" office:value="29628" calcext:value-type="float">
            <text:p>29628</text:p>
          </table:table-cell>
          <table:table-cell table:formula="of:=[.B391]*[.C391]" office:value-type="float" office:value="1096236" calcext:value-type="float">
            <text:p>1096236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Product&gt;</text:p>
          </table:table-cell>
          <table:table-cell office:value-type="float" office:value="22" calcext:value-type="float">
            <text:p>22</text:p>
          </table:table-cell>
          <table:table-cell office:value-type="float" office:value="51303" calcext:value-type="float">
            <text:p>51303</text:p>
          </table:table-cell>
          <table:table-cell table:formula="of:=[.B392]*[.C392]" office:value-type="float" office:value="1128666" calcext:value-type="float">
            <text:p>112866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areerStation&gt;</text:p>
          </table:table-cell>
          <table:table-cell office:value-type="float" office:value="2" calcext:value-type="float">
            <text:p>2</text:p>
          </table:table-cell>
          <table:table-cell office:value-type="float" office:value="577196" calcext:value-type="float">
            <text:p>577196</text:p>
          </table:table-cell>
          <table:table-cell table:formula="of:=[.B393]*[.C393]" office:value-type="float" office:value="1154392" calcext:value-type="float">
            <text:p>115439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River&gt;</text:p>
          </table:table-cell>
          <table:table-cell office:value-type="float" office:value="39" calcext:value-type="float">
            <text:p>39</text:p>
          </table:table-cell>
          <table:table-cell office:value-type="float" office:value="29790" calcext:value-type="float">
            <text:p>29790</text:p>
          </table:table-cell>
          <table:table-cell table:formula="of:=[.B394]*[.C394]" office:value-type="float" office:value="1161810" calcext:value-type="float">
            <text:p>116181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RiverBodyOfWater&gt;</text:p>
          </table:table-cell>
          <table:table-cell office:value-type="float" office:value="39" calcext:value-type="float">
            <text:p>39</text:p>
          </table:table-cell>
          <table:table-cell office:value-type="float" office:value="29790" calcext:value-type="float">
            <text:p>29790</text:p>
          </table:table-cell>
          <table:table-cell table:formula="of:=[.B395]*[.C395]" office:value-type="float" office:value="1161810" calcext:value-type="float">
            <text:p>116181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tream&gt;</text:p>
          </table:table-cell>
          <table:table-cell office:value-type="float" office:value="42" calcext:value-type="float">
            <text:p>42</text:p>
          </table:table-cell>
          <table:table-cell office:value-type="float" office:value="30125" calcext:value-type="float">
            <text:p>30125</text:p>
          </table:table-cell>
          <table:table-cell table:formula="of:=[.B396]*[.C396]" office:value-type="float" office:value="1265250" calcext:value-type="float">
            <text:p>12652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eanOfTransportation&gt;</text:p>
          </table:table-cell>
          <table:table-cell office:value-type="float" office:value="33" calcext:value-type="float">
            <text:p>33</text:p>
          </table:table-cell>
          <table:table-cell office:value-type="float" office:value="48280" calcext:value-type="float">
            <text:p>48280</text:p>
          </table:table-cell>
          <table:table-cell table:formula="of:=[.B397]*[.C397]" office:value-type="float" office:value="1593240" calcext:value-type="float">
            <text:p>15932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occerClub&gt;</text:p>
          </table:table-cell>
          <table:table-cell office:value-type="float" office:value="37" calcext:value-type="float">
            <text:p>37</text:p>
          </table:table-cell>
          <table:table-cell office:value-type="float" office:value="46944" calcext:value-type="float">
            <text:p>46944</text:p>
          </table:table-cell>
          <table:table-cell table:formula="of:=[.B398]*[.C398]" office:value-type="float" office:value="1736928" calcext:value-type="float">
            <text:p>173692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Event&gt;</text:p>
          </table:table-cell>
          <table:table-cell office:value-type="float" office:value="46" calcext:value-type="float">
            <text:p>46</text:p>
          </table:table-cell>
          <table:table-cell office:value-type="float" office:value="38464" calcext:value-type="float">
            <text:p>38464</text:p>
          </table:table-cell>
          <table:table-cell table:formula="of:=[.B399]*[.C399]" office:value-type="float" office:value="1769344" calcext:value-type="float">
            <text:p>1769344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Event&gt;</text:p>
          </table:table-cell>
          <table:table-cell office:value-type="float" office:value="46" calcext:value-type="float">
            <text:p>46</text:p>
          </table:table-cell>
          <table:table-cell office:value-type="float" office:value="38464" calcext:value-type="float">
            <text:p>38464</text:p>
          </table:table-cell>
          <table:table-cell table:formula="of:=[.B400]*[.C400]" office:value-type="float" office:value="1769344" calcext:value-type="float">
            <text:p>176934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odyOfWater&gt;</text:p>
          </table:table-cell>
          <table:table-cell office:value-type="float" office:value="45" calcext:value-type="float">
            <text:p>45</text:p>
          </table:table-cell>
          <table:table-cell office:value-type="float" office:value="39970" calcext:value-type="float">
            <text:p>39970</text:p>
          </table:table-cell>
          <table:table-cell table:formula="of:=[.B401]*[.C401]" office:value-type="float" office:value="1798650" calcext:value-type="float">
            <text:p>179865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BodyOfWater&gt;</text:p>
          </table:table-cell>
          <table:table-cell office:value-type="float" office:value="45" calcext:value-type="float">
            <text:p>45</text:p>
          </table:table-cell>
          <table:table-cell office:value-type="float" office:value="39970" calcext:value-type="float">
            <text:p>39970</text:p>
          </table:table-cell>
          <table:table-cell table:formula="of:=[.B402]*[.C402]" office:value-type="float" office:value="1798650" calcext:value-type="float">
            <text:p>17986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Infrastructure&gt;</text:p>
          </table:table-cell>
          <table:table-cell office:value-type="float" office:value="28" calcext:value-type="float">
            <text:p>28</text:p>
          </table:table-cell>
          <table:table-cell office:value-type="float" office:value="65555" calcext:value-type="float">
            <text:p>65555</text:p>
          </table:table-cell>
          <table:table-cell table:formula="of:=[.B403]*[.C403]" office:value-type="float" office:value="1835540" calcext:value-type="float">
            <text:p>18355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EducationalInstitution&gt;</text:p>
          </table:table-cell>
          <table:table-cell office:value-type="float" office:value="38" calcext:value-type="float">
            <text:p>38</text:p>
          </table:table-cell>
          <table:table-cell office:value-type="float" office:value="52241" calcext:value-type="float">
            <text:p>52241</text:p>
          </table:table-cell>
          <table:table-cell table:formula="of:=[.B404]*[.C404]" office:value-type="float" office:value="1985158" calcext:value-type="float">
            <text:p>1985158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EducationalOrganization&gt;</text:p>
          </table:table-cell>
          <table:table-cell office:value-type="float" office:value="38" calcext:value-type="float">
            <text:p>38</text:p>
          </table:table-cell>
          <table:table-cell office:value-type="float" office:value="52241" calcext:value-type="float">
            <text:p>52241</text:p>
          </table:table-cell>
          <table:table-cell table:formula="of:=[.B405]*[.C405]" office:value-type="float" office:value="1985158" calcext:value-type="float">
            <text:p>198515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OrganisationMember&gt;</text:p>
          </table:table-cell>
          <table:table-cell office:value-type="float" office:value="9" calcext:value-type="float">
            <text:p>9</text:p>
          </table:table-cell>
          <table:table-cell office:value-type="float" office:value="253901" calcext:value-type="float">
            <text:p>253901</text:p>
          </table:table-cell>
          <table:table-cell table:formula="of:=[.B406]*[.C406]" office:value-type="float" office:value="2285109" calcext:value-type="float">
            <text:p>2285109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ortsTeamMember&gt;</text:p>
          </table:table-cell>
          <table:table-cell office:value-type="float" office:value="9" calcext:value-type="float">
            <text:p>9</text:p>
          </table:table-cell>
          <table:table-cell office:value-type="float" office:value="253901" calcext:value-type="float">
            <text:p>253901</text:p>
          </table:table-cell>
          <table:table-cell table:formula="of:=[.B407]*[.C407]" office:value-type="float" office:value="2285109" calcext:value-type="float">
            <text:p>2285109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ortsTeam&gt;</text:p>
          </table:table-cell>
          <table:table-cell office:value-type="float" office:value="44" calcext:value-type="float">
            <text:p>44</text:p>
          </table:table-cell>
          <table:table-cell office:value-type="float" office:value="52156" calcext:value-type="float">
            <text:p>52156</text:p>
          </table:table-cell>
          <table:table-cell table:formula="of:=[.B408]*[.C408]" office:value-type="float" office:value="2294864" calcext:value-type="float">
            <text:p>2294864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SportsTeam&gt;</text:p>
          </table:table-cell>
          <table:table-cell office:value-type="float" office:value="44" calcext:value-type="float">
            <text:p>44</text:p>
          </table:table-cell>
          <table:table-cell office:value-type="float" office:value="52156" calcext:value-type="float">
            <text:p>52156</text:p>
          </table:table-cell>
          <table:table-cell table:formula="of:=[.B409]*[.C409]" office:value-type="float" office:value="2294864" calcext:value-type="float">
            <text:p>229486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Building&gt;</text:p>
          </table:table-cell>
          <table:table-cell office:value-type="float" office:value="38" calcext:value-type="float">
            <text:p>38</text:p>
          </table:table-cell>
          <table:table-cell office:value-type="float" office:value="67620" calcext:value-type="float">
            <text:p>67620</text:p>
          </table:table-cell>
          <table:table-cell table:formula="of:=[.B410]*[.C410]" office:value-type="float" office:value="2569560" calcext:value-type="float">
            <text:p>256956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NaturalPlace&gt;</text:p>
          </table:table-cell>
          <table:table-cell office:value-type="float" office:value="52" calcext:value-type="float">
            <text:p>52</text:p>
          </table:table-cell>
          <table:table-cell office:value-type="float" office:value="55797" calcext:value-type="float">
            <text:p>55797</text:p>
          </table:table-cell>
          <table:table-cell table:formula="of:=[.B411]*[.C411]" office:value-type="float" office:value="2901444" calcext:value-type="float">
            <text:p>2901444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occerPlayer&gt;</text:p>
          </table:table-cell>
          <table:table-cell office:value-type="float" office:value="20" calcext:value-type="float">
            <text:p>20</text:p>
          </table:table-cell>
          <table:table-cell office:value-type="float" office:value="162597" calcext:value-type="float">
            <text:p>162597</text:p>
          </table:table-cell>
          <table:table-cell table:formula="of:=[.B412]*[.C412]" office:value-type="float" office:value="3251940" calcext:value-type="float">
            <text:p>325194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rtist&gt;</text:p>
          </table:table-cell>
          <table:table-cell office:value-type="float" office:value="40" calcext:value-type="float">
            <text:p>40</text:p>
          </table:table-cell>
          <table:table-cell office:value-type="float" office:value="93532" calcext:value-type="float">
            <text:p>93532</text:p>
          </table:table-cell>
          <table:table-cell table:formula="of:=[.B413]*[.C413]" office:value-type="float" office:value="3741280" calcext:value-type="float">
            <text:p>374128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Company&gt;</text:p>
          </table:table-cell>
          <table:table-cell office:value-type="float" office:value="48" calcext:value-type="float">
            <text:p>48</text:p>
          </table:table-cell>
          <table:table-cell office:value-type="float" office:value="88049" calcext:value-type="float">
            <text:p>88049</text:p>
          </table:table-cell>
          <table:table-cell table:formula="of:=[.B414]*[.C414]" office:value-type="float" office:value="4226352" calcext:value-type="float">
            <text:p>422635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lbum&gt;</text:p>
          </table:table-cell>
          <table:table-cell office:value-type="float" office:value="33" calcext:value-type="float">
            <text:p>33</text:p>
          </table:table-cell>
          <table:table-cell office:value-type="float" office:value="148240" calcext:value-type="float">
            <text:p>148240</text:p>
          </table:table-cell>
          <table:table-cell table:formula="of:=[.B415]*[.C415]" office:value-type="float" office:value="4891920" calcext:value-type="float">
            <text:p>489192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MusicAlbum&gt;</text:p>
          </table:table-cell>
          <table:table-cell office:value-type="float" office:value="33" calcext:value-type="float">
            <text:p>33</text:p>
          </table:table-cell>
          <table:table-cell office:value-type="float" office:value="148240" calcext:value-type="float">
            <text:p>148240</text:p>
          </table:table-cell>
          <table:table-cell table:formula="of:=[.B416]*[.C416]" office:value-type="float" office:value="4891920" calcext:value-type="float">
            <text:p>489192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MusicGroup&gt;</text:p>
          </table:table-cell>
          <table:table-cell office:value-type="float" office:value="50" calcext:value-type="float">
            <text:p>50</text:p>
          </table:table-cell>
          <table:table-cell office:value-type="float" office:value="119165" calcext:value-type="float">
            <text:p>119165</text:p>
          </table:table-cell>
          <table:table-cell table:formula="of:=[.B417]*[.C417]" office:value-type="float" office:value="5958250" calcext:value-type="float">
            <text:p>59582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nimal&gt;</text:p>
          </table:table-cell>
          <table:table-cell office:value-type="float" office:value="39" calcext:value-type="float">
            <text:p>39</text:p>
          </table:table-cell>
          <table:table-cell office:value-type="float" office:value="178289" calcext:value-type="float">
            <text:p>178289</text:p>
          </table:table-cell>
          <table:table-cell table:formula="of:=[.B418]*[.C418]" office:value-type="float" office:value="6953271" calcext:value-type="float">
            <text:p>6953271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MusicalWork&gt;</text:p>
          </table:table-cell>
          <table:table-cell office:value-type="float" office:value="41" calcext:value-type="float">
            <text:p>41</text:p>
          </table:table-cell>
          <table:table-cell office:value-type="float" office:value="198516" calcext:value-type="float">
            <text:p>198516</text:p>
          </table:table-cell>
          <table:table-cell table:formula="of:=[.B419]*[.C419]" office:value-type="float" office:value="8139156" calcext:value-type="float">
            <text:p>813915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rchitecturalStructure&gt;</text:p>
          </table:table-cell>
          <table:table-cell office:value-type="float" office:value="61" calcext:value-type="float">
            <text:p>61</text:p>
          </table:table-cell>
          <table:table-cell office:value-type="float" office:value="134983" calcext:value-type="float">
            <text:p>134983</text:p>
          </table:table-cell>
          <table:table-cell table:formula="of:=[.B420]*[.C420]" office:value-type="float" office:value="8233963" calcext:value-type="float">
            <text:p>8233963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Eukaryote&gt;</text:p>
          </table:table-cell>
          <table:table-cell office:value-type="float" office:value="52" calcext:value-type="float">
            <text:p>52</text:p>
          </table:table-cell>
          <table:table-cell office:value-type="float" office:value="235699" calcext:value-type="float">
            <text:p>235699</text:p>
          </table:table-cell>
          <table:table-cell table:formula="of:=[.B421]*[.C421]" office:value-type="float" office:value="12256348" calcext:value-type="float">
            <text:p>12256348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pecies&gt;</text:p>
          </table:table-cell>
          <table:table-cell office:value-type="float" office:value="54" calcext:value-type="float">
            <text:p>54</text:p>
          </table:table-cell>
          <table:table-cell office:value-type="float" office:value="239194" calcext:value-type="float">
            <text:p>239194</text:p>
          </table:table-cell>
          <table:table-cell table:formula="of:=[.B422]*[.C422]" office:value-type="float" office:value="12916476" calcext:value-type="float">
            <text:p>1291647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thlete&gt;</text:p>
          </table:table-cell>
          <table:table-cell office:value-type="float" office:value="70" calcext:value-type="float">
            <text:p>70</text:p>
          </table:table-cell>
          <table:table-cell office:value-type="float" office:value="313730" calcext:value-type="float">
            <text:p>313730</text:p>
          </table:table-cell>
          <table:table-cell table:formula="of:=[.B423]*[.C423]" office:value-type="float" office:value="21961100" calcext:value-type="float">
            <text:p>2196110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Settlement&gt;</text:p>
          </table:table-cell>
          <table:table-cell office:value-type="float" office:value="55" calcext:value-type="float">
            <text:p>55</text:p>
          </table:table-cell>
          <table:table-cell office:value-type="float" office:value="466791" calcext:value-type="float">
            <text:p>466791</text:p>
          </table:table-cell>
          <table:table-cell table:formula="of:=[.B424]*[.C424]" office:value-type="float" office:value="25673505" calcext:value-type="float">
            <text:p>2567350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Work&gt;</text:p>
          </table:table-cell>
          <table:table-cell office:value-type="float" office:value="73" calcext:value-type="float">
            <text:p>73</text:p>
          </table:table-cell>
          <table:table-cell office:value-type="float" office:value="409594" calcext:value-type="float">
            <text:p>409594</text:p>
          </table:table-cell>
          <table:table-cell table:formula="of:=[.B425]*[.C425]" office:value-type="float" office:value="29900362" calcext:value-type="float">
            <text:p>29900362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CreativeWork&gt;</text:p>
          </table:table-cell>
          <table:table-cell office:value-type="float" office:value="73" calcext:value-type="float">
            <text:p>73</text:p>
          </table:table-cell>
          <table:table-cell office:value-type="float" office:value="409594" calcext:value-type="float">
            <text:p>409594</text:p>
          </table:table-cell>
          <table:table-cell table:formula="of:=[.B426]*[.C426]" office:value-type="float" office:value="29900362" calcext:value-type="float">
            <text:p>29900362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Organisation&gt;</text:p>
          </table:table-cell>
          <table:table-cell office:value-type="float" office:value="124" calcext:value-type="float">
            <text:p>124</text:p>
          </table:table-cell>
          <table:table-cell office:value-type="float" office:value="329500" calcext:value-type="float">
            <text:p>329500</text:p>
          </table:table-cell>
          <table:table-cell table:formula="of:=[.B427]*[.C427]" office:value-type="float" office:value="40858000" calcext:value-type="float">
            <text:p>40858000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Organization&gt;</text:p>
          </table:table-cell>
          <table:table-cell office:value-type="float" office:value="124" calcext:value-type="float">
            <text:p>124</text:p>
          </table:table-cell>
          <table:table-cell office:value-type="float" office:value="329500" calcext:value-type="float">
            <text:p>329500</text:p>
          </table:table-cell>
          <table:table-cell table:formula="of:=[.B428]*[.C428]" office:value-type="float" office:value="40858000" calcext:value-type="float">
            <text:p>4085800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opulatedPlace&gt;</text:p>
          </table:table-cell>
          <table:table-cell office:value-type="float" office:value="97" calcext:value-type="float">
            <text:p>97</text:p>
          </table:table-cell>
          <table:table-cell office:value-type="float" office:value="531228" calcext:value-type="float">
            <text:p>531228</text:p>
          </table:table-cell>
          <table:table-cell table:formula="of:=[.B429]*[.C429]" office:value-type="float" office:value="51529116" calcext:value-type="float">
            <text:p>51529116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lace&gt;</text:p>
          </table:table-cell>
          <table:table-cell office:value-type="float" office:value="155" calcext:value-type="float">
            <text:p>155</text:p>
          </table:table-cell>
          <table:table-cell office:value-type="float" office:value="754415" calcext:value-type="float">
            <text:p>754415</text:p>
          </table:table-cell>
          <table:table-cell table:formula="of:=[.B430]*[.C430]" office:value-type="float" office:value="116934325" calcext:value-type="float">
            <text:p>116934325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Place&gt;</text:p>
          </table:table-cell>
          <table:table-cell office:value-type="float" office:value="155" calcext:value-type="float">
            <text:p>155</text:p>
          </table:table-cell>
          <table:table-cell office:value-type="float" office:value="754415" calcext:value-type="float">
            <text:p>754415</text:p>
          </table:table-cell>
          <table:table-cell table:formula="of:=[.B431]*[.C431]" office:value-type="float" office:value="116934325" calcext:value-type="float">
            <text:p>116934325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Person&gt;</text:p>
          </table:table-cell>
          <table:table-cell office:value-type="float" office:value="162" calcext:value-type="float">
            <text:p>162</text:p>
          </table:table-cell>
          <table:table-cell office:value-type="float" office:value="1124388" calcext:value-type="float">
            <text:p>1124388</text:p>
          </table:table-cell>
          <table:table-cell table:formula="of:=[.B432]*[.C432]" office:value-type="float" office:value="182150856" calcext:value-type="float">
            <text:p>182150856</text:p>
          </table:table-cell>
          <table:table-cell/>
        </table:table-row>
        <table:table-row table:style-name="ro1">
          <table:table-cell office:value-type="string" calcext:value-type="string">
            <text:p><text:s/>&lt;http://schema.org/Person&gt;</text:p>
          </table:table-cell>
          <table:table-cell office:value-type="float" office:value="162" calcext:value-type="float">
            <text:p>162</text:p>
          </table:table-cell>
          <table:table-cell office:value-type="float" office:value="1124388" calcext:value-type="float">
            <text:p>1124388</text:p>
          </table:table-cell>
          <table:table-cell table:formula="of:=[.B433]*[.C433]" office:value-type="float" office:value="182150856" calcext:value-type="float">
            <text:p>182150856</text:p>
          </table:table-cell>
          <table:table-cell/>
        </table:table-row>
        <table:table-row table:style-name="ro1">
          <table:table-cell office:value-type="string" calcext:value-type="string">
            <text:p><text:s/>&lt;http://www.opengis.net/gml/_Feature&gt;</text:p>
          </table:table-cell>
          <table:table-cell office:value-type="float" office:value="286" calcext:value-type="float">
            <text:p>286</text:p>
          </table:table-cell>
          <table:table-cell office:value-type="float" office:value="797829" calcext:value-type="float">
            <text:p>797829</text:p>
          </table:table-cell>
          <table:table-cell table:formula="of:=[.B434]*[.C434]" office:value-type="float" office:value="228179094" calcext:value-type="float">
            <text:p>228179094</text:p>
          </table:table-cell>
          <table:table-cell/>
        </table:table-row>
        <table:table-row table:style-name="ro1">
          <table:table-cell office:value-type="string" calcext:value-type="string">
            <text:p><text:s/>&lt;http://www.w3.org/2004/02/skos/core#Concept&gt;</text:p>
          </table:table-cell>
          <table:table-cell office:value-type="float" office:value="290" calcext:value-type="float">
            <text:p>290</text:p>
          </table:table-cell>
          <table:table-cell office:value-type="float" office:value="1060105" calcext:value-type="float">
            <text:p>1060105</text:p>
          </table:table-cell>
          <table:table-cell table:formula="of:=[.B435]*[.C435]" office:value-type="float" office:value="307430450" calcext:value-type="float">
            <text:p>307430450</text:p>
          </table:table-cell>
          <table:table-cell/>
        </table:table-row>
        <table:table-row table:style-name="ro1">
          <table:table-cell office:value-type="string" calcext:value-type="string">
            <text:p><text:s/>&lt;http://dbpedia.org/ontology/Agent&gt;</text:p>
          </table:table-cell>
          <table:table-cell office:value-type="float" office:value="231" calcext:value-type="float">
            <text:p>231</text:p>
          </table:table-cell>
          <table:table-cell office:value-type="float" office:value="1472369" calcext:value-type="float">
            <text:p>1472369</text:p>
          </table:table-cell>
          <table:table-cell table:formula="of:=[.B436]*[.C436]" office:value-type="float" office:value="340117239" calcext:value-type="float">
            <text:p>340117239</text:p>
          </table:table-cell>
          <table:table-cell/>
        </table:table-row>
        <table:table-row table:style-name="ro1">
          <table:table-cell office:value-type="string" calcext:value-type="string">
            <text:p><text:s/>&lt;http://xmlns.com/foaf/0.1/Person&gt;</text:p>
          </table:table-cell>
          <table:table-cell office:value-type="float" office:value="236" calcext:value-type="float">
            <text:p>236</text:p>
          </table:table-cell>
          <table:table-cell office:value-type="float" office:value="1555597" calcext:value-type="float">
            <text:p>1555597</text:p>
          </table:table-cell>
          <table:table-cell table:formula="of:=[.B437]*[.C437]" office:value-type="float" office:value="367120892" calcext:value-type="float">
            <text:p>367120892</text:p>
          </table:table-cell>
          <table:table-cell/>
        </table:table-row>
      </table:table>
      <table:table table:name="TruncatedCardinality" table:style-name="ta1"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runc-card</text:p>
          </table:table-cell>
          <table:table-cell table:style-name="ce1" office:value-type="string" calcext:value-type="string">
            <text:p>card</text:p>
          </table:table-cell>
        </table:table-row>
        <table:table-row table:style-name="ro1">
          <table:table-cell office:value-type="string" calcext:value-type="string">
            <text:p>&lt;http://dbpedia.org/ontology/AcademicJournal&gt;</text:p>
          </table:table-cell>
          <table:table-cell table:number-columns-repeated="2" office:value-type="float" office:value="5145" calcext:value-type="float">
            <text:p>5145</text:p>
          </table:table-cell>
        </table:table-row>
        <table:table-row table:style-name="ro1">
          <table:table-cell office:value-type="string" calcext:value-type="string">
            <text:p>&lt;http://dbpedia.org/ontology/Activity&gt;</text:p>
          </table:table-cell>
          <table:table-cell table:number-columns-repeated="2"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&lt;http://dbpedia.org/ontology/Actor&gt;</text:p>
          </table:table-cell>
          <table:table-cell table:number-columns-repeated="2"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&lt;http://dbpedia.org/ontology/AdministrativeRegion&gt;</text:p>
          </table:table-cell>
          <table:table-cell office:value-type="float" office:value="3111" calcext:value-type="float">
            <text:p>3111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1">
          <table:table-cell office:value-type="string" calcext:value-type="string">
            <text:p>&lt;http://dbpedia.org/ontology/AdultActor&gt;</text:p>
          </table:table-cell>
          <table:table-cell table:number-columns-repeated="2"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&lt;http://dbpedia.org/ontology/Agent&gt;</text:p>
          </table:table-cell>
          <table:table-cell office:value-type="float" office:value="1472" calcext:value-type="float">
            <text:p>1472</text:p>
          </table:table-cell>
          <table:table-cell office:value-type="float" office:value="1472369" calcext:value-type="float">
            <text:p>1472369</text:p>
          </table:table-cell>
        </table:table-row>
        <table:table-row table:style-name="ro1">
          <table:table-cell office:value-type="string" calcext:value-type="string">
            <text:p>&lt;http://dbpedia.org/ontology/Aircraft&gt;</text:p>
          </table:table-cell>
          <table:table-cell table:number-columns-repeated="2" office:value-type="float" office:value="9592" calcext:value-type="float">
            <text:p>9592</text:p>
          </table:table-cell>
        </table:table-row>
        <table:table-row table:style-name="ro1">
          <table:table-cell office:value-type="string" calcext:value-type="string">
            <text:p>&lt;http://dbpedia.org/ontology/Airline&gt;</text:p>
          </table:table-cell>
          <table:table-cell table:number-columns-repeated="2" office:value-type="float" office:value="3134" calcext:value-type="float">
            <text:p>3134</text:p>
          </table:table-cell>
        </table:table-row>
        <table:table-row table:style-name="ro1">
          <table:table-cell office:value-type="string" calcext:value-type="string">
            <text:p>&lt;http://dbpedia.org/ontology/Airport&gt;</text:p>
          </table:table-cell>
          <table:table-cell office:value-type="float" office:value="1268" calcext:value-type="float">
            <text:p>1268</text:p>
          </table:table-cell>
          <table:table-cell office:value-type="float" office:value="12688" calcext:value-type="float">
            <text:p>12688</text:p>
          </table:table-cell>
        </table:table-row>
        <table:table-row table:style-name="ro1">
          <table:table-cell office:value-type="string" calcext:value-type="string">
            <text:p>&lt;http://dbpedia.org/ontology/Album&gt;</text:p>
          </table:table-cell>
          <table:table-cell office:value-type="float" office:value="1482" calcext:value-type="float">
            <text:p>1482</text:p>
          </table:table-cell>
          <table:table-cell office:value-type="float" office:value="148240" calcext:value-type="float">
            <text:p>148240</text:p>
          </table:table-cell>
        </table:table-row>
        <table:table-row table:style-name="ro1">
          <table:table-cell office:value-type="string" calcext:value-type="string">
            <text:p>&lt;http://dbpedia.org/ontology/AmateurBoxer&gt;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&lt;http://dbpedia.org/ontology/Ambassador&gt;</text:p>
          </table:table-cell>
          <table:table-cell table:number-columns-repeated="2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&lt;http://dbpedia.org/ontology/AmericanFootballLeague&gt;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&lt;http://dbpedia.org/ontology/AmericanFootballPlayer&gt;</text:p>
          </table:table-cell>
          <table:table-cell office:value-type="float" office:value="1188" calcext:value-type="float">
            <text:p>1188</text:p>
          </table:table-cell>
          <table:table-cell office:value-type="float" office:value="11884" calcext:value-type="float">
            <text:p>11884</text:p>
          </table:table-cell>
        </table:table-row>
        <table:table-row table:style-name="ro1">
          <table:table-cell office:value-type="string" calcext:value-type="string">
            <text:p>&lt;http://dbpedia.org/ontology/AmericanFootballTeam&gt;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lt;http://dbpedia.org/ontology/Amphibian&gt;</text:p>
          </table:table-cell>
          <table:table-cell table:number-columns-repeated="2" office:value-type="float" office:value="6894" calcext:value-type="float">
            <text:p>6894</text:p>
          </table:table-cell>
        </table:table-row>
        <table:table-row table:style-name="ro1">
          <table:table-cell office:value-type="string" calcext:value-type="string">
            <text:p>&lt;http://dbpedia.org/ontology/AnatomicalStructure&gt;</text:p>
          </table:table-cell>
          <table:table-cell table:number-columns-repeated="2" office:value-type="float" office:value="4798" calcext:value-type="float">
            <text:p>4798</text:p>
          </table:table-cell>
        </table:table-row>
        <table:table-row table:style-name="ro1">
          <table:table-cell office:value-type="string" calcext:value-type="string">
            <text:p>&lt;http://dbpedia.org/ontology/Animal&gt;</text:p>
          </table:table-cell>
          <table:table-cell office:value-type="float" office:value="1782" calcext:value-type="float">
            <text:p>1782</text:p>
          </table:table-cell>
          <table:table-cell office:value-type="float" office:value="178289" calcext:value-type="float">
            <text:p>178289</text:p>
          </table:table-cell>
        </table:table-row>
        <table:table-row table:style-name="ro1">
          <table:table-cell office:value-type="string" calcext:value-type="string">
            <text:p>&lt;http://dbpedia.org/ontology/AnimangaCharacter&gt;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&lt;http://dbpedia.org/ontology/Anime&gt;</text:p>
          </table:table-cell>
          <table:table-cell table:number-columns-repeated="2"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&lt;http://dbpedia.org/ontology/Arachnid&gt;</text:p>
          </table:table-cell>
          <table:table-cell table:number-columns-repeated="2"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&lt;http://dbpedia.org/ontology/Archaea&gt;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&lt;http://dbpedia.org/ontology/Architect&gt;</text:p>
          </table:table-cell>
          <table:table-cell table:number-columns-repeated="2"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&lt;http://dbpedia.org/ontology/ArchitecturalStructure&gt;</text:p>
          </table:table-cell>
          <table:table-cell office:value-type="float" office:value="1349" calcext:value-type="float">
            <text:p>1349</text:p>
          </table:table-cell>
          <table:table-cell office:value-type="float" office:value="134983" calcext:value-type="float">
            <text:p>134983</text:p>
          </table:table-cell>
        </table:table-row>
        <table:table-row table:style-name="ro1">
          <table:table-cell office:value-type="string" calcext:value-type="string">
            <text:p>&lt;http://dbpedia.org/ontology/Artery&gt;</text:p>
          </table:table-cell>
          <table:table-cell table:number-columns-repeated="2"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&lt;http://dbpedia.org/ontology/Artist&gt;</text:p>
          </table:table-cell>
          <table:table-cell office:value-type="float" office:value="9353" calcext:value-type="float">
            <text:p>9353</text:p>
          </table:table-cell>
          <table:table-cell office:value-type="float" office:value="93532" calcext:value-type="float">
            <text:p>93532</text:p>
          </table:table-cell>
        </table:table-row>
        <table:table-row table:style-name="ro1">
          <table:table-cell office:value-type="string" calcext:value-type="string">
            <text:p>&lt;http://dbpedia.org/ontology/ArtistDiscography&gt;</text:p>
          </table:table-cell>
          <table:table-cell table:number-columns-repeated="2"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&lt;http://dbpedia.org/ontology/Artwork&gt;</text:p>
          </table:table-cell>
          <table:table-cell table:number-columns-repeated="2"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&lt;http://dbpedia.org/ontology/Astronaut&gt;</text:p>
          </table:table-cell>
          <table:table-cell table:number-columns-repeated="2"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&lt;http://dbpedia.org/ontology/Athlete&gt;</text:p>
          </table:table-cell>
          <table:table-cell office:value-type="float" office:value="3137" calcext:value-type="float">
            <text:p>3137</text:p>
          </table:table-cell>
          <table:table-cell office:value-type="float" office:value="313730" calcext:value-type="float">
            <text:p>313730</text:p>
          </table:table-cell>
        </table:table-row>
        <table:table-row table:style-name="ro1">
          <table:table-cell office:value-type="string" calcext:value-type="string">
            <text:p>&lt;http://dbpedia.org/ontology/AustralianFootballLeague&gt;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lt;http://dbpedia.org/ontology/AustralianRulesFootballPlayer&gt;</text:p>
          </table:table-cell>
          <table:table-cell table:number-columns-repeated="2"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&lt;http://dbpedia.org/ontology/Automobile&gt;</text:p>
          </table:table-cell>
          <table:table-cell table:number-columns-repeated="2" office:value-type="float" office:value="8661" calcext:value-type="float">
            <text:p>8661</text:p>
          </table:table-cell>
        </table:table-row>
        <table:table-row table:style-name="ro1">
          <table:table-cell office:value-type="string" calcext:value-type="string">
            <text:p>&lt;http://dbpedia.org/ontology/AutomobileEngine&gt;</text:p>
          </table:table-cell>
          <table:table-cell office:value-type="float" office:value="2219" calcext:value-type="float">
            <text:p>2219</text:p>
          </table:table-cell>
          <table:table-cell office:value-type="float" office:value="22197" calcext:value-type="float">
            <text:p>22197</text:p>
          </table:table-cell>
        </table:table-row>
        <table:table-row table:style-name="ro1">
          <table:table-cell office:value-type="string" calcext:value-type="string">
            <text:p>&lt;http://dbpedia.org/ontology/AutoRacingLeague&gt;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&lt;http://dbpedia.org/ontology/Award&gt;</text:p>
          </table:table-cell>
          <table:table-cell table:number-columns-repeated="2"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&lt;http://dbpedia.org/ontology/Bacteria&gt;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&lt;http://dbpedia.org/ontology/BadmintonPlayer&gt;</text:p>
          </table:table-cell>
          <table:table-cell table:number-columns-repeated="2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&lt;http://dbpedia.org/ontology/Band&gt;</text:p>
          </table:table-cell>
          <table:table-cell office:value-type="float" office:value="4724" calcext:value-type="float">
            <text:p>4724</text:p>
          </table:table-cell>
          <table:table-cell office:value-type="float" office:value="47243" calcext:value-type="float">
            <text:p>47243</text:p>
          </table:table-cell>
        </table:table-row>
        <table:table-row table:style-name="ro1">
          <table:table-cell office:value-type="string" calcext:value-type="string">
            <text:p>&lt;http://dbpedia.org/ontology/BaseballLeague&gt;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&lt;http://dbpedia.org/ontology/BaseballPlayer&gt;</text:p>
          </table:table-cell>
          <table:table-cell office:value-type="float" office:value="1980" calcext:value-type="float">
            <text:p>1980</text:p>
          </table:table-cell>
          <table:table-cell office:value-type="float" office:value="19807" calcext:value-type="float">
            <text:p>19807</text:p>
          </table:table-cell>
        </table:table-row>
        <table:table-row table:style-name="ro1">
          <table:table-cell office:value-type="string" calcext:value-type="string">
            <text:p>&lt;http://dbpedia.org/ontology/BasketballLeague&gt;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&lt;http://dbpedia.org/ontology/BasketballPlayer&gt;</text:p>
          </table:table-cell>
          <table:table-cell table:number-columns-repeated="2" office:value-type="float" office:value="6487" calcext:value-type="float">
            <text:p>6487</text:p>
          </table:table-cell>
        </table:table-row>
        <table:table-row table:style-name="ro1">
          <table:table-cell office:value-type="string" calcext:value-type="string">
            <text:p>&lt;http://dbpedia.org/ontology/BasketballTeam&gt;</text:p>
          </table:table-cell>
          <table:table-cell table:number-columns-repeated="2"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&lt;http://dbpedia.org/ontology/BeachVolleyballPlayer&gt;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&lt;http://dbpedia.org/ontology/BeautyQueen&gt;</text:p>
          </table:table-cell>
          <table:table-cell table:number-columns-repeated="2"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&lt;http://dbpedia.org/ontology/Beverage&gt;</text:p>
          </table:table-cell>
          <table:table-cell table:number-columns-repeated="2"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&lt;http://dbpedia.org/ontology/BiologicalDatabase&gt;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&lt;http://dbpedia.org/ontology/Biomolecule&gt;</text:p>
          </table:table-cell>
          <table:table-cell office:value-type="float" office:value="1724" calcext:value-type="float">
            <text:p>1724</text:p>
          </table:table-cell>
          <table:table-cell office:value-type="float" office:value="17249" calcext:value-type="float">
            <text:p>17249</text:p>
          </table:table-cell>
        </table:table-row>
        <table:table-row table:style-name="ro1">
          <table:table-cell office:value-type="string" calcext:value-type="string">
            <text:p>&lt;http://dbpedia.org/ontology/Bird&gt;</text:p>
          </table:table-cell>
          <table:table-cell office:value-type="float" office:value="1252" calcext:value-type="float">
            <text:p>1252</text:p>
          </table:table-cell>
          <table:table-cell office:value-type="float" office:value="12520" calcext:value-type="float">
            <text:p>12520</text:p>
          </table:table-cell>
        </table:table-row>
        <table:table-row table:style-name="ro1">
          <table:table-cell office:value-type="string" calcext:value-type="string">
            <text:p>&lt;http://dbpedia.org/ontology/Bodybuilder&gt;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&lt;http://dbpedia.org/ontology/BodyOfWater&gt;</text:p>
          </table:table-cell>
          <table:table-cell office:value-type="float" office:value="3997" calcext:value-type="float">
            <text:p>3997</text:p>
          </table:table-cell>
          <table:table-cell office:value-type="float" office:value="39970" calcext:value-type="float">
            <text:p>39970</text:p>
          </table:table-cell>
        </table:table-row>
        <table:table-row table:style-name="ro1">
          <table:table-cell office:value-type="string" calcext:value-type="string">
            <text:p>&lt;http://dbpedia.org/ontology/Bone&gt;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&lt;http://dbpedia.org/ontology/Book&gt;</text:p>
          </table:table-cell>
          <table:table-cell office:value-type="float" office:value="2812" calcext:value-type="float">
            <text:p>2812</text:p>
          </table:table-cell>
          <table:table-cell office:value-type="float" office:value="28128" calcext:value-type="float">
            <text:p>28128</text:p>
          </table:table-cell>
        </table:table-row>
        <table:table-row table:style-name="ro1">
          <table:table-cell office:value-type="string" calcext:value-type="string">
            <text:p>&lt;http://dbpedia.org/ontology/Boxer&gt;</text:p>
          </table:table-cell>
          <table:table-cell table:number-columns-repeated="2"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&lt;http://dbpedia.org/ontology/Brain&gt;</text:p>
          </table:table-cell>
          <table:table-cell table:number-columns-repeated="2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&lt;http://dbpedia.org/ontology/Bridge&gt;</text:p>
          </table:table-cell>
          <table:table-cell table:number-columns-repeated="2" office:value-type="float" office:value="3259" calcext:value-type="float">
            <text:p>3259</text:p>
          </table:table-cell>
        </table:table-row>
        <table:table-row table:style-name="ro1">
          <table:table-cell office:value-type="string" calcext:value-type="string">
            <text:p>&lt;http://dbpedia.org/ontology/BritishRoyalty&gt;</text:p>
          </table:table-cell>
          <table:table-cell table:number-columns-repeated="2" office:value-type="float" office:value="7338" calcext:value-type="float">
            <text:p>7338</text:p>
          </table:table-cell>
        </table:table-row>
        <table:table-row table:style-name="ro1">
          <table:table-cell office:value-type="string" calcext:value-type="string">
            <text:p>&lt;http://dbpedia.org/ontology/Broadcaster&gt;</text:p>
          </table:table-cell>
          <table:table-cell office:value-type="float" office:value="2962" calcext:value-type="float">
            <text:p>2962</text:p>
          </table:table-cell>
          <table:table-cell office:value-type="float" office:value="29628" calcext:value-type="float">
            <text:p>29628</text:p>
          </table:table-cell>
        </table:table-row>
        <table:table-row table:style-name="ro1">
          <table:table-cell office:value-type="string" calcext:value-type="string">
            <text:p>&lt;http://dbpedia.org/ontology/BroadcastNetwork&gt;</text:p>
          </table:table-cell>
          <table:table-cell table:number-columns-repeated="2"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&lt;http://dbpedia.org/ontology/Building&gt;</text:p>
          </table:table-cell>
          <table:table-cell office:value-type="float" office:value="6762" calcext:value-type="float">
            <text:p>6762</text:p>
          </table:table-cell>
          <table:table-cell office:value-type="float" office:value="67620" calcext:value-type="float">
            <text:p>67620</text:p>
          </table:table-cell>
        </table:table-row>
        <table:table-row table:style-name="ro1">
          <table:table-cell office:value-type="string" calcext:value-type="string">
            <text:p>&lt;http://dbpedia.org/ontology/CanadianFootballLeague&gt;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&lt;http://dbpedia.org/ontology/CanadianFootballTeam&gt;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&lt;http://dbpedia.org/ontology/Canal&gt;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&lt;http://dbpedia.org/ontology/Cardinal&gt;</text:p>
          </table:table-cell>
          <table:table-cell table:number-columns-repeated="2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&lt;http://dbpedia.org/ontology/CareerStation&gt;</text:p>
          </table:table-cell>
          <table:table-cell office:value-type="float" office:value="5771" calcext:value-type="float">
            <text:p>5771</text:p>
          </table:table-cell>
          <table:table-cell office:value-type="float" office:value="577196" calcext:value-type="float">
            <text:p>577196</text:p>
          </table:table-cell>
        </table:table-row>
        <table:table-row table:style-name="ro1">
          <table:table-cell office:value-type="string" calcext:value-type="string">
            <text:p>&lt;http://dbpedia.org/ontology/Cartoon&gt;</text:p>
          </table:table-cell>
          <table:table-cell table:number-columns-repeated="2" office:value-type="float" office:value="5283" calcext:value-type="float">
            <text:p>5283</text:p>
          </table:table-cell>
        </table:table-row>
        <table:table-row table:style-name="ro1">
          <table:table-cell office:value-type="string" calcext:value-type="string">
            <text:p>&lt;http://dbpedia.org/ontology/Case&gt;</text:p>
          </table:table-cell>
          <table:table-cell table:number-columns-repeated="2"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&lt;http://dbpedia.org/ontology/Castle&gt;</text:p>
          </table:table-cell>
          <table:table-cell table:number-columns-repeated="2"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&lt;http://dbpedia.org/ontology/Cave&gt;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&lt;http://dbpedia.org/ontology/CelestialBody&gt;</text:p>
          </table:table-cell>
          <table:table-cell office:value-type="float" office:value="1466" calcext:value-type="float">
            <text:p>1466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office:value-type="string" calcext:value-type="string">
            <text:p>&lt;http://dbpedia.org/ontology/Chancellor&gt;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&lt;http://dbpedia.org/ontology/Chef&gt;</text:p>
          </table:table-cell>
          <table:table-cell table:number-columns-repeated="2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&lt;http://dbpedia.org/ontology/ChemicalCompound&gt;</text:p>
          </table:table-cell>
          <table:table-cell table:number-columns-repeated="2" office:value-type="float" office:value="8404" calcext:value-type="float">
            <text:p>8404</text:p>
          </table:table-cell>
        </table:table-row>
        <table:table-row table:style-name="ro1">
          <table:table-cell office:value-type="string" calcext:value-type="string">
            <text:p>&lt;http://dbpedia.org/ontology/ChemicalSubstance&gt;</text:p>
          </table:table-cell>
          <table:table-cell table:number-columns-repeated="2" office:value-type="float" office:value="9544" calcext:value-type="float">
            <text:p>9544</text:p>
          </table:table-cell>
        </table:table-row>
        <table:table-row table:style-name="ro1">
          <table:table-cell office:value-type="string" calcext:value-type="string">
            <text:p>&lt;http://dbpedia.org/ontology/ChessPlayer&gt;</text:p>
          </table:table-cell>
          <table:table-cell table:number-columns-repeated="2"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&lt;http://dbpedia.org/ontology/ChristianBishop&gt;</text:p>
          </table:table-cell>
          <table:table-cell table:number-columns-repeated="2"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&lt;http://dbpedia.org/ontology/City&gt;</text:p>
          </table:table-cell>
          <table:table-cell office:value-type="float" office:value="2035" calcext:value-type="float">
            <text:p>2035</text:p>
          </table:table-cell>
          <table:table-cell office:value-type="float" office:value="20354" calcext:value-type="float">
            <text:p>20354</text:p>
          </table:table-cell>
        </table:table-row>
        <table:table-row table:style-name="ro1">
          <table:table-cell office:value-type="string" calcext:value-type="string">
            <text:p>&lt;http://dbpedia.org/ontology/Cleric&gt;</text:p>
          </table:table-cell>
          <table:table-cell table:number-columns-repeated="2" office:value-type="float" office:value="8053" calcext:value-type="float">
            <text:p>8053</text:p>
          </table:table-cell>
        </table:table-row>
        <table:table-row table:style-name="ro1">
          <table:table-cell office:value-type="string" calcext:value-type="string">
            <text:p>&lt;http://dbpedia.org/ontology/ClericalAdministrativeRegion&gt;</text:p>
          </table:table-cell>
          <table:table-cell table:number-columns-repeated="2"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&lt;http://dbpedia.org/ontology/ClubMoss&gt;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&lt;http://dbpedia.org/ontology/College&gt;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&lt;http://dbpedia.org/ontology/CollegeCoach&gt;</text:p>
          </table:table-cell>
          <table:table-cell table:number-columns-repeated="2" office:value-type="float" office:value="7711" calcext:value-type="float">
            <text:p>7711</text:p>
          </table:table-cell>
        </table:table-row>
        <table:table-row table:style-name="ro1">
          <table:table-cell office:value-type="string" calcext:value-type="string">
            <text:p>&lt;http://dbpedia.org/ontology/Colour&gt;</text:p>
          </table:table-cell>
          <table:table-cell table:number-columns-repeated="2"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&lt;http://dbpedia.org/ontology/Comedian&gt;</text:p>
          </table:table-cell>
          <table:table-cell table:number-columns-repeated="2"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&lt;http://dbpedia.org/ontology/ComedyGroup&gt;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&lt;http://dbpedia.org/ontology/Comics&gt;</text:p>
          </table:table-cell>
          <table:table-cell table:number-columns-repeated="2"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&lt;http://dbpedia.org/ontology/ComicsCharacter&gt;</text:p>
          </table:table-cell>
          <table:table-cell table:number-columns-repeated="2"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&lt;http://dbpedia.org/ontology/ComicsCreator&gt;</text:p>
          </table:table-cell>
          <table:table-cell table:number-columns-repeated="2"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&lt;http://dbpedia.org/ontology/Company&gt;</text:p>
          </table:table-cell>
          <table:table-cell office:value-type="float" office:value="8804" calcext:value-type="float">
            <text:p>8804</text:p>
          </table:table-cell>
          <table:table-cell office:value-type="float" office:value="88049" calcext:value-type="float">
            <text:p>88049</text:p>
          </table:table-cell>
        </table:table-row>
        <table:table-row table:style-name="ro1">
          <table:table-cell office:value-type="string" calcext:value-type="string">
            <text:p>&lt;http://dbpedia.org/ontology/Congressman&gt;</text:p>
          </table:table-cell>
          <table:table-cell table:number-columns-repeated="2"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&lt;http://dbpedia.org/ontology/Conifer&gt;</text:p>
          </table:table-cell>
          <table:table-cell table:number-columns-repeated="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&lt;http://dbpedia.org/ontology/Continent&gt;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&lt;http://dbpedia.org/ontology/Convention&gt;</text:p>
          </table:table-cell>
          <table:table-cell table:number-columns-repeated="2"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&lt;http://dbpedia.org/ontology/Country&gt;</text:p>
          </table:table-cell>
          <table:table-cell table:number-columns-repeated="2" office:value-type="float" office:value="7175" calcext:value-type="float">
            <text:p>7175</text:p>
          </table:table-cell>
        </table:table-row>
        <table:table-row table:style-name="ro1">
          <table:table-cell office:value-type="string" calcext:value-type="string">
            <text:p>&lt;http://dbpedia.org/ontology/Cricketer&gt;</text:p>
          </table:table-cell>
          <table:table-cell office:value-type="float" office:value="1161" calcext:value-type="float">
            <text:p>1161</text:p>
          </table:table-cell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string" calcext:value-type="string">
            <text:p>&lt;http://dbpedia.org/ontology/CricketLeague&gt;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&lt;http://dbpedia.org/ontology/Criminal&gt;</text:p>
          </table:table-cell>
          <table:table-cell table:number-columns-repeated="2"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&lt;http://dbpedia.org/ontology/Crustacean&gt;</text:p>
          </table:table-cell>
          <table:table-cell table:number-columns-repeated="2" office:value-type="float" office:value="2374" calcext:value-type="float">
            <text:p>2374</text:p>
          </table:table-cell>
        </table:table-row>
        <table:table-row table:style-name="ro1">
          <table:table-cell office:value-type="string" calcext:value-type="string">
            <text:p>&lt;http://dbpedia.org/ontology/CultivatedVariety&gt;</text:p>
          </table:table-cell>
          <table:table-cell table:number-columns-repeated="2"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&lt;http://dbpedia.org/ontology/Curler&gt;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&lt;http://dbpedia.org/ontology/Currency&gt;</text:p>
          </table:table-cell>
          <table:table-cell table:number-columns-repeated="2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&lt;http://dbpedia.org/ontology/Cycad&gt;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&lt;http://dbpedia.org/ontology/CyclingTeam&gt;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&lt;http://dbpedia.org/ontology/Cyclist&gt;</text:p>
          </table:table-cell>
          <table:table-cell table:number-columns-repeated="2" office:value-type="float" office:value="3855" calcext:value-type="float">
            <text:p>3855</text:p>
          </table:table-cell>
        </table:table-row>
        <table:table-row table:style-name="ro1">
          <table:table-cell office:value-type="string" calcext:value-type="string">
            <text:p>&lt;http://dbpedia.org/ontology/DartsPlayer&gt;</text:p>
          </table:table-cell>
          <table:table-cell table:number-columns-repeated="2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&lt;http://dbpedia.org/ontology/Database&gt;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&lt;http://dbpedia.org/ontology/Device&gt;</text:p>
          </table:table-cell>
          <table:table-cell office:value-type="float" office:value="2921" calcext:value-type="float">
            <text:p>2921</text:p>
          </table:table-cell>
          <table:table-cell office:value-type="float" office:value="29219" calcext:value-type="float">
            <text:p>29219</text:p>
          </table:table-cell>
        </table:table-row>
        <table:table-row table:style-name="ro1">
          <table:table-cell office:value-type="string" calcext:value-type="string">
            <text:p>&lt;http://dbpedia.org/ontology/Diocese&gt;</text:p>
          </table:table-cell>
          <table:table-cell table:number-columns-repeated="2"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&lt;http://dbpedia.org/ontology/Disease&gt;</text:p>
          </table:table-cell>
          <table:table-cell table:number-columns-repeated="2" office:value-type="float" office:value="5889" calcext:value-type="float">
            <text:p>5889</text:p>
          </table:table-cell>
        </table:table-row>
        <table:table-row table:style-name="ro1">
          <table:table-cell office:value-type="string" calcext:value-type="string">
            <text:p>&lt;http://dbpedia.org/ontology/Drug&gt;</text:p>
          </table:table-cell>
          <table:table-cell table:number-columns-repeated="2" office:value-type="float" office:value="5369" calcext:value-type="float">
            <text:p>5369</text:p>
          </table:table-cell>
        </table:table-row>
        <table:table-row table:style-name="ro1">
          <table:table-cell office:value-type="string" calcext:value-type="string">
            <text:p>&lt;http://dbpedia.org/ontology/Economist&gt;</text:p>
          </table:table-cell>
          <table:table-cell table:number-columns-repeated="2"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&lt;http://dbpedia.org/ontology/EducationalInstitution&gt;</text:p>
          </table:table-cell>
          <table:table-cell office:value-type="float" office:value="5224" calcext:value-type="float">
            <text:p>5224</text:p>
          </table:table-cell>
          <table:table-cell office:value-type="float" office:value="52241" calcext:value-type="float">
            <text:p>52241</text:p>
          </table:table-cell>
        </table:table-row>
        <table:table-row table:style-name="ro1">
          <table:table-cell office:value-type="string" calcext:value-type="string">
            <text:p>&lt;http://dbpedia.org/ontology/Election&gt;</text:p>
          </table:table-cell>
          <table:table-cell table:number-columns-repeated="2" office:value-type="float" office:value="5586" calcext:value-type="float">
            <text:p>5586</text:p>
          </table:table-cell>
        </table:table-row>
        <table:table-row table:style-name="ro1">
          <table:table-cell office:value-type="string" calcext:value-type="string">
            <text:p>&lt;http://dbpedia.org/ontology/Embryology&gt;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&lt;http://dbpedia.org/ontology/Engineer&gt;</text:p>
          </table:table-cell>
          <table:table-cell table:number-columns-repeated="2"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&lt;http://dbpedia.org/ontology/Enzyme&gt;</text:p>
          </table:table-cell>
          <table:table-cell table:number-columns-repeated="2" office:value-type="float" office:value="4124" calcext:value-type="float">
            <text:p>4124</text:p>
          </table:table-cell>
        </table:table-row>
        <table:table-row table:style-name="ro1">
          <table:table-cell office:value-type="string" calcext:value-type="string">
            <text:p>&lt;http://dbpedia.org/ontology/EthnicGroup&gt;</text:p>
          </table:table-cell>
          <table:table-cell table:number-columns-repeated="2" office:value-type="float" office:value="4270" calcext:value-type="float">
            <text:p>4270</text:p>
          </table:table-cell>
        </table:table-row>
        <table:table-row table:style-name="ro1">
          <table:table-cell office:value-type="string" calcext:value-type="string">
            <text:p>&lt;http://dbpedia.org/ontology/Eukaryote&gt;</text:p>
          </table:table-cell>
          <table:table-cell office:value-type="float" office:value="2356" calcext:value-type="float">
            <text:p>2356</text:p>
          </table:table-cell>
          <table:table-cell office:value-type="float" office:value="235699" calcext:value-type="float">
            <text:p>235699</text:p>
          </table:table-cell>
        </table:table-row>
        <table:table-row table:style-name="ro1">
          <table:table-cell office:value-type="string" calcext:value-type="string">
            <text:p>&lt;http://dbpedia.org/ontology/EurovisionSongContestEntry&gt;</text:p>
          </table:table-cell>
          <table:table-cell table:number-columns-repeated="2"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&lt;http://dbpedia.org/ontology/Event&gt;</text:p>
          </table:table-cell>
          <table:table-cell office:value-type="float" office:value="3846" calcext:value-type="float">
            <text:p>3846</text:p>
          </table:table-cell>
          <table:table-cell office:value-type="float" office:value="38464" calcext:value-type="float">
            <text:p>38464</text:p>
          </table:table-cell>
        </table:table-row>
        <table:table-row table:style-name="ro1">
          <table:table-cell office:value-type="string" calcext:value-type="string">
            <text:p>&lt;http://dbpedia.org/ontology/FashionDesigner&gt;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&lt;http://dbpedia.org/ontology/Fern&gt;</text:p>
          </table:table-cell>
          <table:table-cell table:number-columns-repeated="2"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&lt;http://dbpedia.org/ontology/FictionalCharacter&gt;</text:p>
          </table:table-cell>
          <table:table-cell office:value-type="float" office:value="1091" calcext:value-type="float">
            <text:p>1091</text:p>
          </table:table-cell>
          <table:table-cell office:value-type="float" office:value="10916" calcext:value-type="float">
            <text:p>10916</text:p>
          </table:table-cell>
        </table:table-row>
        <table:table-row table:style-name="ro1">
          <table:table-cell office:value-type="string" calcext:value-type="string">
            <text:p>&lt;http://dbpedia.org/ontology/FieldHockeyLeague&gt;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&lt;http://dbpedia.org/ontology/FigureSkater&gt;</text:p>
          </table:table-cell>
          <table:table-cell table:number-columns-repeated="2" office:value-type="float" office:value="3383" calcext:value-type="float">
            <text:p>3383</text:p>
          </table:table-cell>
        </table:table-row>
        <table:table-row table:style-name="ro1">
          <table:table-cell office:value-type="string" calcext:value-type="string">
            <text:p>&lt;http://dbpedia.org/ontology/Film&gt;</text:p>
          </table:table-cell>
          <table:table-cell office:value-type="float" office:value="7779" calcext:value-type="float">
            <text:p>7779</text:p>
          </table:table-cell>
          <table:table-cell office:value-type="float" office:value="77794" calcext:value-type="float">
            <text:p>77794</text:p>
          </table:table-cell>
        </table:table-row>
        <table:table-row table:style-name="ro1">
          <table:table-cell office:value-type="string" calcext:value-type="string">
            <text:p>&lt;http://dbpedia.org/ontology/FilmFestival&gt;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&lt;http://dbpedia.org/ontology/Fish&gt;</text:p>
          </table:table-cell>
          <table:table-cell office:value-type="float" office:value="1603" calcext:value-type="float">
            <text:p>1603</text:p>
          </table:table-cell>
          <table:table-cell office:value-type="float" office:value="16033" calcext:value-type="float">
            <text:p>16033</text:p>
          </table:table-cell>
        </table:table-row>
        <table:table-row table:style-name="ro1">
          <table:table-cell office:value-type="string" calcext:value-type="string">
            <text:p>&lt;http://dbpedia.org/ontology/FloweringPlant&gt;</text:p>
          </table:table-cell>
          <table:table-cell table:number-columns-repeated="2"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&lt;http://dbpedia.org/ontology/Food&gt;</text:p>
          </table:table-cell>
          <table:table-cell table:number-columns-repeated="2" office:value-type="float" office:value="4188" calcext:value-type="float">
            <text:p>4188</text:p>
          </table:table-cell>
        </table:table-row>
        <table:table-row table:style-name="ro1">
          <table:table-cell office:value-type="string" calcext:value-type="string">
            <text:p>&lt;http://dbpedia.org/ontology/FootballLeagueSeason&gt;</text:p>
          </table:table-cell>
          <table:table-cell table:number-columns-repeated="2" office:value-type="float" office:value="8976" calcext:value-type="float">
            <text:p>8976</text:p>
          </table:table-cell>
        </table:table-row>
        <table:table-row table:style-name="ro1">
          <table:table-cell office:value-type="string" calcext:value-type="string">
            <text:p>&lt;http://dbpedia.org/ontology/FootballMatch&gt;</text:p>
          </table:table-cell>
          <table:table-cell table:number-columns-repeated="2" office:value-type="float" office:value="2376" calcext:value-type="float">
            <text:p>2376</text:p>
          </table:table-cell>
        </table:table-row>
        <table:table-row table:style-name="ro1">
          <table:table-cell office:value-type="string" calcext:value-type="string">
            <text:p>&lt;http://dbpedia.org/ontology/FormulaOneRacer&gt;</text:p>
          </table:table-cell>
          <table:table-cell table:number-columns-repeated="2"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&lt;http://dbpedia.org/ontology/Fungus&gt;</text:p>
          </table:table-cell>
          <table:table-cell table:number-columns-repeated="2" office:value-type="float" office:value="8739" calcext:value-type="float">
            <text:p>8739</text:p>
          </table:table-cell>
        </table:table-row>
        <table:table-row table:style-name="ro1">
          <table:table-cell office:value-type="string" calcext:value-type="string">
            <text:p>&lt;http://dbpedia.org/ontology/GaelicGamesPlayer&gt;</text:p>
          </table:table-cell>
          <table:table-cell table:number-columns-repeated="2"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&lt;http://dbpedia.org/ontology/Galaxy&gt;</text:p>
          </table:table-cell>
          <table:table-cell table:number-columns-repeated="2"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&lt;http://dbpedia.org/ontology/Game&gt;</text:p>
          </table:table-cell>
          <table:table-cell table:number-columns-repeated="2"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&lt;http://dbpedia.org/ontology/Gene&gt;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http://dbpedia.org/ontology/GeneLocation&gt;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lt;http://dbpedia.org/ontology/Genre&gt;</text:p>
          </table:table-cell>
          <table:table-cell table:number-columns-repeated="2" office:value-type="float" office:value="9639" calcext:value-type="float">
            <text:p>9639</text:p>
          </table:table-cell>
        </table:table-row>
        <table:table-row table:style-name="ro1">
          <table:table-cell office:value-type="string" calcext:value-type="string">
            <text:p>&lt;http://dbpedia.org/ontology/Ginkgo&gt;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http://dbpedia.org/ontology/GivenName&gt;</text:p>
          </table:table-cell>
          <table:table-cell table:number-columns-repeated="2"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&lt;http://dbpedia.org/ontology/Gnetophytes&gt;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&lt;http://dbpedia.org/ontology/GolfLeague&gt;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&lt;http://dbpedia.org/ontology/GolfPlayer&gt;</text:p>
          </table:table-cell>
          <table:table-cell table:number-columns-repeated="2"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&lt;http://dbpedia.org/ontology/GovernmentAgency&gt;</text:p>
          </table:table-cell>
          <table:table-cell table:number-columns-repeated="2" office:value-type="float" office:value="3283" calcext:value-type="float">
            <text:p>3283</text:p>
          </table:table-cell>
        </table:table-row>
        <table:table-row table:style-name="ro1">
          <table:table-cell office:value-type="string" calcext:value-type="string">
            <text:p>&lt;http://dbpedia.org/ontology/Governor&gt;</text:p>
          </table:table-cell>
          <table:table-cell table:number-columns-repeated="2" office:value-type="float" office:value="2492" calcext:value-type="float">
            <text:p>2492</text:p>
          </table:table-cell>
        </table:table-row>
        <table:table-row table:style-name="ro1">
          <table:table-cell office:value-type="string" calcext:value-type="string">
            <text:p>&lt;http://dbpedia.org/ontology/GrandPrix&gt;</text:p>
          </table:table-cell>
          <table:table-cell table:number-columns-repeated="2"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&lt;http://dbpedia.org/ontology/Grape&gt;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&lt;http://dbpedia.org/ontology/GreenAlga&gt;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&lt;http://dbpedia.org/ontology/GridironFootballPlayer&gt;</text:p>
          </table:table-cell>
          <table:table-cell office:value-type="float" office:value="1897" calcext:value-type="float">
            <text:p>1897</text:p>
          </table:table-cell>
          <table:table-cell office:value-type="float" office:value="18976" calcext:value-type="float">
            <text:p>18976</text:p>
          </table:table-cell>
        </table:table-row>
        <table:table-row table:style-name="ro1">
          <table:table-cell office:value-type="string" calcext:value-type="string">
            <text:p>&lt;http://dbpedia.org/ontology/Gymnast&gt;</text:p>
          </table:table-cell>
          <table:table-cell table:number-columns-repeated="2"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&lt;http://dbpedia.org/ontology/HandballLeague&gt;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&lt;http://dbpedia.org/ontology/HandballPlayer&gt;</text:p>
          </table:table-cell>
          <table:table-cell table:number-columns-repeated="2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&lt;http://dbpedia.org/ontology/HistoricBuilding&gt;</text:p>
          </table:table-cell>
          <table:table-cell table:number-columns-repeated="2"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&lt;http://dbpedia.org/ontology/HistoricPlace&gt;</text:p>
          </table:table-cell>
          <table:table-cell table:number-columns-repeated="2" office:value-type="float" office:value="9956" calcext:value-type="float">
            <text:p>9956</text:p>
          </table:table-cell>
        </table:table-row>
        <table:table-row table:style-name="ro1">
          <table:table-cell office:value-type="string" calcext:value-type="string">
            <text:p>&lt;http://dbpedia.org/ontology/HockeyTeam&gt;</text:p>
          </table:table-cell>
          <table:table-cell table:number-columns-repeated="2"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&lt;http://dbpedia.org/ontology/Holiday&gt;</text:p>
          </table:table-cell>
          <table:table-cell table:number-columns-repeated="2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&lt;http://dbpedia.org/ontology/HollywoodCartoon&gt;</text:p>
          </table:table-cell>
          <table:table-cell table:number-columns-repeated="2"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&lt;http://dbpedia.org/ontology/HorseTrainer&gt;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&lt;http://dbpedia.org/ontology/Hospital&gt;</text:p>
          </table:table-cell>
          <table:table-cell table:number-columns-repeated="2"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&lt;http://dbpedia.org/ontology/Hotel&gt;</text:p>
          </table:table-cell>
          <table:table-cell table:number-columns-repeated="2"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&lt;http://dbpedia.org/ontology/HumanGene&gt;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lt;http://dbpedia.org/ontology/HumanGeneLocation&gt;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lt;http://dbpedia.org/ontology/IceHockeyLeague&gt;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&lt;http://dbpedia.org/ontology/IceHockeyPlayer&gt;</text:p>
          </table:table-cell>
          <table:table-cell office:value-type="float" office:value="1153" calcext:value-type="float">
            <text:p>1153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string" calcext:value-type="string">
            <text:p>&lt;http://dbpedia.org/ontology/InformationAppliance&gt;</text:p>
          </table:table-cell>
          <table:table-cell table:number-columns-repeated="2"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&lt;http://dbpedia.org/ontology/Infrastructure&gt;</text:p>
          </table:table-cell>
          <table:table-cell office:value-type="float" office:value="6555" calcext:value-type="float">
            <text:p>6555</text:p>
          </table:table-cell>
          <table:table-cell office:value-type="float" office:value="65555" calcext:value-type="float">
            <text:p>65555</text:p>
          </table:table-cell>
        </table:table-row>
        <table:table-row table:style-name="ro1">
          <table:table-cell office:value-type="string" calcext:value-type="string">
            <text:p>&lt;http://dbpedia.org/ontology/InlineHockeyLeague&gt;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&lt;http://dbpedia.org/ontology/Insect&gt;</text:p>
          </table:table-cell>
          <table:table-cell office:value-type="float" office:value="7542" calcext:value-type="float">
            <text:p>7542</text:p>
          </table:table-cell>
          <table:table-cell office:value-type="float" office:value="75420" calcext:value-type="float">
            <text:p>75420</text:p>
          </table:table-cell>
        </table:table-row>
        <table:table-row table:style-name="ro1">
          <table:table-cell office:value-type="string" calcext:value-type="string">
            <text:p>&lt;http://dbpedia.org/ontology/Island&gt;</text:p>
          </table:table-cell>
          <table:table-cell table:number-columns-repeated="2" office:value-type="float" office:value="3764" calcext:value-type="float">
            <text:p>3764</text:p>
          </table:table-cell>
        </table:table-row>
        <table:table-row table:style-name="ro1">
          <table:table-cell office:value-type="string" calcext:value-type="string">
            <text:p>&lt;http://dbpedia.org/ontology/Jockey&gt;</text:p>
          </table:table-cell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&lt;http://dbpedia.org/ontology/Journalist&gt;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&lt;http://dbpedia.org/ontology/Judge&gt;</text:p>
          </table:table-cell>
          <table:table-cell table:number-columns-repeated="2"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&lt;http://dbpedia.org/ontology/LacrosseLeague&gt;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&lt;http://dbpedia.org/ontology/LacrossePlayer&gt;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&lt;http://dbpedia.org/ontology/Lake&gt;</text:p>
          </table:table-cell>
          <table:table-cell table:number-columns-repeated="2" office:value-type="float" office:value="9793" calcext:value-type="float">
            <text:p>9793</text:p>
          </table:table-cell>
        </table:table-row>
        <table:table-row table:style-name="ro1">
          <table:table-cell office:value-type="string" calcext:value-type="string">
            <text:p>&lt;http://dbpedia.org/ontology/Language&gt;</text:p>
          </table:table-cell>
          <table:table-cell table:number-columns-repeated="2" office:value-type="float" office:value="8729" calcext:value-type="float">
            <text:p>8729</text:p>
          </table:table-cell>
        </table:table-row>
        <table:table-row table:style-name="ro1">
          <table:table-cell office:value-type="string" calcext:value-type="string">
            <text:p>&lt;http://dbpedia.org/ontology/LaunchPad&gt;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&lt;http://dbpedia.org/ontology/LawFirm&gt;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&lt;http://dbpedia.org/ontology/LegalCase&gt;</text:p>
          </table:table-cell>
          <table:table-cell table:number-columns-repeated="2"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&lt;http://dbpedia.org/ontology/Legislature&gt;</text:p>
          </table:table-cell>
          <table:table-cell table:number-columns-repeated="2"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&lt;http://dbpedia.org/ontology/Library&gt;</text:p>
          </table:table-cell>
          <table:table-cell table:number-columns-repeated="2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&lt;http://dbpedia.org/ontology/Ligament&gt;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&lt;http://dbpedia.org/ontology/Lighthouse&gt;</text:p>
          </table:table-cell>
          <table:table-cell table:number-columns-repeated="2"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&lt;http://dbpedia.org/ontology/Locomotive&gt;</text:p>
          </table:table-cell>
          <table:table-cell table:number-columns-repeated="2" office:value-type="float" office:value="2781" calcext:value-type="float">
            <text:p>2781</text:p>
          </table:table-cell>
        </table:table-row>
        <table:table-row table:style-name="ro1">
          <table:table-cell office:value-type="string" calcext:value-type="string">
            <text:p>&lt;http://dbpedia.org/ontology/LunarCrater&gt;</text:p>
          </table:table-cell>
          <table:table-cell table:number-columns-repeated="2"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&lt;http://dbpedia.org/ontology/Lymph&gt;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&lt;http://dbpedia.org/ontology/Magazine&gt;</text:p>
          </table:table-cell>
          <table:table-cell table:number-columns-repeated="2" office:value-type="float" office:value="4090" calcext:value-type="float">
            <text:p>4090</text:p>
          </table:table-cell>
        </table:table-row>
        <table:table-row table:style-name="ro1">
          <table:table-cell office:value-type="string" calcext:value-type="string">
            <text:p>&lt;http://dbpedia.org/ontology/Mammal&gt;</text:p>
          </table:table-cell>
          <table:table-cell office:value-type="float" office:value="1315" calcext:value-type="float">
            <text:p>1315</text:p>
          </table:table-cell>
          <table:table-cell office:value-type="float" office:value="13157" calcext:value-type="float">
            <text:p>13157</text:p>
          </table:table-cell>
        </table:table-row>
        <table:table-row table:style-name="ro1">
          <table:table-cell office:value-type="string" calcext:value-type="string">
            <text:p>&lt;http://dbpedia.org/ontology/Manga&gt;</text:p>
          </table:table-cell>
          <table:table-cell table:number-columns-repeated="2" office:value-type="float" office:value="3132" calcext:value-type="float">
            <text:p>3132</text:p>
          </table:table-cell>
        </table:table-row>
        <table:table-row table:style-name="ro1">
          <table:table-cell office:value-type="string" calcext:value-type="string">
            <text:p>&lt;http://dbpedia.org/ontology/MartialArtist&gt;</text:p>
          </table:table-cell>
          <table:table-cell table:number-columns-repeated="2"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&lt;http://dbpedia.org/ontology/Mayor&gt;</text:p>
          </table:table-cell>
          <table:table-cell table:number-columns-repeated="2"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&lt;http://dbpedia.org/ontology/MeanOfTransportation&gt;</text:p>
          </table:table-cell>
          <table:table-cell office:value-type="float" office:value="4828" calcext:value-type="float">
            <text:p>4828</text:p>
          </table:table-cell>
          <table:table-cell office:value-type="float" office:value="48280" calcext:value-type="float">
            <text:p>48280</text:p>
          </table:table-cell>
        </table:table-row>
        <table:table-row table:style-name="ro1">
          <table:table-cell office:value-type="string" calcext:value-type="string">
            <text:p>&lt;http://dbpedia.org/ontology/Medician&gt;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&lt;http://dbpedia.org/ontology/MemberOfParliament&gt;</text:p>
          </table:table-cell>
          <table:table-cell table:number-columns-repeated="2"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&lt;http://dbpedia.org/ontology/MilitaryConflict&gt;</text:p>
          </table:table-cell>
          <table:table-cell office:value-type="float" office:value="1578" calcext:value-type="float">
            <text:p>1578</text:p>
          </table:table-cell>
          <table:table-cell office:value-type="float" office:value="15784" calcext:value-type="float">
            <text:p>15784</text:p>
          </table:table-cell>
        </table:table-row>
        <table:table-row table:style-name="ro1">
          <table:table-cell office:value-type="string" calcext:value-type="string">
            <text:p>&lt;http://dbpedia.org/ontology/MilitaryPerson&gt;</text:p>
          </table:table-cell>
          <table:table-cell office:value-type="float" office:value="2437" calcext:value-type="float">
            <text:p>2437</text:p>
          </table:table-cell>
          <table:table-cell office:value-type="float" office:value="24370" calcext:value-type="float">
            <text:p>24370</text:p>
          </table:table-cell>
        </table:table-row>
        <table:table-row table:style-name="ro1">
          <table:table-cell office:value-type="string" calcext:value-type="string">
            <text:p>&lt;http://dbpedia.org/ontology/MilitaryStructure&gt;</text:p>
          </table:table-cell>
          <table:table-cell table:number-columns-repeated="2" office:value-type="float" office:value="3320" calcext:value-type="float">
            <text:p>3320</text:p>
          </table:table-cell>
        </table:table-row>
        <table:table-row table:style-name="ro1">
          <table:table-cell office:value-type="string" calcext:value-type="string">
            <text:p>&lt;http://dbpedia.org/ontology/MilitaryUnit&gt;</text:p>
          </table:table-cell>
          <table:table-cell office:value-type="float" office:value="1781" calcext:value-type="float">
            <text:p>1781</text:p>
          </table:table-cell>
          <table:table-cell office:value-type="float" office:value="17812" calcext:value-type="float">
            <text:p>17812</text:p>
          </table:table-cell>
        </table:table-row>
        <table:table-row table:style-name="ro1">
          <table:table-cell office:value-type="string" calcext:value-type="string">
            <text:p>&lt;http://dbpedia.org/ontology/Mineral&gt;</text:p>
          </table:table-cell>
          <table:table-cell table:number-columns-repeated="2"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&lt;http://dbpedia.org/ontology/MixedMartialArtsEvent&gt;</text:p>
          </table:table-cell>
          <table:table-cell table:number-columns-repeated="2"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&lt;http://dbpedia.org/ontology/MixedMartialArtsLeague&gt;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http://dbpedia.org/ontology/Model&gt;</text:p>
          </table:table-cell>
          <table:table-cell table:number-columns-repeated="2"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&lt;http://dbpedia.org/ontology/Mollusca&gt;</text:p>
          </table:table-cell>
          <table:table-cell office:value-type="float" office:value="2727" calcext:value-type="float">
            <text:p>2727</text:p>
          </table:table-cell>
          <table:table-cell office:value-type="float" office:value="27275" calcext:value-type="float">
            <text:p>27275</text:p>
          </table:table-cell>
        </table:table-row>
        <table:table-row table:style-name="ro1">
          <table:table-cell office:value-type="string" calcext:value-type="string">
            <text:p>&lt;http://dbpedia.org/ontology/Monarch&gt;</text:p>
          </table:table-cell>
          <table:table-cell table:number-columns-repeated="2"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&lt;http://dbpedia.org/ontology/Monument&gt;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&lt;http://dbpedia.org/ontology/Moss&gt;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&lt;http://dbpedia.org/ontology/MotorcycleRacingLeague&gt;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&lt;http://dbpedia.org/ontology/MotorcycleRider&gt;</text:p>
          </table:table-cell>
          <table:table-cell table:number-columns-repeated="2"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&lt;http://dbpedia.org/ontology/MotorsportSeason&gt;</text:p>
          </table:table-cell>
          <table:table-cell table:number-columns-repeated="2"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&lt;http://dbpedia.org/ontology/Mountain&gt;</text:p>
          </table:table-cell>
          <table:table-cell office:value-type="float" office:value="1271" calcext:value-type="float">
            <text:p>1271</text:p>
          </table:table-cell>
          <table:table-cell office:value-type="float" office:value="12715" calcext:value-type="float">
            <text:p>12715</text:p>
          </table:table-cell>
        </table:table-row>
        <table:table-row table:style-name="ro1">
          <table:table-cell office:value-type="string" calcext:value-type="string">
            <text:p>&lt;http://dbpedia.org/ontology/MountainRange&gt;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&lt;http://dbpedia.org/ontology/MouseGene&gt;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http://dbpedia.org/ontology/MouseGeneLocation&gt;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http://dbpedia.org/ontology/Murderer&gt;</text:p>
          </table:table-cell>
          <table:table-cell table:number-columns-repeated="2"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&lt;http://dbpedia.org/ontology/Muscle&gt;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&lt;http://dbpedia.org/ontology/Museum&gt;</text:p>
          </table:table-cell>
          <table:table-cell table:number-columns-repeated="2"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&lt;http://dbpedia.org/ontology/Musical&gt;</text:p>
          </table:table-cell>
          <table:table-cell table:number-columns-repeated="2"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&lt;http://dbpedia.org/ontology/MusicalArtist&gt;</text:p>
          </table:table-cell>
          <table:table-cell office:value-type="float" office:value="4950" calcext:value-type="float">
            <text:p>4950</text:p>
          </table:table-cell>
          <table:table-cell office:value-type="float" office:value="49509" calcext:value-type="float">
            <text:p>49509</text:p>
          </table:table-cell>
        </table:table-row>
        <table:table-row table:style-name="ro1">
          <table:table-cell office:value-type="string" calcext:value-type="string">
            <text:p>&lt;http://dbpedia.org/ontology/MusicalWork&gt;</text:p>
          </table:table-cell>
          <table:table-cell office:value-type="float" office:value="1985" calcext:value-type="float">
            <text:p>1985</text:p>
          </table:table-cell>
          <table:table-cell office:value-type="float" office:value="198516" calcext:value-type="float">
            <text:p>198516</text:p>
          </table:table-cell>
        </table:table-row>
        <table:table-row table:style-name="ro1">
          <table:table-cell office:value-type="string" calcext:value-type="string">
            <text:p>&lt;http://dbpedia.org/ontology/MusicFestival&gt;</text:p>
          </table:table-cell>
          <table:table-cell table:number-columns-repeated="2"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&lt;http://dbpedia.org/ontology/MusicGenre&gt;</text:p>
          </table:table-cell>
          <table:table-cell table:number-columns-repeated="2" office:value-type="float" office:value="9639" calcext:value-type="float">
            <text:p>9639</text:p>
          </table:table-cell>
        </table:table-row>
        <table:table-row table:style-name="ro1">
          <table:table-cell office:value-type="string" calcext:value-type="string">
            <text:p>&lt;http://dbpedia.org/ontology/Name&gt;</text:p>
          </table:table-cell>
          <table:table-cell table:number-columns-repeated="2"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&lt;http://dbpedia.org/ontology/NascarDriver&gt;</text:p>
          </table:table-cell>
          <table:table-cell table:number-columns-repeated="2"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&lt;http://dbpedia.org/ontology/NationalCollegiateAthleticAssociationAthlete&gt;</text:p>
          </table:table-cell>
          <table:table-cell table:number-columns-repeated="2"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&lt;http://dbpedia.org/ontology/NationalFootballLeagueSeason&gt;</text:p>
          </table:table-cell>
          <table:table-cell table:number-columns-repeated="2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&lt;http://dbpedia.org/ontology/NaturalPlace&gt;</text:p>
          </table:table-cell>
          <table:table-cell office:value-type="float" office:value="5579" calcext:value-type="float">
            <text:p>5579</text:p>
          </table:table-cell>
          <table:table-cell office:value-type="float" office:value="55797" calcext:value-type="float">
            <text:p>55797</text:p>
          </table:table-cell>
        </table:table-row>
        <table:table-row table:style-name="ro1">
          <table:table-cell office:value-type="string" calcext:value-type="string">
            <text:p>&lt;http://dbpedia.org/ontology/NCAATeamSeason&gt;</text:p>
          </table:table-cell>
          <table:table-cell table:number-columns-repeated="2" office:value-type="float" office:value="6202" calcext:value-type="float">
            <text:p>6202</text:p>
          </table:table-cell>
        </table:table-row>
        <table:table-row table:style-name="ro1">
          <table:table-cell office:value-type="string" calcext:value-type="string">
            <text:p>&lt;http://dbpedia.org/ontology/Nerve&gt;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&lt;http://dbpedia.org/ontology/NetballPlayer&gt;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&lt;http://dbpedia.org/ontology/Newspaper&gt;</text:p>
          </table:table-cell>
          <table:table-cell table:number-columns-repeated="2" office:value-type="float" office:value="5248" calcext:value-type="float">
            <text:p>5248</text:p>
          </table:table-cell>
        </table:table-row>
        <table:table-row table:style-name="ro1">
          <table:table-cell office:value-type="string" calcext:value-type="string">
            <text:p>&lt;http://dbpedia.org/ontology/Noble&gt;</text:p>
          </table:table-cell>
          <table:table-cell table:number-columns-repeated="2" office:value-type="float" office:value="3666" calcext:value-type="float">
            <text:p>3666</text:p>
          </table:table-cell>
        </table:table-row>
        <table:table-row table:style-name="ro1">
          <table:table-cell office:value-type="string" calcext:value-type="string">
            <text:p>&lt;http://dbpedia.org/ontology/Non-ProfitOrganisation&gt;</text:p>
          </table:table-cell>
          <table:table-cell table:number-columns-repeated="2"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&lt;http://dbpedia.org/ontology/OfficeHolder&gt;</text:p>
          </table:table-cell>
          <table:table-cell office:value-type="float" office:value="4204" calcext:value-type="float">
            <text:p>4204</text:p>
          </table:table-cell>
          <table:table-cell office:value-type="float" office:value="42049" calcext:value-type="float">
            <text:p>42049</text:p>
          </table:table-cell>
        </table:table-row>
        <table:table-row table:style-name="ro1">
          <table:table-cell office:value-type="string" calcext:value-type="string">
            <text:p>&lt;http://dbpedia.org/ontology/OlympicEvent&gt;</text:p>
          </table:table-cell>
          <table:table-cell table:number-columns-repeated="2"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&lt;http://dbpedia.org/ontology/OlympicResult&gt;</text:p>
          </table:table-cell>
          <table:table-cell table:number-columns-repeated="2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&lt;http://dbpedia.org/ontology/Olympics&gt;</text:p>
          </table:table-cell>
          <table:table-cell table:number-columns-repeated="2" office:value-type="float" office:value="4089" calcext:value-type="float">
            <text:p>4089</text:p>
          </table:table-cell>
        </table:table-row>
        <table:table-row table:style-name="ro1">
          <table:table-cell office:value-type="string" calcext:value-type="string">
            <text:p>&lt;http://dbpedia.org/ontology/Organisation&gt;</text:p>
          </table:table-cell>
          <table:table-cell office:value-type="float" office:value="3295" calcext:value-type="float">
            <text:p>3295</text:p>
          </table:table-cell>
          <table:table-cell office:value-type="float" office:value="329500" calcext:value-type="float">
            <text:p>329500</text:p>
          </table:table-cell>
        </table:table-row>
        <table:table-row table:style-name="ro1">
          <table:table-cell office:value-type="string" calcext:value-type="string">
            <text:p>&lt;http://dbpedia.org/ontology/OrganisationMember&gt;</text:p>
          </table:table-cell>
          <table:table-cell office:value-type="float" office:value="2539" calcext:value-type="float">
            <text:p>2539</text:p>
          </table:table-cell>
          <table:table-cell office:value-type="float" office:value="253901" calcext:value-type="float">
            <text:p>253901</text:p>
          </table:table-cell>
        </table:table-row>
        <table:table-row table:style-name="ro1">
          <table:table-cell office:value-type="string" calcext:value-type="string">
            <text:p>&lt;http://dbpedia.org/ontology/Park&gt;</text:p>
          </table:table-cell>
          <table:table-cell table:number-columns-repeated="2"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&lt;http://dbpedia.org/ontology/PeriodicalLiterature&gt;</text:p>
          </table:table-cell>
          <table:table-cell office:value-type="float" office:value="1448" calcext:value-type="float">
            <text:p>1448</text:p>
          </table:table-cell>
          <table:table-cell office:value-type="float" office:value="14482" calcext:value-type="float">
            <text:p>14482</text:p>
          </table:table-cell>
        </table:table-row>
        <table:table-row table:style-name="ro1">
          <table:table-cell office:value-type="string" calcext:value-type="string">
            <text:p>&lt;http://dbpedia.org/ontology/Person&gt;</text:p>
          </table:table-cell>
          <table:table-cell office:value-type="float" office:value="1124" calcext:value-type="float">
            <text:p>1124</text:p>
          </table:table-cell>
          <table:table-cell office:value-type="float" office:value="1124388" calcext:value-type="float">
            <text:p>1124388</text:p>
          </table:table-cell>
        </table:table-row>
        <table:table-row table:style-name="ro1">
          <table:table-cell office:value-type="string" calcext:value-type="string">
            <text:p>&lt;http://dbpedia.org/ontology/PersonFunction&gt;</text:p>
          </table:table-cell>
          <table:table-cell office:value-type="float" office:value="1048" calcext:value-type="float">
            <text:p>1048</text:p>
          </table:table-cell>
          <table:table-cell office:value-type="float" office:value="104894" calcext:value-type="float">
            <text:p>104894</text:p>
          </table:table-cell>
        </table:table-row>
        <table:table-row table:style-name="ro1">
          <table:table-cell office:value-type="string" calcext:value-type="string">
            <text:p>&lt;http://dbpedia.org/ontology/Philosopher&gt;</text:p>
          </table:table-cell>
          <table:table-cell table:number-columns-repeated="2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&lt;http://dbpedia.org/ontology/Place&gt;</text:p>
          </table:table-cell>
          <table:table-cell office:value-type="float" office:value="7544" calcext:value-type="float">
            <text:p>7544</text:p>
          </table:table-cell>
          <table:table-cell office:value-type="float" office:value="754415" calcext:value-type="float">
            <text:p>754415</text:p>
          </table:table-cell>
        </table:table-row>
        <table:table-row table:style-name="ro1">
          <table:table-cell office:value-type="string" calcext:value-type="string">
            <text:p>&lt;http://dbpedia.org/ontology/Planet&gt;</text:p>
          </table:table-cell>
          <table:table-cell office:value-type="float" office:value="1182" calcext:value-type="float">
            <text:p>1182</text:p>
          </table:table-cell>
          <table:table-cell office:value-type="float" office:value="11826" calcext:value-type="float">
            <text:p>11826</text:p>
          </table:table-cell>
        </table:table-row>
        <table:table-row table:style-name="ro1">
          <table:table-cell office:value-type="string" calcext:value-type="string">
            <text:p>&lt;http://dbpedia.org/ontology/Plant&gt;</text:p>
          </table:table-cell>
          <table:table-cell office:value-type="float" office:value="4717" calcext:value-type="float">
            <text:p>4717</text:p>
          </table:table-cell>
          <table:table-cell office:value-type="float" office:value="47175" calcext:value-type="float">
            <text:p>47175</text:p>
          </table:table-cell>
        </table:table-row>
        <table:table-row table:style-name="ro1">
          <table:table-cell office:value-type="string" calcext:value-type="string">
            <text:p>&lt;http://dbpedia.org/ontology/Play&gt;</text:p>
          </table:table-cell>
          <table:table-cell table:number-columns-repeated="2"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&lt;http://dbpedia.org/ontology/PlayboyPlaymate&gt;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&lt;http://dbpedia.org/ontology/PokerPlayer&gt;</text:p>
          </table:table-cell>
          <table:table-cell table:number-columns-repeated="2"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&lt;http://dbpedia.org/ontology/PoliticalParty&gt;</text:p>
          </table:table-cell>
          <table:table-cell table:number-columns-repeated="2" office:value-type="float" office:value="7340" calcext:value-type="float">
            <text:p>7340</text:p>
          </table:table-cell>
        </table:table-row>
        <table:table-row table:style-name="ro1">
          <table:table-cell office:value-type="string" calcext:value-type="string">
            <text:p>&lt;http://dbpedia.org/ontology/Politician&gt;</text:p>
          </table:table-cell>
          <table:table-cell office:value-type="float" office:value="2475" calcext:value-type="float">
            <text:p>2475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&lt;http://dbpedia.org/ontology/PoloLeague&gt;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&lt;http://dbpedia.org/ontology/PopulatedPlace&gt;</text:p>
          </table:table-cell>
          <table:table-cell office:value-type="float" office:value="5312" calcext:value-type="float">
            <text:p>5312</text:p>
          </table:table-cell>
          <table:table-cell office:value-type="float" office:value="531228" calcext:value-type="float">
            <text:p>531228</text:p>
          </table:table-cell>
        </table:table-row>
        <table:table-row table:style-name="ro1">
          <table:table-cell office:value-type="string" calcext:value-type="string">
            <text:p>&lt;http://dbpedia.org/ontology/PowerStation&gt;</text:p>
          </table:table-cell>
          <table:table-cell table:number-columns-repeated="2" office:value-type="float" office:value="2481" calcext:value-type="float">
            <text:p>2481</text:p>
          </table:table-cell>
        </table:table-row>
        <table:table-row table:style-name="ro1">
          <table:table-cell office:value-type="string" calcext:value-type="string">
            <text:p>&lt;http://dbpedia.org/ontology/Presenter&gt;</text:p>
          </table:table-cell>
          <table:table-cell table:number-columns-repeated="2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&lt;http://dbpedia.org/ontology/President&gt;</text:p>
          </table:table-cell>
          <table:table-cell table:number-columns-repeated="2"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&lt;http://dbpedia.org/ontology/PrimeMinister&gt;</text:p>
          </table:table-cell>
          <table:table-cell table:number-columns-repeated="2"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&lt;http://dbpedia.org/ontology/Prison&gt;</text:p>
          </table:table-cell>
          <table:table-cell table:number-columns-repeated="2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&lt;http://dbpedia.org/ontology/ProgrammingLanguage&gt;</text:p>
          </table:table-cell>
          <table:table-cell table:number-columns-repeated="2"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&lt;http://dbpedia.org/ontology/Project&gt;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&lt;http://dbpedia.org/ontology/ProtectedArea&gt;</text:p>
          </table:table-cell>
          <table:table-cell table:number-columns-repeated="2" office:value-type="float" office:value="7705" calcext:value-type="float">
            <text:p>7705</text:p>
          </table:table-cell>
        </table:table-row>
        <table:table-row table:style-name="ro1">
          <table:table-cell office:value-type="string" calcext:value-type="string">
            <text:p>&lt;http://dbpedia.org/ontology/Protein&gt;</text:p>
          </table:table-cell>
          <table:table-cell office:value-type="float" office:value="1312" calcext:value-type="float">
            <text:p>1312</text:p>
          </table:table-cell>
          <table:table-cell office:value-type="float" office:value="13120" calcext:value-type="float">
            <text:p>13120</text:p>
          </table:table-cell>
        </table:table-row>
        <table:table-row table:style-name="ro1">
          <table:table-cell office:value-type="string" calcext:value-type="string">
            <text:p>&lt;http://dbpedia.org/ontology/PublicTransitSystem&gt;</text:p>
          </table:table-cell>
          <table:table-cell table:number-columns-repeated="2"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&lt;http://dbpedia.org/ontology/Publisher&gt;</text:p>
          </table:table-cell>
          <table:table-cell table:number-columns-repeated="2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&lt;http://dbpedia.org/ontology/Race&gt;</text:p>
          </table:table-cell>
          <table:table-cell table:number-columns-repeated="2"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&lt;http://dbpedia.org/ontology/Racecourse&gt;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&lt;http://dbpedia.org/ontology/RaceHorse&gt;</text:p>
          </table:table-cell>
          <table:table-cell table:number-columns-repeated="2"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&lt;http://dbpedia.org/ontology/RaceTrack&gt;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&lt;http://dbpedia.org/ontology/RacingDriver&gt;</text:p>
          </table:table-cell>
          <table:table-cell table:number-columns-repeated="2" office:value-type="float" office:value="3192" calcext:value-type="float">
            <text:p>3192</text:p>
          </table:table-cell>
        </table:table-row>
        <table:table-row table:style-name="ro1">
          <table:table-cell office:value-type="string" calcext:value-type="string">
            <text:p>&lt;http://dbpedia.org/ontology/RadioHost&gt;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&lt;http://dbpedia.org/ontology/RadioProgram&gt;</text:p>
          </table:table-cell>
          <table:table-cell table:number-columns-repeated="2"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&lt;http://dbpedia.org/ontology/RadioStation&gt;</text:p>
          </table:table-cell>
          <table:table-cell office:value-type="float" office:value="1945" calcext:value-type="float">
            <text:p>1945</text:p>
          </table:table-cell>
          <table:table-cell office:value-type="float" office:value="19452" calcext:value-type="float">
            <text:p>19452</text:p>
          </table:table-cell>
        </table:table-row>
        <table:table-row table:style-name="ro1">
          <table:table-cell office:value-type="string" calcext:value-type="string">
            <text:p>&lt;http://dbpedia.org/ontology/RailwayLine&gt;</text:p>
          </table:table-cell>
          <table:table-cell table:number-columns-repeated="2"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&lt;http://dbpedia.org/ontology/RailwayStation&gt;</text:p>
          </table:table-cell>
          <table:table-cell table:number-columns-repeated="2" office:value-type="float" office:value="4315" calcext:value-type="float">
            <text:p>4315</text:p>
          </table:table-cell>
        </table:table-row>
        <table:table-row table:style-name="ro1">
          <table:table-cell office:value-type="string" calcext:value-type="string">
            <text:p>&lt;http://dbpedia.org/ontology/RailwayTunnel&gt;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&lt;http://dbpedia.org/ontology/RecordLabel&gt;</text:p>
          </table:table-cell>
          <table:table-cell office:value-type="float" office:value="1926" calcext:value-type="float">
            <text:p>1926</text:p>
          </table:table-cell>
          <table:table-cell office:value-type="float" office:value="19269" calcext:value-type="float">
            <text:p>19269</text:p>
          </table:table-cell>
        </table:table-row>
        <table:table-row table:style-name="ro1">
          <table:table-cell office:value-type="string" calcext:value-type="string">
            <text:p>&lt;http://dbpedia.org/ontology/Region&gt;</text:p>
          </table:table-cell>
          <table:table-cell office:value-type="float" office:value="3111" calcext:value-type="float">
            <text:p>3111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1">
          <table:table-cell office:value-type="string" calcext:value-type="string">
            <text:p>&lt;http://dbpedia.org/ontology/Religious&gt;</text:p>
          </table:table-cell>
          <table:table-cell table:number-columns-repeated="2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&lt;http://dbpedia.org/ontology/ReligiousBuilding&gt;</text:p>
          </table:table-cell>
          <table:table-cell table:number-columns-repeated="2"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&lt;http://dbpedia.org/ontology/Reptile&gt;</text:p>
          </table:table-cell>
          <table:table-cell table:number-columns-repeated="2" office:value-type="float" office:value="5408" calcext:value-type="float">
            <text:p>5408</text:p>
          </table:table-cell>
        </table:table-row>
        <table:table-row table:style-name="ro1">
          <table:table-cell office:value-type="string" calcext:value-type="string">
            <text:p>&lt;http://dbpedia.org/ontology/ResearchProject&gt;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&lt;http://dbpedia.org/ontology/Restaurant&gt;</text:p>
          </table:table-cell>
          <table:table-cell table:number-columns-repeated="2"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&lt;http://dbpedia.org/ontology/River&gt;</text:p>
          </table:table-cell>
          <table:table-cell office:value-type="float" office:value="2979" calcext:value-type="float">
            <text:p>2979</text:p>
          </table:table-cell>
          <table:table-cell office:value-type="float" office:value="29790" calcext:value-type="float">
            <text:p>29790</text:p>
          </table:table-cell>
        </table:table-row>
        <table:table-row table:style-name="ro1">
          <table:table-cell office:value-type="string" calcext:value-type="string">
            <text:p>&lt;http://dbpedia.org/ontology/Road&gt;</text:p>
          </table:table-cell>
          <table:table-cell office:value-type="float" office:value="1789" calcext:value-type="float">
            <text:p>1789</text:p>
          </table:table-cell>
          <table:table-cell office:value-type="float" office:value="17890" calcext:value-type="float">
            <text:p>17890</text:p>
          </table:table-cell>
        </table:table-row>
        <table:table-row table:style-name="ro1">
          <table:table-cell office:value-type="string" calcext:value-type="string">
            <text:p>&lt;http://dbpedia.org/ontology/RoadJunction&gt;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&lt;http://dbpedia.org/ontology/RoadTunnel&gt;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&lt;http://dbpedia.org/ontology/Rocket&gt;</text:p>
          </table:table-cell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&lt;http://dbpedia.org/ontology/RouteOfTransportation&gt;</text:p>
          </table:table-cell>
          <table:table-cell office:value-type="float" office:value="2702" calcext:value-type="float">
            <text:p>2702</text:p>
          </table:table-cell>
          <table:table-cell office:value-type="float" office:value="27027" calcext:value-type="float">
            <text:p>27027</text:p>
          </table:table-cell>
        </table:table-row>
        <table:table-row table:style-name="ro1">
          <table:table-cell office:value-type="string" calcext:value-type="string">
            <text:p>&lt;http://dbpedia.org/ontology/Royalty&gt;</text:p>
          </table:table-cell>
          <table:table-cell table:number-columns-repeated="2" office:value-type="float" office:value="7338" calcext:value-type="float">
            <text:p>7338</text:p>
          </table:table-cell>
        </table:table-row>
        <table:table-row table:style-name="ro1">
          <table:table-cell office:value-type="string" calcext:value-type="string">
            <text:p>&lt;http://dbpedia.org/ontology/RugbyClub&gt;</text:p>
          </table:table-cell>
          <table:table-cell table:number-columns-repeated="2" office:value-type="float" office:value="1848" calcext:value-type="float">
            <text:p>1848</text:p>
          </table:table-cell>
        </table:table-row>
        <table:table-row table:style-name="ro1">
          <table:table-cell office:value-type="string" calcext:value-type="string">
            <text:p>&lt;http://dbpedia.org/ontology/RugbyLeague&gt;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&lt;http://dbpedia.org/ontology/RugbyPlayer&gt;</text:p>
          </table:table-cell>
          <table:table-cell office:value-type="float" office:value="1109" calcext:value-type="float">
            <text:p>1109</text:p>
          </table:table-cell>
          <table:table-cell office:value-type="float" office:value="11098" calcext:value-type="float">
            <text:p>11098</text:p>
          </table:table-cell>
        </table:table-row>
        <table:table-row table:style-name="ro1">
          <table:table-cell office:value-type="string" calcext:value-type="string">
            <text:p>&lt;http://dbpedia.org/ontology/Saint&gt;</text:p>
          </table:table-cell>
          <table:table-cell table:number-columns-repeated="2" office:value-type="float" office:value="2797" calcext:value-type="float">
            <text:p>2797</text:p>
          </table:table-cell>
        </table:table-row>
        <table:table-row table:style-name="ro1">
          <table:table-cell office:value-type="string" calcext:value-type="string">
            <text:p>&lt;http://dbpedia.org/ontology/Sales&gt;</text:p>
          </table:table-cell>
          <table:table-cell table:number-columns-repeated="2" office:value-type="float" office:value="5897" calcext:value-type="float">
            <text:p>5897</text:p>
          </table:table-cell>
        </table:table-row>
        <table:table-row table:style-name="ro1">
          <table:table-cell office:value-type="string" calcext:value-type="string">
            <text:p>&lt;http://dbpedia.org/ontology/School&gt;</text:p>
          </table:table-cell>
          <table:table-cell office:value-type="float" office:value="2900" calcext:value-type="float">
            <text:p>2900</text:p>
          </table:table-cell>
          <table:table-cell office:value-type="float" office:value="29001" calcext:value-type="float">
            <text:p>29001</text:p>
          </table:table-cell>
        </table:table-row>
        <table:table-row table:style-name="ro1">
          <table:table-cell office:value-type="string" calcext:value-type="string">
            <text:p>&lt;http://dbpedia.org/ontology/Scientist&gt;</text:p>
          </table:table-cell>
          <table:table-cell office:value-type="float" office:value="1672" calcext:value-type="float">
            <text:p>1672</text:p>
          </table:table-cell>
          <table:table-cell office:value-type="float" office:value="16722" calcext:value-type="float">
            <text:p>16722</text:p>
          </table:table-cell>
        </table:table-row>
        <table:table-row table:style-name="ro1">
          <table:table-cell office:value-type="string" calcext:value-type="string">
            <text:p>&lt;http://dbpedia.org/ontology/Senator&gt;</text:p>
          </table:table-cell>
          <table:table-cell table:number-columns-repeated="2"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&lt;http://dbpedia.org/ontology/Settlement&gt;</text:p>
          </table:table-cell>
          <table:table-cell office:value-type="float" office:value="4667" calcext:value-type="float">
            <text:p>4667</text:p>
          </table:table-cell>
          <table:table-cell office:value-type="float" office:value="466791" calcext:value-type="float">
            <text:p>466791</text:p>
          </table:table-cell>
        </table:table-row>
        <table:table-row table:style-name="ro1">
          <table:table-cell office:value-type="string" calcext:value-type="string">
            <text:p>&lt;http://dbpedia.org/ontology/Ship&gt;</text:p>
          </table:table-cell>
          <table:table-cell office:value-type="float" office:value="2555" calcext:value-type="float">
            <text:p>2555</text:p>
          </table:table-cell>
          <table:table-cell office:value-type="float" office:value="25557" calcext:value-type="float">
            <text:p>25557</text:p>
          </table:table-cell>
        </table:table-row>
        <table:table-row table:style-name="ro1">
          <table:table-cell office:value-type="string" calcext:value-type="string">
            <text:p>&lt;http://dbpedia.org/ontology/ShoppingMall&gt;</text:p>
          </table:table-cell>
          <table:table-cell table:number-columns-repeated="2"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&lt;http://dbpedia.org/ontology/Single&gt;</text:p>
          </table:table-cell>
          <table:table-cell office:value-type="float" office:value="4176" calcext:value-type="float">
            <text:p>4176</text:p>
          </table:table-cell>
          <table:table-cell office:value-type="float" office:value="41763" calcext:value-type="float">
            <text:p>41763</text:p>
          </table:table-cell>
        </table:table-row>
        <table:table-row table:style-name="ro1">
          <table:table-cell office:value-type="string" calcext:value-type="string">
            <text:p>&lt;http://dbpedia.org/ontology/SiteOfSpecialScientificInterest&gt;</text:p>
          </table:table-cell>
          <table:table-cell table:number-columns-repeated="2"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&lt;http://dbpedia.org/ontology/Skater&gt;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&lt;http://dbpedia.org/ontology/SkiArea&gt;</text:p>
          </table:table-cell>
          <table:table-cell table:number-columns-repeated="2"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&lt;http://dbpedia.org/ontology/Skier&gt;</text:p>
          </table:table-cell>
          <table:table-cell table:number-columns-repeated="2"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&lt;http://dbpedia.org/ontology/Skyscraper&gt;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lt;http://dbpedia.org/ontology/SnookerChamp&gt;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&lt;http://dbpedia.org/ontology/SnookerPlayer&gt;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&lt;http://dbpedia.org/ontology/SnookerWorldRanking&gt;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&lt;http://dbpedia.org/ontology/SoapCharacter&gt;</text:p>
          </table:table-cell>
          <table:table-cell table:number-columns-repeated="2"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&lt;http://dbpedia.org/ontology/SoccerClub&gt;</text:p>
          </table:table-cell>
          <table:table-cell office:value-type="float" office:value="4694" calcext:value-type="float">
            <text:p>4694</text:p>
          </table:table-cell>
          <table:table-cell office:value-type="float" office:value="46944" calcext:value-type="float">
            <text:p>46944</text:p>
          </table:table-cell>
        </table:table-row>
        <table:table-row table:style-name="ro1">
          <table:table-cell office:value-type="string" calcext:value-type="string">
            <text:p>&lt;http://dbpedia.org/ontology/SoccerClubSeason&gt;</text:p>
          </table:table-cell>
          <table:table-cell table:number-columns-repeated="2" office:value-type="float" office:value="5903" calcext:value-type="float">
            <text:p>5903</text:p>
          </table:table-cell>
        </table:table-row>
        <table:table-row table:style-name="ro1">
          <table:table-cell office:value-type="string" calcext:value-type="string">
            <text:p>&lt;http://dbpedia.org/ontology/SoccerLeague&gt;</text:p>
          </table:table-cell>
          <table:table-cell table:number-columns-repeated="2"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&lt;http://dbpedia.org/ontology/SoccerManager&gt;</text:p>
          </table:table-cell>
          <table:table-cell office:value-type="float" office:value="1619" calcext:value-type="float">
            <text:p>1619</text:p>
          </table:table-cell>
          <table:table-cell office:value-type="float" office:value="16193" calcext:value-type="float">
            <text:p>16193</text:p>
          </table:table-cell>
        </table:table-row>
        <table:table-row table:style-name="ro1">
          <table:table-cell office:value-type="string" calcext:value-type="string">
            <text:p>&lt;http://dbpedia.org/ontology/SoccerPlayer&gt;</text:p>
          </table:table-cell>
          <table:table-cell office:value-type="float" office:value="1625" calcext:value-type="float">
            <text:p>1625</text:p>
          </table:table-cell>
          <table:table-cell office:value-type="float" office:value="162597" calcext:value-type="float">
            <text:p>162597</text:p>
          </table:table-cell>
        </table:table-row>
        <table:table-row table:style-name="ro1">
          <table:table-cell office:value-type="string" calcext:value-type="string">
            <text:p>&lt;http://dbpedia.org/ontology/SoftballLeague&gt;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&lt;http://dbpedia.org/ontology/Software&gt;</text:p>
          </table:table-cell>
          <table:table-cell office:value-type="float" office:value="2964" calcext:value-type="float">
            <text:p>2964</text:p>
          </table:table-cell>
          <table:table-cell office:value-type="float" office:value="29640" calcext:value-type="float">
            <text:p>29640</text:p>
          </table:table-cell>
        </table:table-row>
        <table:table-row table:style-name="ro1">
          <table:table-cell office:value-type="string" calcext:value-type="string">
            <text:p>&lt;http://dbpedia.org/ontology/Song&gt;</text:p>
          </table:table-cell>
          <table:table-cell table:number-columns-repeated="2" office:value-type="float" office:value="5268" calcext:value-type="float">
            <text:p>5268</text:p>
          </table:table-cell>
        </table:table-row>
        <table:table-row table:style-name="ro1">
          <table:table-cell office:value-type="string" calcext:value-type="string">
            <text:p>&lt;http://dbpedia.org/ontology/Spacecraft&gt;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&lt;http://dbpedia.org/ontology/SpaceMission&gt;</text:p>
          </table:table-cell>
          <table:table-cell table:number-columns-repeated="2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&lt;http://dbpedia.org/ontology/SpaceShuttle&gt;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&lt;http://dbpedia.org/ontology/SpaceStation&gt;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&lt;http://dbpedia.org/ontology/Species&gt;</text:p>
          </table:table-cell>
          <table:table-cell office:value-type="float" office:value="2391" calcext:value-type="float">
            <text:p>2391</text:p>
          </table:table-cell>
          <table:table-cell office:value-type="float" office:value="239194" calcext:value-type="float">
            <text:p>239194</text:p>
          </table:table-cell>
        </table:table-row>
        <table:table-row table:style-name="ro1">
          <table:table-cell office:value-type="string" calcext:value-type="string">
            <text:p>&lt;http://dbpedia.org/ontology/SpeedwayLeague&gt;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lt;http://dbpedia.org/ontology/SpeedwayRider&gt;</text:p>
          </table:table-cell>
          <table:table-cell table:number-columns-repeated="2"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&lt;http://dbpedia.org/ontology/SpeedwayTeam&gt;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&lt;http://dbpedia.org/ontology/Sport&gt;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&lt;http://dbpedia.org/ontology/SportCompetitionResult&gt;</text:p>
          </table:table-cell>
          <table:table-cell table:number-columns-repeated="2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&lt;http://dbpedia.org/ontology/SportFacility&gt;</text:p>
          </table:table-cell>
          <table:table-cell table:number-columns-repeated="2" office:value-type="float" office:value="8290" calcext:value-type="float">
            <text:p>8290</text:p>
          </table:table-cell>
        </table:table-row>
        <table:table-row table:style-name="ro1">
          <table:table-cell office:value-type="string" calcext:value-type="string">
            <text:p>&lt;http://dbpedia.org/ontology/SportsEvent&gt;</text:p>
          </table:table-cell>
          <table:table-cell office:value-type="float" office:value="1461" calcext:value-type="float">
            <text:p>1461</text:p>
          </table:table-cell>
          <table:table-cell office:value-type="float" office:value="14614" calcext:value-type="float">
            <text:p>14614</text:p>
          </table:table-cell>
        </table:table-row>
        <table:table-row table:style-name="ro1">
          <table:table-cell office:value-type="string" calcext:value-type="string">
            <text:p>&lt;http://dbpedia.org/ontology/SportsLeague&gt;</text:p>
          </table:table-cell>
          <table:table-cell table:number-columns-repeated="2"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&lt;http://dbpedia.org/ontology/SportsManager&gt;</text:p>
          </table:table-cell>
          <table:table-cell office:value-type="float" office:value="1619" calcext:value-type="float">
            <text:p>1619</text:p>
          </table:table-cell>
          <table:table-cell office:value-type="float" office:value="16193" calcext:value-type="float">
            <text:p>16193</text:p>
          </table:table-cell>
        </table:table-row>
        <table:table-row table:style-name="ro1">
          <table:table-cell office:value-type="string" calcext:value-type="string">
            <text:p>&lt;http://dbpedia.org/ontology/SportsSeason&gt;</text:p>
          </table:table-cell>
          <table:table-cell office:value-type="float" office:value="2315" calcext:value-type="float">
            <text:p>2315</text:p>
          </table:table-cell>
          <table:table-cell office:value-type="float" office:value="23155" calcext:value-type="float">
            <text:p>23155</text:p>
          </table:table-cell>
        </table:table-row>
        <table:table-row table:style-name="ro1">
          <table:table-cell office:value-type="string" calcext:value-type="string">
            <text:p>&lt;http://dbpedia.org/ontology/SportsTeam&gt;</text:p>
          </table:table-cell>
          <table:table-cell office:value-type="float" office:value="5215" calcext:value-type="float">
            <text:p>5215</text:p>
          </table:table-cell>
          <table:table-cell office:value-type="float" office:value="52156" calcext:value-type="float">
            <text:p>52156</text:p>
          </table:table-cell>
        </table:table-row>
        <table:table-row table:style-name="ro1">
          <table:table-cell office:value-type="string" calcext:value-type="string">
            <text:p>&lt;http://dbpedia.org/ontology/SportsTeamMember&gt;</text:p>
          </table:table-cell>
          <table:table-cell office:value-type="float" office:value="2539" calcext:value-type="float">
            <text:p>2539</text:p>
          </table:table-cell>
          <table:table-cell office:value-type="float" office:value="253901" calcext:value-type="float">
            <text:p>253901</text:p>
          </table:table-cell>
        </table:table-row>
        <table:table-row table:style-name="ro1">
          <table:table-cell office:value-type="string" calcext:value-type="string">
            <text:p>&lt;http://dbpedia.org/ontology/SportsTeamSeason&gt;</text:p>
          </table:table-cell>
          <table:table-cell office:value-type="float" office:value="2108" calcext:value-type="float">
            <text:p>2108</text:p>
          </table:table-cell>
          <table:table-cell office:value-type="float" office:value="21086" calcext:value-type="float">
            <text:p>21086</text:p>
          </table:table-cell>
        </table:table-row>
        <table:table-row table:style-name="ro1">
          <table:table-cell office:value-type="string" calcext:value-type="string">
            <text:p>&lt;http://dbpedia.org/ontology/SquashPlayer&gt;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&lt;http://dbpedia.org/ontology/Stadium&gt;</text:p>
          </table:table-cell>
          <table:table-cell table:number-columns-repeated="2" office:value-type="float" office:value="8128" calcext:value-type="float">
            <text:p>8128</text:p>
          </table:table-cell>
        </table:table-row>
        <table:table-row table:style-name="ro1">
          <table:table-cell office:value-type="string" calcext:value-type="string">
            <text:p>&lt;http://dbpedia.org/ontology/Star&gt;</text:p>
          </table:table-cell>
          <table:table-cell table:number-columns-repeated="2" office:value-type="float" office:value="2265" calcext:value-type="float">
            <text:p>2265</text:p>
          </table:table-cell>
        </table:table-row>
        <table:table-row table:style-name="ro1">
          <table:table-cell office:value-type="string" calcext:value-type="string">
            <text:p>&lt;http://dbpedia.org/ontology/Station&gt;</text:p>
          </table:table-cell>
          <table:table-cell office:value-type="float" office:value="2327" calcext:value-type="float">
            <text:p>2327</text:p>
          </table:table-cell>
          <table:table-cell office:value-type="float" office:value="23276" calcext:value-type="float">
            <text:p>23276</text:p>
          </table:table-cell>
        </table:table-row>
        <table:table-row table:style-name="ro1">
          <table:table-cell office:value-type="string" calcext:value-type="string">
            <text:p>&lt;http://dbpedia.org/ontology/Stream&gt;</text:p>
          </table:table-cell>
          <table:table-cell office:value-type="float" office:value="3012" calcext:value-type="float">
            <text:p>3012</text:p>
          </table:table-cell>
          <table:table-cell office:value-type="float" office:value="30125" calcext:value-type="float">
            <text:p>30125</text:p>
          </table:table-cell>
        </table:table-row>
        <table:table-row table:style-name="ro1">
          <table:table-cell office:value-type="string" calcext:value-type="string">
            <text:p>&lt;http://dbpedia.org/ontology/SumoWrestler&gt;</text:p>
          </table:table-cell>
          <table:table-cell table:number-columns-repeated="2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&lt;http://dbpedia.org/ontology/SupremeCourtOfTheUnitedStatesCase&gt;</text:p>
          </table:table-cell>
          <table:table-cell table:number-columns-repeated="2"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&lt;http://dbpedia.org/ontology/Swimmer&gt;</text:p>
          </table:table-cell>
          <table:table-cell table:number-columns-repeated="2" office:value-type="float" office:value="2471" calcext:value-type="float">
            <text:p>2471</text:p>
          </table:table-cell>
        </table:table-row>
        <table:table-row table:style-name="ro1">
          <table:table-cell office:value-type="string" calcext:value-type="string">
            <text:p>&lt;http://dbpedia.org/ontology/TableTennisPlayer&gt;</text:p>
          </table:table-cell>
          <table:table-cell table:number-columns-repeated="2"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&lt;http://dbpedia.org/ontology/TelevisionEpisode&gt;</text:p>
          </table:table-cell>
          <table:table-cell table:number-columns-repeated="2" office:value-type="float" office:value="7675" calcext:value-type="float">
            <text:p>7675</text:p>
          </table:table-cell>
        </table:table-row>
        <table:table-row table:style-name="ro1">
          <table:table-cell office:value-type="string" calcext:value-type="string">
            <text:p>&lt;http://dbpedia.org/ontology/TelevisionHost&gt;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&lt;http://dbpedia.org/ontology/TelevisionSeason&gt;</text:p>
          </table:table-cell>
          <table:table-cell table:number-columns-repeated="2"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&lt;http://dbpedia.org/ontology/TelevisionShow&gt;</text:p>
          </table:table-cell>
          <table:table-cell office:value-type="float" office:value="2564" calcext:value-type="float">
            <text:p>2564</text:p>
          </table:table-cell>
          <table:table-cell office:value-type="float" office:value="25641" calcext:value-type="float">
            <text:p>25641</text:p>
          </table:table-cell>
        </table:table-row>
        <table:table-row table:style-name="ro1">
          <table:table-cell office:value-type="string" calcext:value-type="string">
            <text:p>&lt;http://dbpedia.org/ontology/TelevisionStation&gt;</text:p>
          </table:table-cell>
          <table:table-cell table:number-columns-repeated="2"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&lt;http://dbpedia.org/ontology/TennisLeague&gt;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&lt;http://dbpedia.org/ontology/TennisPlayer&gt;</text:p>
          </table:table-cell>
          <table:table-cell table:number-columns-repeated="2" office:value-type="float" office:value="4007" calcext:value-type="float">
            <text:p>4007</text:p>
          </table:table-cell>
        </table:table-row>
        <table:table-row table:style-name="ro1">
          <table:table-cell office:value-type="string" calcext:value-type="string">
            <text:p>&lt;http://dbpedia.org/ontology/TennisTournament&gt;</text:p>
          </table:table-cell>
          <table:table-cell table:number-columns-repeated="2" office:value-type="float" office:value="3864" calcext:value-type="float">
            <text:p>3864</text:p>
          </table:table-cell>
        </table:table-row>
        <table:table-row table:style-name="ro1">
          <table:table-cell office:value-type="string" calcext:value-type="string">
            <text:p>&lt;http://dbpedia.org/ontology/Theatre&gt;</text:p>
          </table:table-cell>
          <table:table-cell table:number-columns-repeated="2"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&lt;http://dbpedia.org/ontology/TimePeriod&gt;</text:p>
          </table:table-cell>
          <table:table-cell office:value-type="float" office:value="6289" calcext:value-type="float">
            <text:p>6289</text:p>
          </table:table-cell>
          <table:table-cell office:value-type="float" office:value="62897" calcext:value-type="float">
            <text:p>62897</text:p>
          </table:table-cell>
        </table:table-row>
        <table:table-row table:style-name="ro1">
          <table:table-cell office:value-type="string" calcext:value-type="string">
            <text:p>&lt;http://dbpedia.org/ontology/TopicalConcept&gt;</text:p>
          </table:table-cell>
          <table:table-cell table:number-columns-repeated="2" office:value-type="float" office:value="9639" calcext:value-type="float">
            <text:p>9639</text:p>
          </table:table-cell>
        </table:table-row>
        <table:table-row table:style-name="ro1">
          <table:table-cell office:value-type="string" calcext:value-type="string">
            <text:p>&lt;http://dbpedia.org/ontology/Town&gt;</text:p>
          </table:table-cell>
          <table:table-cell office:value-type="float" office:value="4224" calcext:value-type="float">
            <text:p>4224</text:p>
          </table:table-cell>
          <table:table-cell office:value-type="float" office:value="42242" calcext:value-type="float">
            <text:p>42242</text:p>
          </table:table-cell>
        </table:table-row>
        <table:table-row table:style-name="ro1">
          <table:table-cell office:value-type="string" calcext:value-type="string">
            <text:p>&lt;http://dbpedia.org/ontology/TradeUnion&gt;</text:p>
          </table:table-cell>
          <table:table-cell table:number-columns-repeated="2"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&lt;http://dbpedia.org/ontology/Train&gt;</text:p>
          </table:table-cell>
          <table:table-cell table:number-columns-repeated="2"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&lt;http://dbpedia.org/ontology/Tunnel&gt;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&lt;http://dbpedia.org/ontology/UnitOfWork&gt;</text:p>
          </table:table-cell>
          <table:table-cell table:number-columns-repeated="2"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&lt;http://dbpedia.org/ontology/University&gt;</text:p>
          </table:table-cell>
          <table:table-cell office:value-type="float" office:value="2212" calcext:value-type="float">
            <text:p>2212</text:p>
          </table:table-cell>
          <table:table-cell office:value-type="float" office:value="22125" calcext:value-type="float">
            <text:p>22125</text:p>
          </table:table-cell>
        </table:table-row>
        <table:table-row table:style-name="ro1">
          <table:table-cell office:value-type="string" calcext:value-type="string">
            <text:p>&lt;http://dbpedia.org/ontology/Valley&gt;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&lt;http://dbpedia.org/ontology/Vein&gt;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&lt;http://dbpedia.org/ontology/Venue&gt;</text:p>
          </table:table-cell>
          <table:table-cell table:number-columns-repeated="2"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&lt;http://dbpedia.org/ontology/VideoGame&gt;</text:p>
          </table:table-cell>
          <table:table-cell office:value-type="float" office:value="1846" calcext:value-type="float">
            <text:p>1846</text:p>
          </table:table-cell>
          <table:table-cell office:value-type="float" office:value="18460" calcext:value-type="float">
            <text:p>18460</text:p>
          </table:table-cell>
        </table:table-row>
        <table:table-row table:style-name="ro1">
          <table:table-cell office:value-type="string" calcext:value-type="string">
            <text:p>&lt;http://dbpedia.org/ontology/VideogamesLeague&gt;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http://dbpedia.org/ontology/Village&gt;</text:p>
          </table:table-cell>
          <table:table-cell office:value-type="float" office:value="1198" calcext:value-type="float">
            <text:p>1198</text:p>
          </table:table-cell>
          <table:table-cell office:value-type="float" office:value="119860" calcext:value-type="float">
            <text:p>119860</text:p>
          </table:table-cell>
        </table:table-row>
        <table:table-row table:style-name="ro1">
          <table:table-cell office:value-type="string" calcext:value-type="string">
            <text:p>&lt;http://dbpedia.org/ontology/Volcano&gt;</text:p>
          </table:table-cell>
          <table:table-cell table:number-columns-repeated="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&lt;http://dbpedia.org/ontology/VolleyballCoach&gt;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&lt;http://dbpedia.org/ontology/VolleyballLeague&gt;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&lt;http://dbpedia.org/ontology/VolleyballPlayer&gt;</text:p>
          </table:table-cell>
          <table:table-cell table:number-columns-repeated="2"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&lt;http://dbpedia.org/ontology/WaterwayTunnel&gt;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&lt;http://dbpedia.org/ontology/Weapon&gt;</text:p>
          </table:table-cell>
          <table:table-cell table:number-columns-repeated="2"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&lt;http://dbpedia.org/ontology/Website&gt;</text:p>
          </table:table-cell>
          <table:table-cell table:number-columns-repeated="2" office:value-type="float" office:value="2870" calcext:value-type="float">
            <text:p>2870</text:p>
          </table:table-cell>
        </table:table-row>
        <table:table-row table:style-name="ro1">
          <table:table-cell office:value-type="string" calcext:value-type="string">
            <text:p>&lt;http://dbpedia.org/ontology/WineRegion&gt;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&lt;http://dbpedia.org/ontology/WomensTennisAssociationTournament&gt;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&lt;http://dbpedia.org/ontology/Work&gt;</text:p>
          </table:table-cell>
          <table:table-cell office:value-type="float" office:value="4095" calcext:value-type="float">
            <text:p>4095</text:p>
          </table:table-cell>
          <table:table-cell office:value-type="float" office:value="409594" calcext:value-type="float">
            <text:p>409594</text:p>
          </table:table-cell>
        </table:table-row>
        <table:table-row table:style-name="ro1">
          <table:table-cell office:value-type="string" calcext:value-type="string">
            <text:p>&lt;http://dbpedia.org/ontology/WorldHeritageSite&gt;</text:p>
          </table:table-cell>
          <table:table-cell table:number-columns-repeated="2"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&lt;http://dbpedia.org/ontology/Wrestler&gt;</text:p>
          </table:table-cell>
          <table:table-cell table:number-columns-repeated="2"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&lt;http://dbpedia.org/ontology/WrestlingEvent&gt;</text:p>
          </table:table-cell>
          <table:table-cell table:number-columns-repeated="2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&lt;http://dbpedia.org/ontology/Writer&gt;</text:p>
          </table:table-cell>
          <table:table-cell office:value-type="float" office:value="1532" calcext:value-type="float">
            <text:p>1532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string" calcext:value-type="string">
            <text:p>&lt;http://dbpedia.org/ontology/WrittenWork&gt;</text:p>
          </table:table-cell>
          <table:table-cell office:value-type="float" office:value="5026" calcext:value-type="float">
            <text:p>5026</text:p>
          </table:table-cell>
          <table:table-cell office:value-type="float" office:value="50261" calcext:value-type="float">
            <text:p>50261</text:p>
          </table:table-cell>
        </table:table-row>
        <table:table-row table:style-name="ro1">
          <table:table-cell office:value-type="string" calcext:value-type="string">
            <text:p>&lt;http://dbpedia.org/ontology/Year&gt;</text:p>
          </table:table-cell>
          <table:table-cell table:number-columns-repeated="2"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&lt;http://dbpedia.org/ontology/YearInSpaceflight&gt;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&lt;http://purl.org/ontology/bibo/Book&gt;</text:p>
          </table:table-cell>
          <table:table-cell office:value-type="float" office:value="2812" calcext:value-type="float">
            <text:p>2812</text:p>
          </table:table-cell>
          <table:table-cell office:value-type="float" office:value="28128" calcext:value-type="float">
            <text:p>28128</text:p>
          </table:table-cell>
        </table:table-row>
        <table:table-row table:style-name="ro1">
          <table:table-cell office:value-type="string" calcext:value-type="string">
            <text:p>&lt;http://schema.org/AdministrativeArea&gt;</text:p>
          </table:table-cell>
          <table:table-cell office:value-type="float" office:value="3111" calcext:value-type="float">
            <text:p>3111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1">
          <table:table-cell office:value-type="string" calcext:value-type="string">
            <text:p>&lt;http://schema.org/Airport&gt;</text:p>
          </table:table-cell>
          <table:table-cell office:value-type="float" office:value="1268" calcext:value-type="float">
            <text:p>1268</text:p>
          </table:table-cell>
          <table:table-cell office:value-type="float" office:value="12688" calcext:value-type="float">
            <text:p>12688</text:p>
          </table:table-cell>
        </table:table-row>
        <table:table-row table:style-name="ro1">
          <table:table-cell office:value-type="string" calcext:value-type="string">
            <text:p>&lt;http://schema.org/BodyOfWater&gt;</text:p>
          </table:table-cell>
          <table:table-cell office:value-type="float" office:value="3997" calcext:value-type="float">
            <text:p>3997</text:p>
          </table:table-cell>
          <table:table-cell office:value-type="float" office:value="39970" calcext:value-type="float">
            <text:p>39970</text:p>
          </table:table-cell>
        </table:table-row>
        <table:table-row table:style-name="ro1">
          <table:table-cell office:value-type="string" calcext:value-type="string">
            <text:p>&lt;http://schema.org/Book&gt;</text:p>
          </table:table-cell>
          <table:table-cell office:value-type="float" office:value="2812" calcext:value-type="float">
            <text:p>2812</text:p>
          </table:table-cell>
          <table:table-cell office:value-type="float" office:value="28128" calcext:value-type="float">
            <text:p>28128</text:p>
          </table:table-cell>
        </table:table-row>
        <table:table-row table:style-name="ro1">
          <table:table-cell office:value-type="string" calcext:value-type="string">
            <text:p>&lt;http://schema.org/Canal&gt;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&lt;http://schema.org/City&gt;</text:p>
          </table:table-cell>
          <table:table-cell office:value-type="float" office:value="2035" calcext:value-type="float">
            <text:p>2035</text:p>
          </table:table-cell>
          <table:table-cell office:value-type="float" office:value="20354" calcext:value-type="float">
            <text:p>20354</text:p>
          </table:table-cell>
        </table:table-row>
        <table:table-row table:style-name="ro1">
          <table:table-cell office:value-type="string" calcext:value-type="string">
            <text:p>&lt;http://schema.org/CollegeOrUniversity&gt;</text:p>
          </table:table-cell>
          <table:table-cell office:value-type="float" office:value="2240" calcext:value-type="float">
            <text:p>2240</text:p>
          </table:table-cell>
          <table:table-cell office:value-type="float" office:value="22405" calcext:value-type="float">
            <text:p>22405</text:p>
          </table:table-cell>
        </table:table-row>
        <table:table-row table:style-name="ro1">
          <table:table-cell office:value-type="string" calcext:value-type="string">
            <text:p>&lt;http://schema.org/Continent&gt;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&lt;http://schema.org/Country&gt;</text:p>
          </table:table-cell>
          <table:table-cell table:number-columns-repeated="2" office:value-type="float" office:value="7175" calcext:value-type="float">
            <text:p>7175</text:p>
          </table:table-cell>
        </table:table-row>
        <table:table-row table:style-name="ro1">
          <table:table-cell office:value-type="string" calcext:value-type="string">
            <text:p>&lt;http://schema.org/CreativeWork&gt;</text:p>
          </table:table-cell>
          <table:table-cell office:value-type="float" office:value="4095" calcext:value-type="float">
            <text:p>4095</text:p>
          </table:table-cell>
          <table:table-cell office:value-type="float" office:value="409594" calcext:value-type="float">
            <text:p>409594</text:p>
          </table:table-cell>
        </table:table-row>
        <table:table-row table:style-name="ro1">
          <table:table-cell office:value-type="string" calcext:value-type="string">
            <text:p>&lt;http://schema.org/EducationalOrganization&gt;</text:p>
          </table:table-cell>
          <table:table-cell office:value-type="float" office:value="5224" calcext:value-type="float">
            <text:p>5224</text:p>
          </table:table-cell>
          <table:table-cell office:value-type="float" office:value="52241" calcext:value-type="float">
            <text:p>52241</text:p>
          </table:table-cell>
        </table:table-row>
        <table:table-row table:style-name="ro1">
          <table:table-cell office:value-type="string" calcext:value-type="string">
            <text:p>&lt;http://schema.org/Event&gt;</text:p>
          </table:table-cell>
          <table:table-cell office:value-type="float" office:value="3846" calcext:value-type="float">
            <text:p>3846</text:p>
          </table:table-cell>
          <table:table-cell office:value-type="float" office:value="38464" calcext:value-type="float">
            <text:p>38464</text:p>
          </table:table-cell>
        </table:table-row>
        <table:table-row table:style-name="ro1">
          <table:table-cell office:value-type="string" calcext:value-type="string">
            <text:p>&lt;http://schema.org/Festival&gt;</text:p>
          </table:table-cell>
          <table:table-cell table:number-columns-repeated="2"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&lt;http://schema.org/GovernmentOrganization&gt;</text:p>
          </table:table-cell>
          <table:table-cell table:number-columns-repeated="2" office:value-type="float" office:value="3283" calcext:value-type="float">
            <text:p>3283</text:p>
          </table:table-cell>
        </table:table-row>
        <table:table-row table:style-name="ro1">
          <table:table-cell office:value-type="string" calcext:value-type="string">
            <text:p>&lt;http://schema.org/Hospital&gt;</text:p>
          </table:table-cell>
          <table:table-cell table:number-columns-repeated="2"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&lt;http://schema.org/Hotel&gt;</text:p>
          </table:table-cell>
          <table:table-cell table:number-columns-repeated="2"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&lt;http://schema.org/LakeBodyOfWater&gt;</text:p>
          </table:table-cell>
          <table:table-cell table:number-columns-repeated="2" office:value-type="float" office:value="9793" calcext:value-type="float">
            <text:p>9793</text:p>
          </table:table-cell>
        </table:table-row>
        <table:table-row table:style-name="ro1">
          <table:table-cell office:value-type="string" calcext:value-type="string">
            <text:p>&lt;http://schema.org/LandmarksOrHistoricalBuildings&gt;</text:p>
          </table:table-cell>
          <table:table-cell office:value-type="float" office:value="1502" calcext:value-type="float">
            <text:p>1502</text:p>
          </table:table-cell>
          <table:table-cell office:value-type="float" office:value="15028" calcext:value-type="float">
            <text:p>15028</text:p>
          </table:table-cell>
        </table:table-row>
        <table:table-row table:style-name="ro1">
          <table:table-cell office:value-type="string" calcext:value-type="string">
            <text:p>&lt;http://schema.org/Language&gt;</text:p>
          </table:table-cell>
          <table:table-cell table:number-columns-repeated="2" office:value-type="float" office:value="8729" calcext:value-type="float">
            <text:p>8729</text:p>
          </table:table-cell>
        </table:table-row>
        <table:table-row table:style-name="ro1">
          <table:table-cell office:value-type="string" calcext:value-type="string">
            <text:p>&lt;http://schema.org/Library&gt;</text:p>
          </table:table-cell>
          <table:table-cell table:number-columns-repeated="2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&lt;http://schema.org/Mountain&gt;</text:p>
          </table:table-cell>
          <table:table-cell office:value-type="float" office:value="1271" calcext:value-type="float">
            <text:p>1271</text:p>
          </table:table-cell>
          <table:table-cell office:value-type="float" office:value="12715" calcext:value-type="float">
            <text:p>12715</text:p>
          </table:table-cell>
        </table:table-row>
        <table:table-row table:style-name="ro1">
          <table:table-cell office:value-type="string" calcext:value-type="string">
            <text:p>&lt;http://schema.org/Movie&gt;</text:p>
          </table:table-cell>
          <table:table-cell office:value-type="float" office:value="7779" calcext:value-type="float">
            <text:p>7779</text:p>
          </table:table-cell>
          <table:table-cell office:value-type="float" office:value="77794" calcext:value-type="float">
            <text:p>77794</text:p>
          </table:table-cell>
        </table:table-row>
        <table:table-row table:style-name="ro1">
          <table:table-cell office:value-type="string" calcext:value-type="string">
            <text:p>&lt;http://schema.org/Museum&gt;</text:p>
          </table:table-cell>
          <table:table-cell table:number-columns-repeated="2"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&lt;http://schema.org/MusicAlbum&gt;</text:p>
          </table:table-cell>
          <table:table-cell office:value-type="float" office:value="1482" calcext:value-type="float">
            <text:p>1482</text:p>
          </table:table-cell>
          <table:table-cell office:value-type="float" office:value="148240" calcext:value-type="float">
            <text:p>148240</text:p>
          </table:table-cell>
        </table:table-row>
        <table:table-row table:style-name="ro1">
          <table:table-cell office:value-type="string" calcext:value-type="string">
            <text:p>&lt;http://schema.org/MusicGroup&gt;</text:p>
          </table:table-cell>
          <table:table-cell office:value-type="float" office:value="1191" calcext:value-type="float">
            <text:p>1191</text:p>
          </table:table-cell>
          <table:table-cell office:value-type="float" office:value="119165" calcext:value-type="float">
            <text:p>119165</text:p>
          </table:table-cell>
        </table:table-row>
        <table:table-row table:style-name="ro1">
          <table:table-cell office:value-type="string" calcext:value-type="string">
            <text:p>&lt;http://schema.org/MusicRecording&gt;</text:p>
          </table:table-cell>
          <table:table-cell table:number-columns-repeated="2" office:value-type="float" office:value="5268" calcext:value-type="float">
            <text:p>5268</text:p>
          </table:table-cell>
        </table:table-row>
        <table:table-row table:style-name="ro1">
          <table:table-cell office:value-type="string" calcext:value-type="string">
            <text:p>&lt;http://schema.org/Organization&gt;</text:p>
          </table:table-cell>
          <table:table-cell office:value-type="float" office:value="3295" calcext:value-type="float">
            <text:p>3295</text:p>
          </table:table-cell>
          <table:table-cell office:value-type="float" office:value="329500" calcext:value-type="float">
            <text:p>329500</text:p>
          </table:table-cell>
        </table:table-row>
        <table:table-row table:style-name="ro1">
          <table:table-cell office:value-type="string" calcext:value-type="string">
            <text:p>&lt;http://schema.org/Park&gt;</text:p>
          </table:table-cell>
          <table:table-cell table:number-columns-repeated="2"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&lt;http://schema.org/Person&gt;</text:p>
          </table:table-cell>
          <table:table-cell office:value-type="float" office:value="1124" calcext:value-type="float">
            <text:p>1124</text:p>
          </table:table-cell>
          <table:table-cell office:value-type="float" office:value="1124388" calcext:value-type="float">
            <text:p>1124388</text:p>
          </table:table-cell>
        </table:table-row>
        <table:table-row table:style-name="ro1">
          <table:table-cell office:value-type="string" calcext:value-type="string">
            <text:p>&lt;http://schema.org/Place&gt;</text:p>
          </table:table-cell>
          <table:table-cell office:value-type="float" office:value="7544" calcext:value-type="float">
            <text:p>7544</text:p>
          </table:table-cell>
          <table:table-cell office:value-type="float" office:value="754415" calcext:value-type="float">
            <text:p>754415</text:p>
          </table:table-cell>
        </table:table-row>
        <table:table-row table:style-name="ro1">
          <table:table-cell office:value-type="string" calcext:value-type="string">
            <text:p>&lt;http://schema.org/Product&gt;</text:p>
          </table:table-cell>
          <table:table-cell office:value-type="float" office:value="5130" calcext:value-type="float">
            <text:p>5130</text:p>
          </table:table-cell>
          <table:table-cell office:value-type="float" office:value="51303" calcext:value-type="float">
            <text:p>51303</text:p>
          </table:table-cell>
        </table:table-row>
        <table:table-row table:style-name="ro1">
          <table:table-cell office:value-type="string" calcext:value-type="string">
            <text:p>&lt;http://schema.org/RadioStation&gt;</text:p>
          </table:table-cell>
          <table:table-cell office:value-type="float" office:value="1945" calcext:value-type="float">
            <text:p>1945</text:p>
          </table:table-cell>
          <table:table-cell office:value-type="float" office:value="19452" calcext:value-type="float">
            <text:p>19452</text:p>
          </table:table-cell>
        </table:table-row>
        <table:table-row table:style-name="ro1">
          <table:table-cell office:value-type="string" calcext:value-type="string">
            <text:p>&lt;http://schema.org/Restaurant&gt;</text:p>
          </table:table-cell>
          <table:table-cell table:number-columns-repeated="2"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&lt;http://schema.org/RiverBodyOfWater&gt;</text:p>
          </table:table-cell>
          <table:table-cell office:value-type="float" office:value="2979" calcext:value-type="float">
            <text:p>2979</text:p>
          </table:table-cell>
          <table:table-cell office:value-type="float" office:value="29790" calcext:value-type="float">
            <text:p>29790</text:p>
          </table:table-cell>
        </table:table-row>
        <table:table-row table:style-name="ro1">
          <table:table-cell office:value-type="string" calcext:value-type="string">
            <text:p>&lt;http://schema.org/School&gt;</text:p>
          </table:table-cell>
          <table:table-cell office:value-type="float" office:value="2900" calcext:value-type="float">
            <text:p>2900</text:p>
          </table:table-cell>
          <table:table-cell office:value-type="float" office:value="29001" calcext:value-type="float">
            <text:p>29001</text:p>
          </table:table-cell>
        </table:table-row>
        <table:table-row table:style-name="ro1">
          <table:table-cell office:value-type="string" calcext:value-type="string">
            <text:p>&lt;http://schema.org/ShoppingCenter&gt;</text:p>
          </table:table-cell>
          <table:table-cell table:number-columns-repeated="2"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&lt;http://schema.org/SkiResort&gt;</text:p>
          </table:table-cell>
          <table:table-cell table:number-columns-repeated="2"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&lt;http://schema.org/SportsEvent&gt;</text:p>
          </table:table-cell>
          <table:table-cell office:value-type="float" office:value="1461" calcext:value-type="float">
            <text:p>1461</text:p>
          </table:table-cell>
          <table:table-cell office:value-type="float" office:value="14614" calcext:value-type="float">
            <text:p>14614</text:p>
          </table:table-cell>
        </table:table-row>
        <table:table-row table:style-name="ro1">
          <table:table-cell office:value-type="string" calcext:value-type="string">
            <text:p>&lt;http://schema.org/SportsTeam&gt;</text:p>
          </table:table-cell>
          <table:table-cell office:value-type="float" office:value="5215" calcext:value-type="float">
            <text:p>5215</text:p>
          </table:table-cell>
          <table:table-cell office:value-type="float" office:value="52156" calcext:value-type="float">
            <text:p>52156</text:p>
          </table:table-cell>
        </table:table-row>
        <table:table-row table:style-name="ro1">
          <table:table-cell office:value-type="string" calcext:value-type="string">
            <text:p>&lt;http://schema.org/StadiumOrArena&gt;</text:p>
          </table:table-cell>
          <table:table-cell table:number-columns-repeated="2" office:value-type="float" office:value="8128" calcext:value-type="float">
            <text:p>8128</text:p>
          </table:table-cell>
        </table:table-row>
        <table:table-row table:style-name="ro1">
          <table:table-cell office:value-type="string" calcext:value-type="string">
            <text:p>&lt;http://schema.org/TelevisionStation&gt;</text:p>
          </table:table-cell>
          <table:table-cell table:number-columns-repeated="2"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&lt;http://schema.org/TVEpisode&gt;</text:p>
          </table:table-cell>
          <table:table-cell table:number-columns-repeated="2" office:value-type="float" office:value="7675" calcext:value-type="float">
            <text:p>7675</text:p>
          </table:table-cell>
        </table:table-row>
        <table:table-row table:style-name="ro1">
          <table:table-cell office:value-type="string" calcext:value-type="string">
            <text:p>&lt;http://schema.org/WebPage&gt;</text:p>
          </table:table-cell>
          <table:table-cell table:number-columns-repeated="2" office:value-type="float" office:value="2870" calcext:value-type="float">
            <text:p>2870</text:p>
          </table:table-cell>
        </table:table-row>
        <table:table-row table:style-name="ro1">
          <table:table-cell office:value-type="string" calcext:value-type="string">
            <text:p>&lt;http://www.opengis.net/gml/_Feature&gt;</text:p>
          </table:table-cell>
          <table:table-cell office:value-type="float" office:value="7978" calcext:value-type="float">
            <text:p>7978</text:p>
          </table:table-cell>
          <table:table-cell office:value-type="float" office:value="797829" calcext:value-type="float">
            <text:p>797829</text:p>
          </table:table-cell>
        </table:table-row>
        <table:table-row table:style-name="ro1">
          <table:table-cell office:value-type="string" calcext:value-type="string">
            <text:p>&lt;http://www.w3.org/1999/02/22-rdf-syntax-ns#Property&gt;</text:p>
          </table:table-cell>
          <table:table-cell office:value-type="float" office:value="5173" calcext:value-type="float">
            <text:p>5173</text:p>
          </table:table-cell>
          <table:table-cell office:value-type="float" office:value="51736" calcext:value-type="float">
            <text:p>51736</text:p>
          </table:table-cell>
        </table:table-row>
        <table:table-row table:style-name="ro1">
          <table:table-cell office:value-type="string" calcext:value-type="string">
            <text:p>&lt;http://www.w3.org/2002/07/owl#Class&gt;</text:p>
          </table:table-cell>
          <table:table-cell table:number-columns-repeated="2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&lt;http://www.w3.org/2002/07/owl#DatatypeProperty&gt;</text:p>
          </table:table-cell>
          <table:table-cell table:number-columns-repeated="2"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&lt;http://www.w3.org/2002/07/owl#FunctionalProperty&gt;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&lt;http://www.w3.org/2002/07/owl#ObjectProperty&gt;</text:p>
          </table:table-cell>
          <table:table-cell table:number-columns-repeated="2"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&lt;http://www.w3.org/2002/07/owl#Ontology&gt;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http://www.w3.org/2002/07/owl#Thing&gt;</text:p>
          </table:table-cell>
          <table:table-cell office:value-type="float" office:value="3850" calcext:value-type="float">
            <text:p>3850</text:p>
          </table:table-cell>
          <table:table-cell office:value-type="float" office:value="3850314" calcext:value-type="float">
            <text:p>3850314</text:p>
          </table:table-cell>
        </table:table-row>
        <table:table-row table:style-name="ro1">
          <table:table-cell office:value-type="string" calcext:value-type="string">
            <text:p>&lt;http://www.w3.org/2004/02/skos/core#Concept&gt;</text:p>
          </table:table-cell>
          <table:table-cell office:value-type="float" office:value="1060" calcext:value-type="float">
            <text:p>1060</text:p>
          </table:table-cell>
          <table:table-cell office:value-type="float" office:value="1060105" calcext:value-type="float">
            <text:p>1060105</text:p>
          </table:table-cell>
        </table:table-row>
        <table:table-row table:style-name="ro1">
          <table:table-cell office:value-type="string" calcext:value-type="string">
            <text:p>&lt;http://xmlns.com/foaf/0.1/Person&gt;</text:p>
          </table:table-cell>
          <table:table-cell office:value-type="float" office:value="1555" calcext:value-type="float">
            <text:p>1555</text:p>
          </table:table-cell>
          <table:table-cell office:value-type="float" office:value="1555597" calcext:value-type="float">
            <text:p>1555597</text:p>
          </table:table-cell>
        </table:table-row>
      </table:table>
      <table:named-expressions/>
      <table:database-ranges>
        <table:database-range table:name="__Anonymous_Sheet_DB__0" table:target-range-address="nix.A1:nix.B437">
          <table:sort>
            <table:sort-by table:field-number="0" table:data-type="automatic"/>
          </table:sort>
        </table:database-range>
        <table:database-range table:name="__Anonymous_Sheet_DB__1" table:target-range-address="Cardinality.A1:Cardinality.B443">
          <table:sort>
            <table:sort-by table:field-number="0" table:data-type="automatic"/>
          </table:sort>
        </table:database-range>
        <table:database-range table:name="__Anonymous_Sheet_DB__2" table:target-range-address="TP.A1:TP.D437">
          <table:sort>
            <table:sort-by table:field-number="3" table:data-type="automatic"/>
            <table:sort-by table:field-number="0" table:data-type="automatic"/>
          </table:sort>
        </table:database-range>
        <table:database-range table:name="__Anonymous_Sheet_DB__3" table:target-range-address="TruncatedCardinality.A1:TruncatedCardinality.B4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10:32:12.777174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G. B. Tettamanzi</meta:initial-creator>
    <meta:creation-date>2015-04-13T20:40:09.027178812</meta:creation-date>
    <dc:date>2015-05-25T11:12:40.677564456</dc:date>
    <dc:creator>Andrea G. B. Tettamanzi</dc:creator>
    <meta:editing-duration>PT5H38M8S</meta:editing-duration>
    <meta:editing-cycles>14</meta:editing-cycles>
    <meta:generator>LibreOffice/4.2.8.2$Linux_X86_64 LibreOffice_project/420m0$Build-2</meta:generator>
    <meta:document-statistic meta:table-count="4" meta:cell-count="4837" meta:object-count="0"/>
  </office:meta>
</office:document-meta>
</file>